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>
            <text:p>point</text:p>
            <draw:frame table:end-cell-address="Sheet1.G16" table:end-x="0.2945in" table:end-y="0.0988in" draw:z-index="0" draw:style-name="gr1" svg:width="3.1492in" svg:height="2.7555in" svg:x="0.7012in" svg:y="0in">
              <draw:object draw:notify-on-update-of-ranges="Sheet1.C2:Sheet1.C9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A2]*4" office:value-type="float" office:value="700">
            <text:p>7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A3]*4" office:value-type="float" office:value="704">
            <text:p>7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A4]*4" office:value-type="float" office:value="708">
            <text:p>7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A5]*4" office:value-type="float" office:value="712">
            <text:p>7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A6]*4" office:value-type="float" office:value="716">
            <text:p>7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A7]*4" office:value-type="float" office:value="720">
            <text:p>7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A8]*4" office:value-type="float" office:value="724">
            <text:p>7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A9]*4" office:value-type="float" office:value="728">
            <text:p>7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A10]*4" office:value-type="float" office:value="732">
            <text:p>7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A11]*4" office:value-type="float" office:value="736">
            <text:p>7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A12]*4" office:value-type="float" office:value="740">
            <text:p>7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A13]*4" office:value-type="float" office:value="744">
            <text:p>7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A14]*4" office:value-type="float" office:value="748">
            <text:p>74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A15]*4" office:value-type="float" office:value="752">
            <text:p>7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A16]*4" office:value-type="float" office:value="756">
            <text:p>7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A17]*4" office:value-type="float" office:value="760">
            <text:p>7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A18]*4" office:value-type="float" office:value="764">
            <text:p>7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A19]*4" office:value-type="float" office:value="768">
            <text:p>7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A20]*4" office:value-type="float" office:value="772">
            <text:p>7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A21]*4" office:value-type="float" office:value="776">
            <text:p>77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A22]*4" office:value-type="float" office:value="780">
            <text:p>78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A23]*4" office:value-type="float" office:value="784">
            <text:p>7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A24]*4" office:value-type="float" office:value="788">
            <text:p>7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A25]*4" office:value-type="float" office:value="792">
            <text:p>7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A26]*4" office:value-type="float" office:value="796">
            <text:p>7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A27]*4" office:value-type="float" office:value="800">
            <text:p>8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A28]*4" office:value-type="float" office:value="804">
            <text:p>8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A29]*4" office:value-type="float" office:value="808">
            <text:p>8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A30]*4" office:value-type="float" office:value="812">
            <text:p>8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A31]*4" office:value-type="float" office:value="816">
            <text:p>8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A32]*4" office:value-type="float" office:value="820">
            <text:p>8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A33]*4" office:value-type="float" office:value="824">
            <text:p>8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A34]*4" office:value-type="float" office:value="828">
            <text:p>8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A35]*4" office:value-type="float" office:value="832">
            <text:p>8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A36]*4" office:value-type="float" office:value="836">
            <text:p>8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A37]*4" office:value-type="float" office:value="840">
            <text:p>8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A38]*4" office:value-type="float" office:value="844">
            <text:p>8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A39]*4" office:value-type="float" office:value="848">
            <text:p>84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A40]*4" office:value-type="float" office:value="852">
            <text:p>8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A41]*4" office:value-type="float" office:value="856">
            <text:p>8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A42]*4" office:value-type="float" office:value="860">
            <text:p>8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A43]*4" office:value-type="float" office:value="864">
            <text:p>8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A44]*4" office:value-type="float" office:value="868">
            <text:p>8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A45]*4" office:value-type="float" office:value="872">
            <text:p>8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A46]*4" office:value-type="float" office:value="876">
            <text:p>87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A47]*4" office:value-type="float" office:value="880">
            <text:p>88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A48]*4" office:value-type="float" office:value="884">
            <text:p>8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A49]*4" office:value-type="float" office:value="888">
            <text:p>8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A50]*4" office:value-type="float" office:value="892">
            <text:p>8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A51]*4" office:value-type="float" office:value="896">
            <text:p>8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A52]*4" office:value-type="float" office:value="900">
            <text:p>9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A53]*4" office:value-type="float" office:value="904">
            <text:p>9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A54]*4" office:value-type="float" office:value="908">
            <text:p>9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A55]*4" office:value-type="float" office:value="912">
            <text:p>9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A56]*4" office:value-type="float" office:value="916">
            <text:p>9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A57]*4" office:value-type="float" office:value="920">
            <text:p>9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A58]*4" office:value-type="float" office:value="924">
            <text:p>9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A59]*4" office:value-type="float" office:value="928">
            <text:p>9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A60]*4" office:value-type="float" office:value="932">
            <text:p>9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A61]*4" office:value-type="float" office:value="936">
            <text:p>9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A62]*4" office:value-type="float" office:value="940">
            <text:p>9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A63]*4" office:value-type="float" office:value="944">
            <text:p>9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A64]*4" office:value-type="float" office:value="948">
            <text:p>94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A65]*4" office:value-type="float" office:value="952">
            <text:p>9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A66]*4" office:value-type="float" office:value="956">
            <text:p>9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A67]*4" office:value-type="float" office:value="960">
            <text:p>9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A68]*4" office:value-type="float" office:value="964">
            <text:p>9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A69]*4" office:value-type="float" office:value="968">
            <text:p>9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A70]*4" office:value-type="float" office:value="972">
            <text:p>9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A71]*4" office:value-type="float" office:value="976">
            <text:p>97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A72]*4" office:value-type="float" office:value="980">
            <text:p>98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A73]*4" office:value-type="float" office:value="984">
            <text:p>9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A74]*4" office:value-type="float" office:value="988">
            <text:p>9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A75]*4" office:value-type="float" office:value="992">
            <text:p>9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A76]*4" office:value-type="float" office:value="996">
            <text:p>9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A77]*4" office:value-type="float" office:value="1000">
            <text:p>1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A78]*4" office:value-type="float" office:value="1004">
            <text:p>10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A79]*4" office:value-type="float" office:value="1008">
            <text:p>10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A80]*4" office:value-type="float" office:value="1012">
            <text:p>10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A81]*4" office:value-type="float" office:value="1016">
            <text:p>10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A82]*4" office:value-type="float" office:value="1020">
            <text:p>10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A83]*4" office:value-type="float" office:value="1024">
            <text:p>10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[.A84]*4" office:value-type="float" office:value="1028">
            <text:p>10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[.A85]*4" office:value-type="float" office:value="1032">
            <text:p>10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A86]*4" office:value-type="float" office:value="1036">
            <text:p>10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A87]*4" office:value-type="float" office:value="1040">
            <text:p>10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[.A88]*4" office:value-type="float" office:value="1044">
            <text:p>10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[.A89]*4" office:value-type="float" office:value="1048">
            <text:p>104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[.A90]*4" office:value-type="float" office:value="1052">
            <text:p>10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[.A91]*4" office:value-type="float" office:value="1056">
            <text:p>10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[.A92]*4" office:value-type="float" office:value="1060">
            <text:p>10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[.A93]*4" office:value-type="float" office:value="1064">
            <text:p>10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[.A94]*4" office:value-type="float" office:value="1068">
            <text:p>10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[.A95]*4" office:value-type="float" office:value="1072">
            <text:p>10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[.A96]*4" office:value-type="float" office:value="1076">
            <text:p>107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A97]*4" office:value-type="float" office:value="1080">
            <text:p>108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[.A98]*4" office:value-type="float" office:value="1084">
            <text:p>10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[.A99]*4" office:value-type="float" office:value="1088">
            <text:p>10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[.A100]*4" office:value-type="float" office:value="1092">
            <text:p>10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[.A101]*4" office:value-type="float" office:value="1096">
            <text:p>10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[.A102]*4" office:value-type="float" office:value="1100">
            <text:p>1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[.A103]*4" office:value-type="float" office:value="1104">
            <text:p>11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A104]*4" office:value-type="float" office:value="1108">
            <text:p>110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A105]*4" office:value-type="float" office:value="1112">
            <text:p>11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A106]*4" office:value-type="float" office:value="1116">
            <text:p>11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A107]*4" office:value-type="float" office:value="1120">
            <text:p>11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A108]*4" office:value-type="float" office:value="1124">
            <text:p>11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A109]*4" office:value-type="float" office:value="1128">
            <text:p>11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[.A110]*4" office:value-type="float" office:value="1132">
            <text:p>11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[.A111]*4" office:value-type="float" office:value="1136">
            <text:p>113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[.A112]*4" office:value-type="float" office:value="1140">
            <text:p>11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[.A113]*4" office:value-type="float" office:value="1144">
            <text:p>114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[.A114]*4" office:value-type="float" office:value="1148">
            <text:p>114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A115]*4" office:value-type="float" office:value="1152">
            <text:p>11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[.A116]*4" office:value-type="float" office:value="1156">
            <text:p>1156</text:p>
          </table:table-cell>
          <table:table-cell table:formula="of:=[.$C$115]+(([.C$210]-[.C$115])*([.B116]-[.B$115])/([.$B$210]-[.$B$116]))" office:value-type="float" office:value="60.3404255319149">
            <text:p>60.3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A117]*4" office:value-type="float" office:value="1160">
            <text:p>1160</text:p>
          </table:table-cell>
          <table:table-cell table:formula="of:=[.$C$115]+(([.C$210]-[.C$115])*([.B117]-[.B$115])/([.$B$210]-[.$B$116]))" office:value-type="float" office:value="60.6808510638298">
            <text:p>60.6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[.A118]*4" office:value-type="float" office:value="1164">
            <text:p>1164</text:p>
          </table:table-cell>
          <table:table-cell table:formula="of:=[.$C$115]+(([.C$210]-[.C$115])*([.B118]-[.B$115])/([.$B$210]-[.$B$116]))" office:value-type="float" office:value="61.0212765957447">
            <text:p>61.0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A119]*4" office:value-type="float" office:value="1168">
            <text:p>1168</text:p>
          </table:table-cell>
          <table:table-cell table:formula="of:=[.$C$115]+(([.C$210]-[.C$115])*([.B119]-[.B$115])/([.$B$210]-[.$B$116]))" office:value-type="float" office:value="61.3617021276596">
            <text:p>61.3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[.A120]*4" office:value-type="float" office:value="1172">
            <text:p>1172</text:p>
          </table:table-cell>
          <table:table-cell table:formula="of:=[.$C$115]+(([.C$210]-[.C$115])*([.B120]-[.B$115])/([.$B$210]-[.$B$116]))" office:value-type="float" office:value="61.7021276595745">
            <text:p>61.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[.A121]*4" office:value-type="float" office:value="1176">
            <text:p>1176</text:p>
          </table:table-cell>
          <table:table-cell table:formula="of:=[.$C$115]+(([.C$210]-[.C$115])*([.B121]-[.B$115])/([.$B$210]-[.$B$116]))" office:value-type="float" office:value="62.0425531914894">
            <text:p>62.0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[.A122]*4" office:value-type="float" office:value="1180">
            <text:p>1180</text:p>
          </table:table-cell>
          <table:table-cell table:formula="of:=[.$C$115]+(([.C$210]-[.C$115])*([.B122]-[.B$115])/([.$B$210]-[.$B$116]))" office:value-type="float" office:value="62.3829787234043">
            <text:p>62.3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[.A123]*4" office:value-type="float" office:value="1184">
            <text:p>1184</text:p>
          </table:table-cell>
          <table:table-cell table:formula="of:=[.$C$115]+(([.C$210]-[.C$115])*([.B123]-[.B$115])/([.$B$210]-[.$B$116]))" office:value-type="float" office:value="62.7234042553191">
            <text:p>62.7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[.A124]*4" office:value-type="float" office:value="1188">
            <text:p>1188</text:p>
          </table:table-cell>
          <table:table-cell table:formula="of:=[.$C$115]+(([.C$210]-[.C$115])*([.B124]-[.B$115])/([.$B$210]-[.$B$116]))" office:value-type="float" office:value="63.063829787234">
            <text:p>63.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[.A125]*4" office:value-type="float" office:value="1192">
            <text:p>1192</text:p>
          </table:table-cell>
          <table:table-cell table:formula="of:=[.$C$115]+(([.C$210]-[.C$115])*([.B125]-[.B$115])/([.$B$210]-[.$B$116]))" office:value-type="float" office:value="63.4042553191489">
            <text:p>63.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[.A126]*4" office:value-type="float" office:value="1196">
            <text:p>1196</text:p>
          </table:table-cell>
          <table:table-cell table:formula="of:=[.$C$115]+(([.C$210]-[.C$115])*([.B126]-[.B$115])/([.$B$210]-[.$B$116]))" office:value-type="float" office:value="63.7446808510638">
            <text:p>63.7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A127]*4" office:value-type="float" office:value="1200">
            <text:p>1200</text:p>
          </table:table-cell>
          <table:table-cell table:formula="of:=[.$C$115]+(([.C$210]-[.C$115])*([.B127]-[.B$115])/([.$B$210]-[.$B$116]))" office:value-type="float" office:value="64.0851063829787">
            <text:p>64.0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[.A128]*4" office:value-type="float" office:value="1204">
            <text:p>1204</text:p>
          </table:table-cell>
          <table:table-cell table:formula="of:=[.$C$115]+(([.C$210]-[.C$115])*([.B128]-[.B$115])/([.$B$210]-[.$B$116]))" office:value-type="float" office:value="64.4255319148936">
            <text:p>64.4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[.A129]*4" office:value-type="float" office:value="1208">
            <text:p>1208</text:p>
          </table:table-cell>
          <table:table-cell table:formula="of:=[.$C$115]+(([.C$210]-[.C$115])*([.B129]-[.B$115])/([.$B$210]-[.$B$116]))" office:value-type="float" office:value="64.7659574468085">
            <text:p>64.7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[.A130]*4" office:value-type="float" office:value="1212">
            <text:p>1212</text:p>
          </table:table-cell>
          <table:table-cell table:formula="of:=[.$C$115]+(([.C$210]-[.C$115])*([.B130]-[.B$115])/([.$B$210]-[.$B$116]))" office:value-type="float" office:value="65.1063829787234">
            <text:p>65.1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[.A131]*4" office:value-type="float" office:value="1216">
            <text:p>1216</text:p>
          </table:table-cell>
          <table:table-cell table:formula="of:=[.$C$115]+(([.C$210]-[.C$115])*([.B131]-[.B$115])/([.$B$210]-[.$B$116]))" office:value-type="float" office:value="65.4468085106383">
            <text:p>65.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[.A132]*4" office:value-type="float" office:value="1220">
            <text:p>1220</text:p>
          </table:table-cell>
          <table:table-cell table:formula="of:=[.$C$115]+(([.C$210]-[.C$115])*([.B132]-[.B$115])/([.$B$210]-[.$B$116]))" office:value-type="float" office:value="65.7872340425532">
            <text:p>65.7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[.A133]*4" office:value-type="float" office:value="1224">
            <text:p>1224</text:p>
          </table:table-cell>
          <table:table-cell table:formula="of:=[.$C$115]+(([.C$210]-[.C$115])*([.B133]-[.B$115])/([.$B$210]-[.$B$116]))" office:value-type="float" office:value="66.1276595744681">
            <text:p>66.1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[.A134]*4" office:value-type="float" office:value="1228">
            <text:p>1228</text:p>
          </table:table-cell>
          <table:table-cell table:formula="of:=[.$C$115]+(([.C$210]-[.C$115])*([.B134]-[.B$115])/([.$B$210]-[.$B$116]))" office:value-type="float" office:value="66.468085106383">
            <text:p>66.4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[.A135]*4" office:value-type="float" office:value="1232">
            <text:p>1232</text:p>
          </table:table-cell>
          <table:table-cell table:formula="of:=[.$C$115]+(([.C$210]-[.C$115])*([.B135]-[.B$115])/([.$B$210]-[.$B$116]))" office:value-type="float" office:value="66.8085106382979">
            <text:p>66.8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[.A136]*4" office:value-type="float" office:value="1236">
            <text:p>1236</text:p>
          </table:table-cell>
          <table:table-cell table:formula="of:=[.$C$115]+(([.C$210]-[.C$115])*([.B136]-[.B$115])/([.$B$210]-[.$B$116]))" office:value-type="float" office:value="67.1489361702128">
            <text:p>67.1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A137]*4" office:value-type="float" office:value="1240">
            <text:p>1240</text:p>
          </table:table-cell>
          <table:table-cell table:formula="of:=[.$C$115]+(([.C$210]-[.C$115])*([.B137]-[.B$115])/([.$B$210]-[.$B$116]))" office:value-type="float" office:value="67.4893617021277">
            <text:p>67.4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[.A138]*4" office:value-type="float" office:value="1244">
            <text:p>1244</text:p>
          </table:table-cell>
          <table:table-cell table:formula="of:=[.$C$115]+(([.C$210]-[.C$115])*([.B138]-[.B$115])/([.$B$210]-[.$B$116]))" office:value-type="float" office:value="67.8297872340426">
            <text:p>67.8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[.A139]*4" office:value-type="float" office:value="1248">
            <text:p>1248</text:p>
          </table:table-cell>
          <table:table-cell table:formula="of:=[.$C$115]+(([.C$210]-[.C$115])*([.B139]-[.B$115])/([.$B$210]-[.$B$116]))" office:value-type="float" office:value="68.1702127659574">
            <text:p>68.1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[.A140]*4" office:value-type="float" office:value="1252">
            <text:p>1252</text:p>
          </table:table-cell>
          <table:table-cell table:formula="of:=[.$C$115]+(([.C$210]-[.C$115])*([.B140]-[.B$115])/([.$B$210]-[.$B$116]))" office:value-type="float" office:value="68.5106382978723">
            <text:p>68.5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[.A141]*4" office:value-type="float" office:value="1256">
            <text:p>1256</text:p>
          </table:table-cell>
          <table:table-cell table:formula="of:=[.$C$115]+(([.C$210]-[.C$115])*([.B141]-[.B$115])/([.$B$210]-[.$B$116]))" office:value-type="float" office:value="68.8510638297872">
            <text:p>68.8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[.A142]*4" office:value-type="float" office:value="1260">
            <text:p>1260</text:p>
          </table:table-cell>
          <table:table-cell table:formula="of:=[.$C$115]+(([.C$210]-[.C$115])*([.B142]-[.B$115])/([.$B$210]-[.$B$116]))" office:value-type="float" office:value="69.1914893617021">
            <text:p>69.1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[.A143]*4" office:value-type="float" office:value="1264">
            <text:p>1264</text:p>
          </table:table-cell>
          <table:table-cell table:formula="of:=[.$C$115]+(([.C$210]-[.C$115])*([.B143]-[.B$115])/([.$B$210]-[.$B$116]))" office:value-type="float" office:value="69.531914893617">
            <text:p>69.5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[.A144]*4" office:value-type="float" office:value="1268">
            <text:p>1268</text:p>
          </table:table-cell>
          <table:table-cell table:formula="of:=[.$C$115]+(([.C$210]-[.C$115])*([.B144]-[.B$115])/([.$B$210]-[.$B$116]))" office:value-type="float" office:value="69.8723404255319">
            <text:p>69.8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A145]*4" office:value-type="float" office:value="1272">
            <text:p>1272</text:p>
          </table:table-cell>
          <table:table-cell table:formula="of:=[.$C$115]+(([.C$210]-[.C$115])*([.B145]-[.B$115])/([.$B$210]-[.$B$116]))" office:value-type="float" office:value="70.2127659574468">
            <text:p>70.2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A146]*4" office:value-type="float" office:value="1276">
            <text:p>1276</text:p>
          </table:table-cell>
          <table:table-cell table:formula="of:=[.$C$115]+(([.C$210]-[.C$115])*([.B146]-[.B$115])/([.$B$210]-[.$B$116]))" office:value-type="float" office:value="70.5531914893617">
            <text:p>70.5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A147]*4" office:value-type="float" office:value="1280">
            <text:p>1280</text:p>
          </table:table-cell>
          <table:table-cell table:formula="of:=[.$C$115]+(([.C$210]-[.C$115])*([.B147]-[.B$115])/([.$B$210]-[.$B$116]))" office:value-type="float" office:value="70.8936170212766">
            <text:p>70.8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A148]*4" office:value-type="float" office:value="1284">
            <text:p>1284</text:p>
          </table:table-cell>
          <table:table-cell table:formula="of:=[.$C$115]+(([.C$210]-[.C$115])*([.B148]-[.B$115])/([.$B$210]-[.$B$116]))" office:value-type="float" office:value="71.2340425531915">
            <text:p>71.2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A149]*4" office:value-type="float" office:value="1288">
            <text:p>1288</text:p>
          </table:table-cell>
          <table:table-cell table:formula="of:=[.$C$115]+(([.C$210]-[.C$115])*([.B149]-[.B$115])/([.$B$210]-[.$B$116]))" office:value-type="float" office:value="71.5744680851064">
            <text:p>71.5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A150]*4" office:value-type="float" office:value="1292">
            <text:p>1292</text:p>
          </table:table-cell>
          <table:table-cell table:formula="of:=[.$C$115]+(([.C$210]-[.C$115])*([.B150]-[.B$115])/([.$B$210]-[.$B$116]))" office:value-type="float" office:value="71.9148936170213">
            <text:p>71.9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A151]*4" office:value-type="float" office:value="1296">
            <text:p>1296</text:p>
          </table:table-cell>
          <table:table-cell table:formula="of:=[.$C$115]+(([.C$210]-[.C$115])*([.B151]-[.B$115])/([.$B$210]-[.$B$116]))" office:value-type="float" office:value="72.2553191489362">
            <text:p>72.2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A152]*4" office:value-type="float" office:value="1300">
            <text:p>1300</text:p>
          </table:table-cell>
          <table:table-cell table:formula="of:=[.$C$115]+(([.C$210]-[.C$115])*([.B152]-[.B$115])/([.$B$210]-[.$B$116]))" office:value-type="float" office:value="72.5957446808511">
            <text:p>72.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A153]*4" office:value-type="float" office:value="1304">
            <text:p>1304</text:p>
          </table:table-cell>
          <table:table-cell table:formula="of:=[.$C$115]+(([.C$210]-[.C$115])*([.B153]-[.B$115])/([.$B$210]-[.$B$116]))" office:value-type="float" office:value="72.936170212766">
            <text:p>72.9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A154]*4" office:value-type="float" office:value="1308">
            <text:p>1308</text:p>
          </table:table-cell>
          <table:table-cell table:formula="of:=[.$C$115]+(([.C$210]-[.C$115])*([.B154]-[.B$115])/([.$B$210]-[.$B$116]))" office:value-type="float" office:value="73.2765957446808">
            <text:p>73.2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A155]*4" office:value-type="float" office:value="1312">
            <text:p>1312</text:p>
          </table:table-cell>
          <table:table-cell table:formula="of:=[.$C$115]+(([.C$210]-[.C$115])*([.B155]-[.B$115])/([.$B$210]-[.$B$116]))" office:value-type="float" office:value="73.6170212765957">
            <text:p>73.6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A156]*4" office:value-type="float" office:value="1316">
            <text:p>1316</text:p>
          </table:table-cell>
          <table:table-cell table:formula="of:=[.$C$115]+(([.C$210]-[.C$115])*([.B156]-[.B$115])/([.$B$210]-[.$B$116]))" office:value-type="float" office:value="73.9574468085106">
            <text:p>73.9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A157]*4" office:value-type="float" office:value="1320">
            <text:p>1320</text:p>
          </table:table-cell>
          <table:table-cell table:formula="of:=[.$C$115]+(([.C$210]-[.C$115])*([.B157]-[.B$115])/([.$B$210]-[.$B$116]))" office:value-type="float" office:value="74.2978723404255">
            <text:p>74.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A158]*4" office:value-type="float" office:value="1324">
            <text:p>1324</text:p>
          </table:table-cell>
          <table:table-cell table:formula="of:=[.$C$115]+(([.C$210]-[.C$115])*([.B158]-[.B$115])/([.$B$210]-[.$B$116]))" office:value-type="float" office:value="74.6382978723404">
            <text:p>74.6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A159]*4" office:value-type="float" office:value="1328">
            <text:p>1328</text:p>
          </table:table-cell>
          <table:table-cell table:formula="of:=[.$C$115]+(([.C$210]-[.C$115])*([.B159]-[.B$115])/([.$B$210]-[.$B$116]))" office:value-type="float" office:value="74.9787234042553">
            <text:p>74.9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A160]*4" office:value-type="float" office:value="1332">
            <text:p>1332</text:p>
          </table:table-cell>
          <table:table-cell table:formula="of:=[.$C$115]+(([.C$210]-[.C$115])*([.B160]-[.B$115])/([.$B$210]-[.$B$116]))" office:value-type="float" office:value="75.3191489361702">
            <text:p>75.3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A161]*4" office:value-type="float" office:value="1336">
            <text:p>1336</text:p>
          </table:table-cell>
          <table:table-cell table:formula="of:=[.$C$115]+(([.C$210]-[.C$115])*([.B161]-[.B$115])/([.$B$210]-[.$B$116]))" office:value-type="float" office:value="75.6595744680851">
            <text:p>75.6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A162]*4" office:value-type="float" office:value="1340">
            <text:p>1340</text:p>
          </table:table-cell>
          <table:table-cell table:formula="of:=[.$C$115]+(([.C$210]-[.C$115])*([.B162]-[.B$115])/([.$B$210]-[.$B$116]))" office:value-type="float" office:value="76">
            <text:p>7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A163]*4" office:value-type="float" office:value="1344">
            <text:p>1344</text:p>
          </table:table-cell>
          <table:table-cell table:formula="of:=[.$C$115]+(([.C$210]-[.C$115])*([.B163]-[.B$115])/([.$B$210]-[.$B$116]))" office:value-type="float" office:value="76.3404255319149">
            <text:p>76.3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A164]*4" office:value-type="float" office:value="1348">
            <text:p>1348</text:p>
          </table:table-cell>
          <table:table-cell table:formula="of:=[.$C$115]+(([.C$210]-[.C$115])*([.B164]-[.B$115])/([.$B$210]-[.$B$116]))" office:value-type="float" office:value="76.6808510638298">
            <text:p>76.6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A165]*4" office:value-type="float" office:value="1352">
            <text:p>1352</text:p>
          </table:table-cell>
          <table:table-cell table:formula="of:=[.$C$115]+(([.C$210]-[.C$115])*([.B165]-[.B$115])/([.$B$210]-[.$B$116]))" office:value-type="float" office:value="77.0212765957447">
            <text:p>77.0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A166]*4" office:value-type="float" office:value="1356">
            <text:p>1356</text:p>
          </table:table-cell>
          <table:table-cell table:formula="of:=[.$C$115]+(([.C$210]-[.C$115])*([.B166]-[.B$115])/([.$B$210]-[.$B$116]))" office:value-type="float" office:value="77.3617021276596">
            <text:p>77.3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A167]*4" office:value-type="float" office:value="1360">
            <text:p>1360</text:p>
          </table:table-cell>
          <table:table-cell table:formula="of:=[.$C$115]+(([.C$210]-[.C$115])*([.B167]-[.B$115])/([.$B$210]-[.$B$116]))" office:value-type="float" office:value="77.7021276595745">
            <text:p>77.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A168]*4" office:value-type="float" office:value="1364">
            <text:p>1364</text:p>
          </table:table-cell>
          <table:table-cell table:formula="of:=[.$C$115]+(([.C$210]-[.C$115])*([.B168]-[.B$115])/([.$B$210]-[.$B$116]))" office:value-type="float" office:value="78.0425531914894">
            <text:p>78.0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A169]*4" office:value-type="float" office:value="1368">
            <text:p>1368</text:p>
          </table:table-cell>
          <table:table-cell table:formula="of:=[.$C$115]+(([.C$210]-[.C$115])*([.B169]-[.B$115])/([.$B$210]-[.$B$116]))" office:value-type="float" office:value="78.3829787234042">
            <text:p>78.3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A170]*4" office:value-type="float" office:value="1372">
            <text:p>1372</text:p>
          </table:table-cell>
          <table:table-cell table:formula="of:=[.$C$115]+(([.C$210]-[.C$115])*([.B170]-[.B$115])/([.$B$210]-[.$B$116]))" office:value-type="float" office:value="78.7234042553192">
            <text:p>78.7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A171]*4" office:value-type="float" office:value="1376">
            <text:p>1376</text:p>
          </table:table-cell>
          <table:table-cell table:formula="of:=[.$C$115]+(([.C$210]-[.C$115])*([.B171]-[.B$115])/([.$B$210]-[.$B$116]))" office:value-type="float" office:value="79.063829787234">
            <text:p>79.0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A172]*4" office:value-type="float" office:value="1380">
            <text:p>1380</text:p>
          </table:table-cell>
          <table:table-cell table:formula="of:=[.$C$115]+(([.C$210]-[.C$115])*([.B172]-[.B$115])/([.$B$210]-[.$B$116]))" office:value-type="float" office:value="79.4042553191489">
            <text:p>79.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A173]*4" office:value-type="float" office:value="1384">
            <text:p>1384</text:p>
          </table:table-cell>
          <table:table-cell table:formula="of:=[.$C$115]+(([.C$210]-[.C$115])*([.B173]-[.B$115])/([.$B$210]-[.$B$116]))" office:value-type="float" office:value="79.7446808510638">
            <text:p>79.7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A174]*4" office:value-type="float" office:value="1388">
            <text:p>1388</text:p>
          </table:table-cell>
          <table:table-cell table:formula="of:=[.$C$115]+(([.C$210]-[.C$115])*([.B174]-[.B$115])/([.$B$210]-[.$B$116]))" office:value-type="float" office:value="80.0851063829787">
            <text:p>80.0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A175]*4" office:value-type="float" office:value="1392">
            <text:p>1392</text:p>
          </table:table-cell>
          <table:table-cell table:formula="of:=[.$C$115]+(([.C$210]-[.C$115])*([.B175]-[.B$115])/([.$B$210]-[.$B$116]))" office:value-type="float" office:value="80.4255319148936">
            <text:p>80.4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A176]*4" office:value-type="float" office:value="1396">
            <text:p>1396</text:p>
          </table:table-cell>
          <table:table-cell table:formula="of:=[.$C$115]+(([.C$210]-[.C$115])*([.B176]-[.B$115])/([.$B$210]-[.$B$116]))" office:value-type="float" office:value="80.7659574468085">
            <text:p>80.7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A177]*4" office:value-type="float" office:value="1400">
            <text:p>1400</text:p>
          </table:table-cell>
          <table:table-cell table:formula="of:=[.$C$115]+(([.C$210]-[.C$115])*([.B177]-[.B$115])/([.$B$210]-[.$B$116]))" office:value-type="float" office:value="81.1063829787234">
            <text:p>81.1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A178]*4" office:value-type="float" office:value="1404">
            <text:p>1404</text:p>
          </table:table-cell>
          <table:table-cell table:formula="of:=[.$C$115]+(([.C$210]-[.C$115])*([.B178]-[.B$115])/([.$B$210]-[.$B$116]))" office:value-type="float" office:value="81.4468085106383">
            <text:p>81.4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A179]*4" office:value-type="float" office:value="1408">
            <text:p>1408</text:p>
          </table:table-cell>
          <table:table-cell table:formula="of:=[.$C$115]+(([.C$210]-[.C$115])*([.B179]-[.B$115])/([.$B$210]-[.$B$116]))" office:value-type="float" office:value="81.7872340425532">
            <text:p>81.7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A180]*4" office:value-type="float" office:value="1412">
            <text:p>1412</text:p>
          </table:table-cell>
          <table:table-cell table:formula="of:=[.$C$115]+(([.C$210]-[.C$115])*([.B180]-[.B$115])/([.$B$210]-[.$B$116]))" office:value-type="float" office:value="82.1276595744681">
            <text:p>82.1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A181]*4" office:value-type="float" office:value="1416">
            <text:p>1416</text:p>
          </table:table-cell>
          <table:table-cell table:formula="of:=[.$C$115]+(([.C$210]-[.C$115])*([.B181]-[.B$115])/([.$B$210]-[.$B$116]))" office:value-type="float" office:value="82.468085106383">
            <text:p>82.4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A182]*4" office:value-type="float" office:value="1420">
            <text:p>1420</text:p>
          </table:table-cell>
          <table:table-cell table:formula="of:=[.$C$115]+(([.C$210]-[.C$115])*([.B182]-[.B$115])/([.$B$210]-[.$B$116]))" office:value-type="float" office:value="82.8085106382979">
            <text:p>82.8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A183]*4" office:value-type="float" office:value="1424">
            <text:p>1424</text:p>
          </table:table-cell>
          <table:table-cell table:formula="of:=[.$C$115]+(([.C$210]-[.C$115])*([.B183]-[.B$115])/([.$B$210]-[.$B$116]))" office:value-type="float" office:value="83.1489361702128">
            <text:p>83.1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A184]*4" office:value-type="float" office:value="1428">
            <text:p>1428</text:p>
          </table:table-cell>
          <table:table-cell table:formula="of:=[.$C$115]+(([.C$210]-[.C$115])*([.B184]-[.B$115])/([.$B$210]-[.$B$116]))" office:value-type="float" office:value="83.4893617021277">
            <text:p>83.4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A185]*4" office:value-type="float" office:value="1432">
            <text:p>1432</text:p>
          </table:table-cell>
          <table:table-cell table:formula="of:=[.$C$115]+(([.C$210]-[.C$115])*([.B185]-[.B$115])/([.$B$210]-[.$B$116]))" office:value-type="float" office:value="83.8297872340426">
            <text:p>83.8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A186]*4" office:value-type="float" office:value="1436">
            <text:p>1436</text:p>
          </table:table-cell>
          <table:table-cell table:formula="of:=[.$C$115]+(([.C$210]-[.C$115])*([.B186]-[.B$115])/([.$B$210]-[.$B$116]))" office:value-type="float" office:value="84.1702127659574">
            <text:p>84.1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A187]*4" office:value-type="float" office:value="1440">
            <text:p>1440</text:p>
          </table:table-cell>
          <table:table-cell table:formula="of:=[.$C$115]+(([.C$210]-[.C$115])*([.B187]-[.B$115])/([.$B$210]-[.$B$116]))" office:value-type="float" office:value="84.5106382978723">
            <text:p>84.5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A188]*4" office:value-type="float" office:value="1444">
            <text:p>1444</text:p>
          </table:table-cell>
          <table:table-cell table:formula="of:=[.$C$115]+(([.C$210]-[.C$115])*([.B188]-[.B$115])/([.$B$210]-[.$B$116]))" office:value-type="float" office:value="84.8510638297872">
            <text:p>84.8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A189]*4" office:value-type="float" office:value="1448">
            <text:p>1448</text:p>
          </table:table-cell>
          <table:table-cell table:formula="of:=[.$C$115]+(([.C$210]-[.C$115])*([.B189]-[.B$115])/([.$B$210]-[.$B$116]))" office:value-type="float" office:value="85.1914893617021">
            <text:p>85.1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A190]*4" office:value-type="float" office:value="1452">
            <text:p>1452</text:p>
          </table:table-cell>
          <table:table-cell table:formula="of:=[.$C$115]+(([.C$210]-[.C$115])*([.B190]-[.B$115])/([.$B$210]-[.$B$116]))" office:value-type="float" office:value="85.531914893617">
            <text:p>85.5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A191]*4" office:value-type="float" office:value="1456">
            <text:p>1456</text:p>
          </table:table-cell>
          <table:table-cell table:formula="of:=[.$C$115]+(([.C$210]-[.C$115])*([.B191]-[.B$115])/([.$B$210]-[.$B$116]))" office:value-type="float" office:value="85.8723404255319">
            <text:p>85.8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A192]*4" office:value-type="float" office:value="1460">
            <text:p>1460</text:p>
          </table:table-cell>
          <table:table-cell table:formula="of:=[.$C$115]+(([.C$210]-[.C$115])*([.B192]-[.B$115])/([.$B$210]-[.$B$116]))" office:value-type="float" office:value="86.2127659574468">
            <text:p>86.2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A193]*4" office:value-type="float" office:value="1464">
            <text:p>1464</text:p>
          </table:table-cell>
          <table:table-cell table:formula="of:=[.$C$115]+(([.C$210]-[.C$115])*([.B193]-[.B$115])/([.$B$210]-[.$B$116]))" office:value-type="float" office:value="86.5531914893617">
            <text:p>86.5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A194]*4" office:value-type="float" office:value="1468">
            <text:p>1468</text:p>
          </table:table-cell>
          <table:table-cell table:formula="of:=[.$C$115]+(([.C$210]-[.C$115])*([.B194]-[.B$115])/([.$B$210]-[.$B$116]))" office:value-type="float" office:value="86.8936170212766">
            <text:p>86.8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A195]*4" office:value-type="float" office:value="1472">
            <text:p>1472</text:p>
          </table:table-cell>
          <table:table-cell table:formula="of:=[.$C$115]+(([.C$210]-[.C$115])*([.B195]-[.B$115])/([.$B$210]-[.$B$116]))" office:value-type="float" office:value="87.2340425531915">
            <text:p>87.2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A196]*4" office:value-type="float" office:value="1476">
            <text:p>1476</text:p>
          </table:table-cell>
          <table:table-cell table:formula="of:=[.$C$115]+(([.C$210]-[.C$115])*([.B196]-[.B$115])/([.$B$210]-[.$B$116]))" office:value-type="float" office:value="87.5744680851064">
            <text:p>87.5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A197]*4" office:value-type="float" office:value="1480">
            <text:p>1480</text:p>
          </table:table-cell>
          <table:table-cell table:formula="of:=[.$C$115]+(([.C$210]-[.C$115])*([.B197]-[.B$115])/([.$B$210]-[.$B$116]))" office:value-type="float" office:value="87.9148936170213">
            <text:p>87.9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A198]*4" office:value-type="float" office:value="1484">
            <text:p>1484</text:p>
          </table:table-cell>
          <table:table-cell table:formula="of:=[.$C$115]+(([.C$210]-[.C$115])*([.B198]-[.B$115])/([.$B$210]-[.$B$116]))" office:value-type="float" office:value="88.2553191489362">
            <text:p>88.2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A199]*4" office:value-type="float" office:value="1488">
            <text:p>1488</text:p>
          </table:table-cell>
          <table:table-cell table:formula="of:=[.$C$115]+(([.C$210]-[.C$115])*([.B199]-[.B$115])/([.$B$210]-[.$B$116]))" office:value-type="float" office:value="88.5957446808511">
            <text:p>88.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A200]*4" office:value-type="float" office:value="1492">
            <text:p>1492</text:p>
          </table:table-cell>
          <table:table-cell table:formula="of:=[.$C$115]+(([.C$210]-[.C$115])*([.B200]-[.B$115])/([.$B$210]-[.$B$116]))" office:value-type="float" office:value="88.936170212766">
            <text:p>88.9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A201]*4" office:value-type="float" office:value="1496">
            <text:p>1496</text:p>
          </table:table-cell>
          <table:table-cell table:formula="of:=[.$C$115]+(([.C$210]-[.C$115])*([.B201]-[.B$115])/([.$B$210]-[.$B$116]))" office:value-type="float" office:value="89.2765957446808">
            <text:p>89.2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A202]*4" office:value-type="float" office:value="1500">
            <text:p>1500</text:p>
          </table:table-cell>
          <table:table-cell table:formula="of:=[.$C$115]+(([.C$210]-[.C$115])*([.B202]-[.B$115])/([.$B$210]-[.$B$116]))" office:value-type="float" office:value="89.6170212765957">
            <text:p>89.6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A203]*4" office:value-type="float" office:value="1504">
            <text:p>1504</text:p>
          </table:table-cell>
          <table:table-cell table:formula="of:=[.$C$115]+(([.C$210]-[.C$115])*([.B203]-[.B$115])/([.$B$210]-[.$B$116]))" office:value-type="float" office:value="89.9574468085106">
            <text:p>89.9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A204]*4" office:value-type="float" office:value="1508">
            <text:p>1508</text:p>
          </table:table-cell>
          <table:table-cell table:formula="of:=[.$C$115]+(([.C$210]-[.C$115])*([.B204]-[.B$115])/([.$B$210]-[.$B$116]))" office:value-type="float" office:value="90.2978723404255">
            <text:p>90.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A205]*4" office:value-type="float" office:value="1512">
            <text:p>1512</text:p>
          </table:table-cell>
          <table:table-cell table:formula="of:=[.$C$115]+(([.C$210]-[.C$115])*([.B205]-[.B$115])/([.$B$210]-[.$B$116]))" office:value-type="float" office:value="90.6382978723404">
            <text:p>90.6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A206]*4" office:value-type="float" office:value="1516">
            <text:p>1516</text:p>
          </table:table-cell>
          <table:table-cell table:formula="of:=[.$C$115]+(([.C$210]-[.C$115])*([.B206]-[.B$115])/([.$B$210]-[.$B$116]))" office:value-type="float" office:value="90.9787234042553">
            <text:p>90.9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A207]*4" office:value-type="float" office:value="1520">
            <text:p>1520</text:p>
          </table:table-cell>
          <table:table-cell table:formula="of:=[.$C$115]+(([.C$210]-[.C$115])*([.B207]-[.B$115])/([.$B$210]-[.$B$116]))" office:value-type="float" office:value="91.3191489361702">
            <text:p>91.3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A208]*4" office:value-type="float" office:value="1524">
            <text:p>1524</text:p>
          </table:table-cell>
          <table:table-cell table:formula="of:=[.$C$115]+(([.C$210]-[.C$115])*([.B208]-[.B$115])/([.$B$210]-[.$B$116]))" office:value-type="float" office:value="91.6595744680851">
            <text:p>91.6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A209]*4" office:value-type="float" office:value="1528">
            <text:p>1528</text:p>
          </table:table-cell>
          <table:table-cell table:formula="of:=[.$C$115]+(([.C$210]-[.C$115])*([.B209]-[.B$115])/([.$B$210]-[.$B$116]))" office:value-type="float" office:value="92">
            <text:p>9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A210]*4" office:value-type="float" office:value="1532">
            <text:p>153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A211]*4" office:value-type="float" office:value="1536">
            <text:p>153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A212]*4" office:value-type="float" office:value="1540">
            <text:p>1540</text:p>
          </table:table-cell>
          <table:table-cell table:formula="of:=[.$C$211]+(([.C$375]-[.C$211])*([.B212]-[.B$211])/([.$B$375]-[.$B$212]))" office:value-type="float" office:value="92.7668711656442">
            <text:p>92.7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A213]*4" office:value-type="float" office:value="1544">
            <text:p>1544</text:p>
          </table:table-cell>
          <table:table-cell table:formula="of:=[.$C$211]+(([.C$375]-[.C$211])*([.B213]-[.B$211])/([.$B$375]-[.$B$212]))" office:value-type="float" office:value="92.5337423312883">
            <text:p>92.5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A214]*4" office:value-type="float" office:value="1548">
            <text:p>1548</text:p>
          </table:table-cell>
          <table:table-cell table:formula="of:=[.$C$211]+(([.C$375]-[.C$211])*([.B214]-[.B$211])/([.$B$375]-[.$B$212]))" office:value-type="float" office:value="92.3006134969325">
            <text:p>92.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A215]*4" office:value-type="float" office:value="1552">
            <text:p>1552</text:p>
          </table:table-cell>
          <table:table-cell table:formula="of:=[.$C$211]+(([.C$375]-[.C$211])*([.B215]-[.B$211])/([.$B$375]-[.$B$212]))" office:value-type="float" office:value="92.0674846625767">
            <text:p>92.0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A216]*4" office:value-type="float" office:value="1556">
            <text:p>1556</text:p>
          </table:table-cell>
          <table:table-cell table:formula="of:=[.$C$211]+(([.C$375]-[.C$211])*([.B216]-[.B$211])/([.$B$375]-[.$B$212]))" office:value-type="float" office:value="91.8343558282209">
            <text:p>91.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A217]*4" office:value-type="float" office:value="1560">
            <text:p>1560</text:p>
          </table:table-cell>
          <table:table-cell table:formula="of:=[.$C$211]+(([.C$375]-[.C$211])*([.B217]-[.B$211])/([.$B$375]-[.$B$212]))" office:value-type="float" office:value="91.601226993865">
            <text:p>91.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A218]*4" office:value-type="float" office:value="1564">
            <text:p>1564</text:p>
          </table:table-cell>
          <table:table-cell table:formula="of:=[.$C$211]+(([.C$375]-[.C$211])*([.B218]-[.B$211])/([.$B$375]-[.$B$212]))" office:value-type="float" office:value="91.3680981595092">
            <text:p>91.3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A219]*4" office:value-type="float" office:value="1568">
            <text:p>1568</text:p>
          </table:table-cell>
          <table:table-cell table:formula="of:=[.$C$211]+(([.C$375]-[.C$211])*([.B219]-[.B$211])/([.$B$375]-[.$B$212]))" office:value-type="float" office:value="91.1349693251534">
            <text:p>91.1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A220]*4" office:value-type="float" office:value="1572">
            <text:p>1572</text:p>
          </table:table-cell>
          <table:table-cell table:formula="of:=[.$C$211]+(([.C$375]-[.C$211])*([.B220]-[.B$211])/([.$B$375]-[.$B$212]))" office:value-type="float" office:value="90.9018404907975">
            <text:p>90.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A221]*4" office:value-type="float" office:value="1576">
            <text:p>1576</text:p>
          </table:table-cell>
          <table:table-cell table:formula="of:=[.$C$211]+(([.C$375]-[.C$211])*([.B221]-[.B$211])/([.$B$375]-[.$B$212]))" office:value-type="float" office:value="90.6687116564417">
            <text:p>90.6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A222]*4" office:value-type="float" office:value="1580">
            <text:p>1580</text:p>
          </table:table-cell>
          <table:table-cell table:formula="of:=[.$C$211]+(([.C$375]-[.C$211])*([.B222]-[.B$211])/([.$B$375]-[.$B$212]))" office:value-type="float" office:value="90.4355828220859">
            <text:p>90.4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A223]*4" office:value-type="float" office:value="1584">
            <text:p>1584</text:p>
          </table:table-cell>
          <table:table-cell table:formula="of:=[.$C$211]+(([.C$375]-[.C$211])*([.B223]-[.B$211])/([.$B$375]-[.$B$212]))" office:value-type="float" office:value="90.2024539877301">
            <text:p>90.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A224]*4" office:value-type="float" office:value="1588">
            <text:p>1588</text:p>
          </table:table-cell>
          <table:table-cell table:formula="of:=[.$C$211]+(([.C$375]-[.C$211])*([.B224]-[.B$211])/([.$B$375]-[.$B$212]))" office:value-type="float" office:value="89.9693251533742">
            <text:p>89.9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[.A225]*4" office:value-type="float" office:value="1592">
            <text:p>1592</text:p>
          </table:table-cell>
          <table:table-cell table:formula="of:=[.$C$211]+(([.C$375]-[.C$211])*([.B225]-[.B$211])/([.$B$375]-[.$B$212]))" office:value-type="float" office:value="89.7361963190184">
            <text:p>89.7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[.A226]*4" office:value-type="float" office:value="1596">
            <text:p>1596</text:p>
          </table:table-cell>
          <table:table-cell table:formula="of:=[.$C$211]+(([.C$375]-[.C$211])*([.B226]-[.B$211])/([.$B$375]-[.$B$212]))" office:value-type="float" office:value="89.5030674846626">
            <text:p>89.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A227]*4" office:value-type="float" office:value="1600">
            <text:p>1600</text:p>
          </table:table-cell>
          <table:table-cell table:formula="of:=[.$C$211]+(([.C$375]-[.C$211])*([.B227]-[.B$211])/([.$B$375]-[.$B$212]))" office:value-type="float" office:value="89.2699386503068">
            <text:p>89.2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[.A228]*4" office:value-type="float" office:value="1604">
            <text:p>1604</text:p>
          </table:table-cell>
          <table:table-cell table:formula="of:=[.$C$211]+(([.C$375]-[.C$211])*([.B228]-[.B$211])/([.$B$375]-[.$B$212]))" office:value-type="float" office:value="89.0368098159509">
            <text:p>89.0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[.A229]*4" office:value-type="float" office:value="1608">
            <text:p>1608</text:p>
          </table:table-cell>
          <table:table-cell table:formula="of:=[.$C$211]+(([.C$375]-[.C$211])*([.B229]-[.B$211])/([.$B$375]-[.$B$212]))" office:value-type="float" office:value="88.8036809815951">
            <text:p>88.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[.A230]*4" office:value-type="float" office:value="1612">
            <text:p>1612</text:p>
          </table:table-cell>
          <table:table-cell table:formula="of:=[.$C$211]+(([.C$375]-[.C$211])*([.B230]-[.B$211])/([.$B$375]-[.$B$212]))" office:value-type="float" office:value="88.5705521472393">
            <text:p>88.5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[.A231]*4" office:value-type="float" office:value="1616">
            <text:p>1616</text:p>
          </table:table-cell>
          <table:table-cell table:formula="of:=[.$C$211]+(([.C$375]-[.C$211])*([.B231]-[.B$211])/([.$B$375]-[.$B$212]))" office:value-type="float" office:value="88.3374233128834">
            <text:p>88.3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[.A232]*4" office:value-type="float" office:value="1620">
            <text:p>1620</text:p>
          </table:table-cell>
          <table:table-cell table:formula="of:=[.$C$211]+(([.C$375]-[.C$211])*([.B232]-[.B$211])/([.$B$375]-[.$B$212]))" office:value-type="float" office:value="88.1042944785276">
            <text:p>88.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[.A233]*4" office:value-type="float" office:value="1624">
            <text:p>1624</text:p>
          </table:table-cell>
          <table:table-cell table:formula="of:=[.$C$211]+(([.C$375]-[.C$211])*([.B233]-[.B$211])/([.$B$375]-[.$B$212]))" office:value-type="float" office:value="87.8711656441718">
            <text:p>87.8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[.A234]*4" office:value-type="float" office:value="1628">
            <text:p>1628</text:p>
          </table:table-cell>
          <table:table-cell table:formula="of:=[.$C$211]+(([.C$375]-[.C$211])*([.B234]-[.B$211])/([.$B$375]-[.$B$212]))" office:value-type="float" office:value="87.638036809816">
            <text:p>87.6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[.A235]*4" office:value-type="float" office:value="1632">
            <text:p>1632</text:p>
          </table:table-cell>
          <table:table-cell table:formula="of:=[.$C$211]+(([.C$375]-[.C$211])*([.B235]-[.B$211])/([.$B$375]-[.$B$212]))" office:value-type="float" office:value="87.4049079754601">
            <text:p>87.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[.A236]*4" office:value-type="float" office:value="1636">
            <text:p>1636</text:p>
          </table:table-cell>
          <table:table-cell table:formula="of:=[.$C$211]+(([.C$375]-[.C$211])*([.B236]-[.B$211])/([.$B$375]-[.$B$212]))" office:value-type="float" office:value="87.1717791411043">
            <text:p>87.1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[.A237]*4" office:value-type="float" office:value="1640">
            <text:p>1640</text:p>
          </table:table-cell>
          <table:table-cell table:formula="of:=[.$C$211]+(([.C$375]-[.C$211])*([.B237]-[.B$211])/([.$B$375]-[.$B$212]))" office:value-type="float" office:value="86.9386503067485">
            <text:p>86.9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[.A238]*4" office:value-type="float" office:value="1644">
            <text:p>1644</text:p>
          </table:table-cell>
          <table:table-cell table:formula="of:=[.$C$211]+(([.C$375]-[.C$211])*([.B238]-[.B$211])/([.$B$375]-[.$B$212]))" office:value-type="float" office:value="86.7055214723926">
            <text:p>86.7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[.A239]*4" office:value-type="float" office:value="1648">
            <text:p>1648</text:p>
          </table:table-cell>
          <table:table-cell table:formula="of:=[.$C$211]+(([.C$375]-[.C$211])*([.B239]-[.B$211])/([.$B$375]-[.$B$212]))" office:value-type="float" office:value="86.4723926380368">
            <text:p>86.4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[.A240]*4" office:value-type="float" office:value="1652">
            <text:p>1652</text:p>
          </table:table-cell>
          <table:table-cell table:formula="of:=[.$C$211]+(([.C$375]-[.C$211])*([.B240]-[.B$211])/([.$B$375]-[.$B$212]))" office:value-type="float" office:value="86.239263803681">
            <text:p>86.2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[.A241]*4" office:value-type="float" office:value="1656">
            <text:p>1656</text:p>
          </table:table-cell>
          <table:table-cell table:formula="of:=[.$C$211]+(([.C$375]-[.C$211])*([.B241]-[.B$211])/([.$B$375]-[.$B$212]))" office:value-type="float" office:value="86.0061349693252">
            <text:p>86.0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[.A242]*4" office:value-type="float" office:value="1660">
            <text:p>1660</text:p>
          </table:table-cell>
          <table:table-cell table:formula="of:=[.$C$211]+(([.C$375]-[.C$211])*([.B242]-[.B$211])/([.$B$375]-[.$B$212]))" office:value-type="float" office:value="85.7730061349693">
            <text:p>85.7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A243]*4" office:value-type="float" office:value="1664">
            <text:p>1664</text:p>
          </table:table-cell>
          <table:table-cell table:formula="of:=[.$C$211]+(([.C$375]-[.C$211])*([.B243]-[.B$211])/([.$B$375]-[.$B$212]))" office:value-type="float" office:value="85.5398773006135">
            <text:p>85.5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[.A244]*4" office:value-type="float" office:value="1668">
            <text:p>1668</text:p>
          </table:table-cell>
          <table:table-cell table:formula="of:=[.$C$211]+(([.C$375]-[.C$211])*([.B244]-[.B$211])/([.$B$375]-[.$B$212]))" office:value-type="float" office:value="85.3067484662577">
            <text:p>85.3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[.A245]*4" office:value-type="float" office:value="1672">
            <text:p>1672</text:p>
          </table:table-cell>
          <table:table-cell table:formula="of:=[.$C$211]+(([.C$375]-[.C$211])*([.B245]-[.B$211])/([.$B$375]-[.$B$212]))" office:value-type="float" office:value="85.0736196319018">
            <text:p>85.0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[.A246]*4" office:value-type="float" office:value="1676">
            <text:p>1676</text:p>
          </table:table-cell>
          <table:table-cell table:formula="of:=[.$C$211]+(([.C$375]-[.C$211])*([.B246]-[.B$211])/([.$B$375]-[.$B$212]))" office:value-type="float" office:value="84.840490797546">
            <text:p>84.8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[.A247]*4" office:value-type="float" office:value="1680">
            <text:p>1680</text:p>
          </table:table-cell>
          <table:table-cell table:formula="of:=[.$C$211]+(([.C$375]-[.C$211])*([.B247]-[.B$211])/([.$B$375]-[.$B$212]))" office:value-type="float" office:value="84.6073619631902">
            <text:p>84.6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[.A248]*4" office:value-type="float" office:value="1684">
            <text:p>1684</text:p>
          </table:table-cell>
          <table:table-cell table:formula="of:=[.$C$211]+(([.C$375]-[.C$211])*([.B248]-[.B$211])/([.$B$375]-[.$B$212]))" office:value-type="float" office:value="84.3742331288344">
            <text:p>84.3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[.A249]*4" office:value-type="float" office:value="1688">
            <text:p>1688</text:p>
          </table:table-cell>
          <table:table-cell table:formula="of:=[.$C$211]+(([.C$375]-[.C$211])*([.B249]-[.B$211])/([.$B$375]-[.$B$212]))" office:value-type="float" office:value="84.1411042944785">
            <text:p>84.1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[.A250]*4" office:value-type="float" office:value="1692">
            <text:p>1692</text:p>
          </table:table-cell>
          <table:table-cell table:formula="of:=[.$C$211]+(([.C$375]-[.C$211])*([.B250]-[.B$211])/([.$B$375]-[.$B$212]))" office:value-type="float" office:value="83.9079754601227">
            <text:p>83.9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[.A251]*4" office:value-type="float" office:value="1696">
            <text:p>1696</text:p>
          </table:table-cell>
          <table:table-cell table:formula="of:=[.$C$211]+(([.C$375]-[.C$211])*([.B251]-[.B$211])/([.$B$375]-[.$B$212]))" office:value-type="float" office:value="83.6748466257669">
            <text:p>83.6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[.A252]*4" office:value-type="float" office:value="1700">
            <text:p>1700</text:p>
          </table:table-cell>
          <table:table-cell table:formula="of:=[.$C$211]+(([.C$375]-[.C$211])*([.B252]-[.B$211])/([.$B$375]-[.$B$212]))" office:value-type="float" office:value="83.441717791411">
            <text:p>83.44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[.A253]*4" office:value-type="float" office:value="1704">
            <text:p>1704</text:p>
          </table:table-cell>
          <table:table-cell table:formula="of:=[.$C$211]+(([.C$375]-[.C$211])*([.B253]-[.B$211])/([.$B$375]-[.$B$212]))" office:value-type="float" office:value="83.2085889570552">
            <text:p>83.2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[.A254]*4" office:value-type="float" office:value="1708">
            <text:p>1708</text:p>
          </table:table-cell>
          <table:table-cell table:formula="of:=[.$C$211]+(([.C$375]-[.C$211])*([.B254]-[.B$211])/([.$B$375]-[.$B$212]))" office:value-type="float" office:value="82.9754601226994">
            <text:p>82.9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[.A255]*4" office:value-type="float" office:value="1712">
            <text:p>1712</text:p>
          </table:table-cell>
          <table:table-cell table:formula="of:=[.$C$211]+(([.C$375]-[.C$211])*([.B255]-[.B$211])/([.$B$375]-[.$B$212]))" office:value-type="float" office:value="82.7423312883436">
            <text:p>82.7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[.A256]*4" office:value-type="float" office:value="1716">
            <text:p>1716</text:p>
          </table:table-cell>
          <table:table-cell table:formula="of:=[.$C$211]+(([.C$375]-[.C$211])*([.B256]-[.B$211])/([.$B$375]-[.$B$212]))" office:value-type="float" office:value="82.5092024539877">
            <text:p>82.5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[.A257]*4" office:value-type="float" office:value="1720">
            <text:p>1720</text:p>
          </table:table-cell>
          <table:table-cell table:formula="of:=[.$C$211]+(([.C$375]-[.C$211])*([.B257]-[.B$211])/([.$B$375]-[.$B$212]))" office:value-type="float" office:value="82.2760736196319">
            <text:p>82.2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[.A258]*4" office:value-type="float" office:value="1724">
            <text:p>1724</text:p>
          </table:table-cell>
          <table:table-cell table:formula="of:=[.$C$211]+(([.C$375]-[.C$211])*([.B258]-[.B$211])/([.$B$375]-[.$B$212]))" office:value-type="float" office:value="82.0429447852761">
            <text:p>82.0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[.A259]*4" office:value-type="float" office:value="1728">
            <text:p>1728</text:p>
          </table:table-cell>
          <table:table-cell table:formula="of:=[.$C$211]+(([.C$375]-[.C$211])*([.B259]-[.B$211])/([.$B$375]-[.$B$212]))" office:value-type="float" office:value="81.8098159509202">
            <text:p>81.8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[.A260]*4" office:value-type="float" office:value="1732">
            <text:p>1732</text:p>
          </table:table-cell>
          <table:table-cell table:formula="of:=[.$C$211]+(([.C$375]-[.C$211])*([.B260]-[.B$211])/([.$B$375]-[.$B$212]))" office:value-type="float" office:value="81.5766871165644">
            <text:p>81.5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[.A261]*4" office:value-type="float" office:value="1736">
            <text:p>1736</text:p>
          </table:table-cell>
          <table:table-cell table:formula="of:=[.$C$211]+(([.C$375]-[.C$211])*([.B261]-[.B$211])/([.$B$375]-[.$B$212]))" office:value-type="float" office:value="81.3435582822086">
            <text:p>81.3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[.A262]*4" office:value-type="float" office:value="1740">
            <text:p>1740</text:p>
          </table:table-cell>
          <table:table-cell table:formula="of:=[.$C$211]+(([.C$375]-[.C$211])*([.B262]-[.B$211])/([.$B$375]-[.$B$212]))" office:value-type="float" office:value="81.1104294478528">
            <text:p>81.1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[.A263]*4" office:value-type="float" office:value="1744">
            <text:p>1744</text:p>
          </table:table-cell>
          <table:table-cell table:formula="of:=[.$C$211]+(([.C$375]-[.C$211])*([.B263]-[.B$211])/([.$B$375]-[.$B$212]))" office:value-type="float" office:value="80.8773006134969">
            <text:p>80.8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[.A264]*4" office:value-type="float" office:value="1748">
            <text:p>1748</text:p>
          </table:table-cell>
          <table:table-cell table:formula="of:=[.$C$211]+(([.C$375]-[.C$211])*([.B264]-[.B$211])/([.$B$375]-[.$B$212]))" office:value-type="float" office:value="80.6441717791411">
            <text:p>80.6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[.A265]*4" office:value-type="float" office:value="1752">
            <text:p>1752</text:p>
          </table:table-cell>
          <table:table-cell table:formula="of:=[.$C$211]+(([.C$375]-[.C$211])*([.B265]-[.B$211])/([.$B$375]-[.$B$212]))" office:value-type="float" office:value="80.4110429447853">
            <text:p>80.4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A266]*4" office:value-type="float" office:value="1756">
            <text:p>1756</text:p>
          </table:table-cell>
          <table:table-cell table:formula="of:=[.$C$211]+(([.C$375]-[.C$211])*([.B266]-[.B$211])/([.$B$375]-[.$B$212]))" office:value-type="float" office:value="80.1779141104294">
            <text:p>80.1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[.A267]*4" office:value-type="float" office:value="1760">
            <text:p>1760</text:p>
          </table:table-cell>
          <table:table-cell table:formula="of:=[.$C$211]+(([.C$375]-[.C$211])*([.B267]-[.B$211])/([.$B$375]-[.$B$212]))" office:value-type="float" office:value="79.9447852760736">
            <text:p>79.9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[.A268]*4" office:value-type="float" office:value="1764">
            <text:p>1764</text:p>
          </table:table-cell>
          <table:table-cell table:formula="of:=[.$C$211]+(([.C$375]-[.C$211])*([.B268]-[.B$211])/([.$B$375]-[.$B$212]))" office:value-type="float" office:value="79.7116564417178">
            <text:p>79.7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[.A269]*4" office:value-type="float" office:value="1768">
            <text:p>1768</text:p>
          </table:table-cell>
          <table:table-cell table:formula="of:=[.$C$211]+(([.C$375]-[.C$211])*([.B269]-[.B$211])/([.$B$375]-[.$B$212]))" office:value-type="float" office:value="79.478527607362">
            <text:p>79.4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[.A270]*4" office:value-type="float" office:value="1772">
            <text:p>1772</text:p>
          </table:table-cell>
          <table:table-cell table:formula="of:=[.$C$211]+(([.C$375]-[.C$211])*([.B270]-[.B$211])/([.$B$375]-[.$B$212]))" office:value-type="float" office:value="79.2453987730061">
            <text:p>79.2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[.A271]*4" office:value-type="float" office:value="1776">
            <text:p>1776</text:p>
          </table:table-cell>
          <table:table-cell table:formula="of:=[.$C$211]+(([.C$375]-[.C$211])*([.B271]-[.B$211])/([.$B$375]-[.$B$212]))" office:value-type="float" office:value="79.0122699386503">
            <text:p>79.0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[.A272]*4" office:value-type="float" office:value="1780">
            <text:p>1780</text:p>
          </table:table-cell>
          <table:table-cell table:formula="of:=[.$C$211]+(([.C$375]-[.C$211])*([.B272]-[.B$211])/([.$B$375]-[.$B$212]))" office:value-type="float" office:value="78.7791411042945">
            <text:p>78.7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[.A273]*4" office:value-type="float" office:value="1784">
            <text:p>1784</text:p>
          </table:table-cell>
          <table:table-cell table:formula="of:=[.$C$211]+(([.C$375]-[.C$211])*([.B273]-[.B$211])/([.$B$375]-[.$B$212]))" office:value-type="float" office:value="78.5460122699386">
            <text:p>78.5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[.A274]*4" office:value-type="float" office:value="1788">
            <text:p>1788</text:p>
          </table:table-cell>
          <table:table-cell table:formula="of:=[.$C$211]+(([.C$375]-[.C$211])*([.B274]-[.B$211])/([.$B$375]-[.$B$212]))" office:value-type="float" office:value="78.3128834355828">
            <text:p>78.3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A275]*4" office:value-type="float" office:value="1792">
            <text:p>1792</text:p>
          </table:table-cell>
          <table:table-cell table:formula="of:=[.$C$211]+(([.C$375]-[.C$211])*([.B275]-[.B$211])/([.$B$375]-[.$B$212]))" office:value-type="float" office:value="78.079754601227">
            <text:p>78.0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[.A276]*4" office:value-type="float" office:value="1796">
            <text:p>1796</text:p>
          </table:table-cell>
          <table:table-cell table:formula="of:=[.$C$211]+(([.C$375]-[.C$211])*([.B276]-[.B$211])/([.$B$375]-[.$B$212]))" office:value-type="float" office:value="77.8466257668712">
            <text:p>77.8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[.A277]*4" office:value-type="float" office:value="1800">
            <text:p>1800</text:p>
          </table:table-cell>
          <table:table-cell table:formula="of:=[.$C$211]+(([.C$375]-[.C$211])*([.B277]-[.B$211])/([.$B$375]-[.$B$212]))" office:value-type="float" office:value="77.6134969325153">
            <text:p>77.6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[.A278]*4" office:value-type="float" office:value="1804">
            <text:p>1804</text:p>
          </table:table-cell>
          <table:table-cell table:formula="of:=[.$C$211]+(([.C$375]-[.C$211])*([.B278]-[.B$211])/([.$B$375]-[.$B$212]))" office:value-type="float" office:value="77.3803680981595">
            <text:p>77.3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[.A279]*4" office:value-type="float" office:value="1808">
            <text:p>1808</text:p>
          </table:table-cell>
          <table:table-cell table:formula="of:=[.$C$211]+(([.C$375]-[.C$211])*([.B279]-[.B$211])/([.$B$375]-[.$B$212]))" office:value-type="float" office:value="77.1472392638037">
            <text:p>77.1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[.A280]*4" office:value-type="float" office:value="1812">
            <text:p>1812</text:p>
          </table:table-cell>
          <table:table-cell table:formula="of:=[.$C$211]+(([.C$375]-[.C$211])*([.B280]-[.B$211])/([.$B$375]-[.$B$212]))" office:value-type="float" office:value="76.9141104294478">
            <text:p>76.9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[.A281]*4" office:value-type="float" office:value="1816">
            <text:p>1816</text:p>
          </table:table-cell>
          <table:table-cell table:formula="of:=[.$C$211]+(([.C$375]-[.C$211])*([.B281]-[.B$211])/([.$B$375]-[.$B$212]))" office:value-type="float" office:value="76.680981595092">
            <text:p>76.6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[.A282]*4" office:value-type="float" office:value="1820">
            <text:p>1820</text:p>
          </table:table-cell>
          <table:table-cell table:formula="of:=[.$C$211]+(([.C$375]-[.C$211])*([.B282]-[.B$211])/([.$B$375]-[.$B$212]))" office:value-type="float" office:value="76.4478527607362">
            <text:p>76.4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[.A283]*4" office:value-type="float" office:value="1824">
            <text:p>1824</text:p>
          </table:table-cell>
          <table:table-cell table:formula="of:=[.$C$211]+(([.C$375]-[.C$211])*([.B283]-[.B$211])/([.$B$375]-[.$B$212]))" office:value-type="float" office:value="76.2147239263804">
            <text:p>76.2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[.A284]*4" office:value-type="float" office:value="1828">
            <text:p>1828</text:p>
          </table:table-cell>
          <table:table-cell table:formula="of:=[.$C$211]+(([.C$375]-[.C$211])*([.B284]-[.B$211])/([.$B$375]-[.$B$212]))" office:value-type="float" office:value="75.9815950920246">
            <text:p>75.9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[.A285]*4" office:value-type="float" office:value="1832">
            <text:p>1832</text:p>
          </table:table-cell>
          <table:table-cell table:formula="of:=[.$C$211]+(([.C$375]-[.C$211])*([.B285]-[.B$211])/([.$B$375]-[.$B$212]))" office:value-type="float" office:value="75.7484662576687">
            <text:p>75.7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[.A286]*4" office:value-type="float" office:value="1836">
            <text:p>1836</text:p>
          </table:table-cell>
          <table:table-cell table:formula="of:=[.$C$211]+(([.C$375]-[.C$211])*([.B286]-[.B$211])/([.$B$375]-[.$B$212]))" office:value-type="float" office:value="75.5153374233129">
            <text:p>75.5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[.A287]*4" office:value-type="float" office:value="1840">
            <text:p>1840</text:p>
          </table:table-cell>
          <table:table-cell table:formula="of:=[.$C$211]+(([.C$375]-[.C$211])*([.B287]-[.B$211])/([.$B$375]-[.$B$212]))" office:value-type="float" office:value="75.2822085889571">
            <text:p>75.2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[.A288]*4" office:value-type="float" office:value="1844">
            <text:p>1844</text:p>
          </table:table-cell>
          <table:table-cell table:formula="of:=[.$C$211]+(([.C$375]-[.C$211])*([.B288]-[.B$211])/([.$B$375]-[.$B$212]))" office:value-type="float" office:value="75.0490797546012">
            <text:p>75.0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[.A289]*4" office:value-type="float" office:value="1848">
            <text:p>1848</text:p>
          </table:table-cell>
          <table:table-cell table:formula="of:=[.$C$211]+(([.C$375]-[.C$211])*([.B289]-[.B$211])/([.$B$375]-[.$B$212]))" office:value-type="float" office:value="74.8159509202454">
            <text:p>74.8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[.A290]*4" office:value-type="float" office:value="1852">
            <text:p>1852</text:p>
          </table:table-cell>
          <table:table-cell table:formula="of:=[.$C$211]+(([.C$375]-[.C$211])*([.B290]-[.B$211])/([.$B$375]-[.$B$212]))" office:value-type="float" office:value="74.5828220858896">
            <text:p>74.5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[.A291]*4" office:value-type="float" office:value="1856">
            <text:p>1856</text:p>
          </table:table-cell>
          <table:table-cell table:formula="of:=[.$C$211]+(([.C$375]-[.C$211])*([.B291]-[.B$211])/([.$B$375]-[.$B$212]))" office:value-type="float" office:value="74.3496932515338">
            <text:p>74.3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[.A292]*4" office:value-type="float" office:value="1860">
            <text:p>1860</text:p>
          </table:table-cell>
          <table:table-cell table:formula="of:=[.$C$211]+(([.C$375]-[.C$211])*([.B292]-[.B$211])/([.$B$375]-[.$B$212]))" office:value-type="float" office:value="74.1165644171779">
            <text:p>74.1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[.A293]*4" office:value-type="float" office:value="1864">
            <text:p>1864</text:p>
          </table:table-cell>
          <table:table-cell table:formula="of:=[.$C$211]+(([.C$375]-[.C$211])*([.B293]-[.B$211])/([.$B$375]-[.$B$212]))" office:value-type="float" office:value="73.8834355828221">
            <text:p>73.8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[.A294]*4" office:value-type="float" office:value="1868">
            <text:p>1868</text:p>
          </table:table-cell>
          <table:table-cell table:formula="of:=[.$C$211]+(([.C$375]-[.C$211])*([.B294]-[.B$211])/([.$B$375]-[.$B$212]))" office:value-type="float" office:value="73.6503067484663">
            <text:p>73.6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[.A295]*4" office:value-type="float" office:value="1872">
            <text:p>1872</text:p>
          </table:table-cell>
          <table:table-cell table:formula="of:=[.$C$211]+(([.C$375]-[.C$211])*([.B295]-[.B$211])/([.$B$375]-[.$B$212]))" office:value-type="float" office:value="73.4171779141104">
            <text:p>73.4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[.A296]*4" office:value-type="float" office:value="1876">
            <text:p>1876</text:p>
          </table:table-cell>
          <table:table-cell table:formula="of:=[.$C$211]+(([.C$375]-[.C$211])*([.B296]-[.B$211])/([.$B$375]-[.$B$212]))" office:value-type="float" office:value="73.1840490797546">
            <text:p>73.1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[.A297]*4" office:value-type="float" office:value="1880">
            <text:p>1880</text:p>
          </table:table-cell>
          <table:table-cell table:formula="of:=[.$C$211]+(([.C$375]-[.C$211])*([.B297]-[.B$211])/([.$B$375]-[.$B$212]))" office:value-type="float" office:value="72.9509202453988">
            <text:p>72.9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[.A298]*4" office:value-type="float" office:value="1884">
            <text:p>1884</text:p>
          </table:table-cell>
          <table:table-cell table:formula="of:=[.$C$211]+(([.C$375]-[.C$211])*([.B298]-[.B$211])/([.$B$375]-[.$B$212]))" office:value-type="float" office:value="72.717791411043">
            <text:p>72.7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[.A299]*4" office:value-type="float" office:value="1888">
            <text:p>1888</text:p>
          </table:table-cell>
          <table:table-cell table:formula="of:=[.$C$211]+(([.C$375]-[.C$211])*([.B299]-[.B$211])/([.$B$375]-[.$B$212]))" office:value-type="float" office:value="72.4846625766871">
            <text:p>72.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[.A300]*4" office:value-type="float" office:value="1892">
            <text:p>1892</text:p>
          </table:table-cell>
          <table:table-cell table:formula="of:=[.$C$211]+(([.C$375]-[.C$211])*([.B300]-[.B$211])/([.$B$375]-[.$B$212]))" office:value-type="float" office:value="72.2515337423313">
            <text:p>72.2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[.A301]*4" office:value-type="float" office:value="1896">
            <text:p>1896</text:p>
          </table:table-cell>
          <table:table-cell table:formula="of:=[.$C$211]+(([.C$375]-[.C$211])*([.B301]-[.B$211])/([.$B$375]-[.$B$212]))" office:value-type="float" office:value="72.0184049079755">
            <text:p>72.0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[.A302]*4" office:value-type="float" office:value="1900">
            <text:p>1900</text:p>
          </table:table-cell>
          <table:table-cell table:formula="of:=[.$C$211]+(([.C$375]-[.C$211])*([.B302]-[.B$211])/([.$B$375]-[.$B$212]))" office:value-type="float" office:value="71.7852760736196">
            <text:p>71.7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[.A303]*4" office:value-type="float" office:value="1904">
            <text:p>1904</text:p>
          </table:table-cell>
          <table:table-cell table:formula="of:=[.$C$211]+(([.C$375]-[.C$211])*([.B303]-[.B$211])/([.$B$375]-[.$B$212]))" office:value-type="float" office:value="71.5521472392638">
            <text:p>71.5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[.A304]*4" office:value-type="float" office:value="1908">
            <text:p>1908</text:p>
          </table:table-cell>
          <table:table-cell table:formula="of:=[.$C$211]+(([.C$375]-[.C$211])*([.B304]-[.B$211])/([.$B$375]-[.$B$212]))" office:value-type="float" office:value="71.319018404908">
            <text:p>71.3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[.A305]*4" office:value-type="float" office:value="1912">
            <text:p>1912</text:p>
          </table:table-cell>
          <table:table-cell table:formula="of:=[.$C$211]+(([.C$375]-[.C$211])*([.B305]-[.B$211])/([.$B$375]-[.$B$212]))" office:value-type="float" office:value="71.0858895705522">
            <text:p>71.09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[.A306]*4" office:value-type="float" office:value="1916">
            <text:p>1916</text:p>
          </table:table-cell>
          <table:table-cell table:formula="of:=[.$C$211]+(([.C$375]-[.C$211])*([.B306]-[.B$211])/([.$B$375]-[.$B$212]))" office:value-type="float" office:value="70.8527607361963">
            <text:p>70.8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A307]*4" office:value-type="float" office:value="1920">
            <text:p>1920</text:p>
          </table:table-cell>
          <table:table-cell table:formula="of:=[.$C$211]+(([.C$375]-[.C$211])*([.B307]-[.B$211])/([.$B$375]-[.$B$212]))" office:value-type="float" office:value="70.6196319018405">
            <text:p>70.6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[.A308]*4" office:value-type="float" office:value="1924">
            <text:p>1924</text:p>
          </table:table-cell>
          <table:table-cell table:formula="of:=[.$C$211]+(([.C$375]-[.C$211])*([.B308]-[.B$211])/([.$B$375]-[.$B$212]))" office:value-type="float" office:value="70.3865030674847">
            <text:p>70.3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[.A309]*4" office:value-type="float" office:value="1928">
            <text:p>1928</text:p>
          </table:table-cell>
          <table:table-cell table:formula="of:=[.$C$211]+(([.C$375]-[.C$211])*([.B309]-[.B$211])/([.$B$375]-[.$B$212]))" office:value-type="float" office:value="70.1533742331288">
            <text:p>70.1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[.A310]*4" office:value-type="float" office:value="1932">
            <text:p>1932</text:p>
          </table:table-cell>
          <table:table-cell table:formula="of:=[.$C$211]+(([.C$375]-[.C$211])*([.B310]-[.B$211])/([.$B$375]-[.$B$212]))" office:value-type="float" office:value="69.920245398773">
            <text:p>69.9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[.A311]*4" office:value-type="float" office:value="1936">
            <text:p>1936</text:p>
          </table:table-cell>
          <table:table-cell table:formula="of:=[.$C$211]+(([.C$375]-[.C$211])*([.B311]-[.B$211])/([.$B$375]-[.$B$212]))" office:value-type="float" office:value="69.6871165644172">
            <text:p>69.6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[.A312]*4" office:value-type="float" office:value="1940">
            <text:p>1940</text:p>
          </table:table-cell>
          <table:table-cell table:formula="of:=[.$C$211]+(([.C$375]-[.C$211])*([.B312]-[.B$211])/([.$B$375]-[.$B$212]))" office:value-type="float" office:value="69.4539877300614">
            <text:p>69.4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[.A313]*4" office:value-type="float" office:value="1944">
            <text:p>1944</text:p>
          </table:table-cell>
          <table:table-cell table:formula="of:=[.$C$211]+(([.C$375]-[.C$211])*([.B313]-[.B$211])/([.$B$375]-[.$B$212]))" office:value-type="float" office:value="69.2208588957055">
            <text:p>69.2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[.A314]*4" office:value-type="float" office:value="1948">
            <text:p>1948</text:p>
          </table:table-cell>
          <table:table-cell table:formula="of:=[.$C$211]+(([.C$375]-[.C$211])*([.B314]-[.B$211])/([.$B$375]-[.$B$212]))" office:value-type="float" office:value="68.9877300613497">
            <text:p>68.9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.A315]*4" office:value-type="float" office:value="1952">
            <text:p>1952</text:p>
          </table:table-cell>
          <table:table-cell table:formula="of:=[.$C$211]+(([.C$375]-[.C$211])*([.B315]-[.B$211])/([.$B$375]-[.$B$212]))" office:value-type="float" office:value="68.7546012269939">
            <text:p>68.7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[.A316]*4" office:value-type="float" office:value="1956">
            <text:p>1956</text:p>
          </table:table-cell>
          <table:table-cell table:formula="of:=[.$C$211]+(([.C$375]-[.C$211])*([.B316]-[.B$211])/([.$B$375]-[.$B$212]))" office:value-type="float" office:value="68.521472392638">
            <text:p>68.5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[.A317]*4" office:value-type="float" office:value="1960">
            <text:p>1960</text:p>
          </table:table-cell>
          <table:table-cell table:formula="of:=[.$C$211]+(([.C$375]-[.C$211])*([.B317]-[.B$211])/([.$B$375]-[.$B$212]))" office:value-type="float" office:value="68.2883435582822">
            <text:p>68.2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[.A318]*4" office:value-type="float" office:value="1964">
            <text:p>1964</text:p>
          </table:table-cell>
          <table:table-cell table:formula="of:=[.$C$211]+(([.C$375]-[.C$211])*([.B318]-[.B$211])/([.$B$375]-[.$B$212]))" office:value-type="float" office:value="68.0552147239264">
            <text:p>68.0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[.A319]*4" office:value-type="float" office:value="1968">
            <text:p>1968</text:p>
          </table:table-cell>
          <table:table-cell table:formula="of:=[.$C$211]+(([.C$375]-[.C$211])*([.B319]-[.B$211])/([.$B$375]-[.$B$212]))" office:value-type="float" office:value="67.8220858895706">
            <text:p>67.8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[.A320]*4" office:value-type="float" office:value="1972">
            <text:p>1972</text:p>
          </table:table-cell>
          <table:table-cell table:formula="of:=[.$C$211]+(([.C$375]-[.C$211])*([.B320]-[.B$211])/([.$B$375]-[.$B$212]))" office:value-type="float" office:value="67.5889570552147">
            <text:p>67.5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[.A321]*4" office:value-type="float" office:value="1976">
            <text:p>1976</text:p>
          </table:table-cell>
          <table:table-cell table:formula="of:=[.$C$211]+(([.C$375]-[.C$211])*([.B321]-[.B$211])/([.$B$375]-[.$B$212]))" office:value-type="float" office:value="67.3558282208589">
            <text:p>67.3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[.A322]*4" office:value-type="float" office:value="1980">
            <text:p>1980</text:p>
          </table:table-cell>
          <table:table-cell table:formula="of:=[.$C$211]+(([.C$375]-[.C$211])*([.B322]-[.B$211])/([.$B$375]-[.$B$212]))" office:value-type="float" office:value="67.1226993865031">
            <text:p>67.1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[.A323]*4" office:value-type="float" office:value="1984">
            <text:p>1984</text:p>
          </table:table-cell>
          <table:table-cell table:formula="of:=[.$C$211]+(([.C$375]-[.C$211])*([.B323]-[.B$211])/([.$B$375]-[.$B$212]))" office:value-type="float" office:value="66.8895705521472">
            <text:p>66.8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[.A324]*4" office:value-type="float" office:value="1988">
            <text:p>1988</text:p>
          </table:table-cell>
          <table:table-cell table:formula="of:=[.$C$211]+(([.C$375]-[.C$211])*([.B324]-[.B$211])/([.$B$375]-[.$B$212]))" office:value-type="float" office:value="66.6564417177914">
            <text:p>66.6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[.A325]*4" office:value-type="float" office:value="1992">
            <text:p>1992</text:p>
          </table:table-cell>
          <table:table-cell table:formula="of:=[.$C$211]+(([.C$375]-[.C$211])*([.B325]-[.B$211])/([.$B$375]-[.$B$212]))" office:value-type="float" office:value="66.4233128834356">
            <text:p>66.4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[.A326]*4" office:value-type="float" office:value="1996">
            <text:p>1996</text:p>
          </table:table-cell>
          <table:table-cell table:formula="of:=[.$C$211]+(([.C$375]-[.C$211])*([.B326]-[.B$211])/([.$B$375]-[.$B$212]))" office:value-type="float" office:value="66.1901840490798">
            <text:p>66.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A327]*4" office:value-type="float" office:value="2000">
            <text:p>2000</text:p>
          </table:table-cell>
          <table:table-cell table:formula="of:=[.$C$211]+(([.C$375]-[.C$211])*([.B327]-[.B$211])/([.$B$375]-[.$B$212]))" office:value-type="float" office:value="65.9570552147239">
            <text:p>65.96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[.A328]*4" office:value-type="float" office:value="2004">
            <text:p>2004</text:p>
          </table:table-cell>
          <table:table-cell table:formula="of:=[.$C$211]+(([.C$375]-[.C$211])*([.B328]-[.B$211])/([.$B$375]-[.$B$212]))" office:value-type="float" office:value="65.7239263803681">
            <text:p>65.7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[.A329]*4" office:value-type="float" office:value="2008">
            <text:p>2008</text:p>
          </table:table-cell>
          <table:table-cell table:formula="of:=[.$C$211]+(([.C$375]-[.C$211])*([.B329]-[.B$211])/([.$B$375]-[.$B$212]))" office:value-type="float" office:value="65.4907975460123">
            <text:p>65.4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[.A330]*4" office:value-type="float" office:value="2012">
            <text:p>2012</text:p>
          </table:table-cell>
          <table:table-cell table:formula="of:=[.$C$211]+(([.C$375]-[.C$211])*([.B330]-[.B$211])/([.$B$375]-[.$B$212]))" office:value-type="float" office:value="65.2576687116564">
            <text:p>65.2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[.A331]*4" office:value-type="float" office:value="2016">
            <text:p>2016</text:p>
          </table:table-cell>
          <table:table-cell table:formula="of:=[.$C$211]+(([.C$375]-[.C$211])*([.B331]-[.B$211])/([.$B$375]-[.$B$212]))" office:value-type="float" office:value="65.0245398773006">
            <text:p>65.0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[.A332]*4" office:value-type="float" office:value="2020">
            <text:p>2020</text:p>
          </table:table-cell>
          <table:table-cell table:formula="of:=[.$C$211]+(([.C$375]-[.C$211])*([.B332]-[.B$211])/([.$B$375]-[.$B$212]))" office:value-type="float" office:value="64.7914110429448">
            <text:p>64.7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[.A333]*4" office:value-type="float" office:value="2024">
            <text:p>2024</text:p>
          </table:table-cell>
          <table:table-cell table:formula="of:=[.$C$211]+(([.C$375]-[.C$211])*([.B333]-[.B$211])/([.$B$375]-[.$B$212]))" office:value-type="float" office:value="64.558282208589">
            <text:p>64.5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[.A334]*4" office:value-type="float" office:value="2028">
            <text:p>2028</text:p>
          </table:table-cell>
          <table:table-cell table:formula="of:=[.$C$211]+(([.C$375]-[.C$211])*([.B334]-[.B$211])/([.$B$375]-[.$B$212]))" office:value-type="float" office:value="64.3251533742331">
            <text:p>64.3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[.A335]*4" office:value-type="float" office:value="2032">
            <text:p>2032</text:p>
          </table:table-cell>
          <table:table-cell table:formula="of:=[.$C$211]+(([.C$375]-[.C$211])*([.B335]-[.B$211])/([.$B$375]-[.$B$212]))" office:value-type="float" office:value="64.0920245398773">
            <text:p>64.0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[.A336]*4" office:value-type="float" office:value="2036">
            <text:p>2036</text:p>
          </table:table-cell>
          <table:table-cell table:formula="of:=[.$C$211]+(([.C$375]-[.C$211])*([.B336]-[.B$211])/([.$B$375]-[.$B$212]))" office:value-type="float" office:value="63.8588957055215">
            <text:p>63.8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[.A337]*4" office:value-type="float" office:value="2040">
            <text:p>2040</text:p>
          </table:table-cell>
          <table:table-cell table:formula="of:=[.$C$211]+(([.C$375]-[.C$211])*([.B337]-[.B$211])/([.$B$375]-[.$B$212]))" office:value-type="float" office:value="63.6257668711656">
            <text:p>63.6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[.A338]*4" office:value-type="float" office:value="2044">
            <text:p>2044</text:p>
          </table:table-cell>
          <table:table-cell table:formula="of:=[.$C$211]+(([.C$375]-[.C$211])*([.B338]-[.B$211])/([.$B$375]-[.$B$212]))" office:value-type="float" office:value="63.3926380368098">
            <text:p>63.3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A339]*4" office:value-type="float" office:value="2048">
            <text:p>2048</text:p>
          </table:table-cell>
          <table:table-cell table:formula="of:=[.$C$211]+(([.C$375]-[.C$211])*([.B339]-[.B$211])/([.$B$375]-[.$B$212]))" office:value-type="float" office:value="63.159509202454">
            <text:p>63.1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[.A340]*4" office:value-type="float" office:value="2052">
            <text:p>2052</text:p>
          </table:table-cell>
          <table:table-cell table:formula="of:=[.$C$211]+(([.C$375]-[.C$211])*([.B340]-[.B$211])/([.$B$375]-[.$B$212]))" office:value-type="float" office:value="62.9263803680982">
            <text:p>62.9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[.A341]*4" office:value-type="float" office:value="2056">
            <text:p>2056</text:p>
          </table:table-cell>
          <table:table-cell table:formula="of:=[.$C$211]+(([.C$375]-[.C$211])*([.B341]-[.B$211])/([.$B$375]-[.$B$212]))" office:value-type="float" office:value="62.6932515337423">
            <text:p>62.6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[.A342]*4" office:value-type="float" office:value="2060">
            <text:p>2060</text:p>
          </table:table-cell>
          <table:table-cell table:formula="of:=[.$C$211]+(([.C$375]-[.C$211])*([.B342]-[.B$211])/([.$B$375]-[.$B$212]))" office:value-type="float" office:value="62.4601226993865">
            <text:p>62.4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[.A343]*4" office:value-type="float" office:value="2064">
            <text:p>2064</text:p>
          </table:table-cell>
          <table:table-cell table:formula="of:=[.$C$211]+(([.C$375]-[.C$211])*([.B343]-[.B$211])/([.$B$375]-[.$B$212]))" office:value-type="float" office:value="62.2269938650307">
            <text:p>62.2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[.A344]*4" office:value-type="float" office:value="2068">
            <text:p>2068</text:p>
          </table:table-cell>
          <table:table-cell table:formula="of:=[.$C$211]+(([.C$375]-[.C$211])*([.B344]-[.B$211])/([.$B$375]-[.$B$212]))" office:value-type="float" office:value="61.9938650306749">
            <text:p>61.9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[.A345]*4" office:value-type="float" office:value="2072">
            <text:p>2072</text:p>
          </table:table-cell>
          <table:table-cell table:formula="of:=[.$C$211]+(([.C$375]-[.C$211])*([.B345]-[.B$211])/([.$B$375]-[.$B$212]))" office:value-type="float" office:value="61.760736196319">
            <text:p>61.7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[.A346]*4" office:value-type="float" office:value="2076">
            <text:p>2076</text:p>
          </table:table-cell>
          <table:table-cell table:formula="of:=[.$C$211]+(([.C$375]-[.C$211])*([.B346]-[.B$211])/([.$B$375]-[.$B$212]))" office:value-type="float" office:value="61.5276073619632">
            <text:p>61.5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[.A347]*4" office:value-type="float" office:value="2080">
            <text:p>2080</text:p>
          </table:table-cell>
          <table:table-cell table:formula="of:=[.$C$211]+(([.C$375]-[.C$211])*([.B347]-[.B$211])/([.$B$375]-[.$B$212]))" office:value-type="float" office:value="61.2944785276074">
            <text:p>61.2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[.A348]*4" office:value-type="float" office:value="2084">
            <text:p>2084</text:p>
          </table:table-cell>
          <table:table-cell table:formula="of:=[.$C$211]+(([.C$375]-[.C$211])*([.B348]-[.B$211])/([.$B$375]-[.$B$212]))" office:value-type="float" office:value="61.0613496932515">
            <text:p>61.0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[.A349]*4" office:value-type="float" office:value="2088">
            <text:p>2088</text:p>
          </table:table-cell>
          <table:table-cell table:formula="of:=[.$C$211]+(([.C$375]-[.C$211])*([.B349]-[.B$211])/([.$B$375]-[.$B$212]))" office:value-type="float" office:value="60.8282208588957">
            <text:p>60.8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[.A350]*4" office:value-type="float" office:value="2092">
            <text:p>2092</text:p>
          </table:table-cell>
          <table:table-cell table:formula="of:=[.$C$211]+(([.C$375]-[.C$211])*([.B350]-[.B$211])/([.$B$375]-[.$B$212]))" office:value-type="float" office:value="60.5950920245399">
            <text:p>60.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[.A351]*4" office:value-type="float" office:value="2096">
            <text:p>2096</text:p>
          </table:table-cell>
          <table:table-cell table:formula="of:=[.$C$211]+(([.C$375]-[.C$211])*([.B351]-[.B$211])/([.$B$375]-[.$B$212]))" office:value-type="float" office:value="60.3619631901841">
            <text:p>60.3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[.A352]*4" office:value-type="float" office:value="2100">
            <text:p>2100</text:p>
          </table:table-cell>
          <table:table-cell table:formula="of:=[.$C$211]+(([.C$375]-[.C$211])*([.B352]-[.B$211])/([.$B$375]-[.$B$212]))" office:value-type="float" office:value="60.1288343558282">
            <text:p>60.13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[.A353]*4" office:value-type="float" office:value="2104">
            <text:p>2104</text:p>
          </table:table-cell>
          <table:table-cell table:formula="of:=[.$C$211]+(([.C$375]-[.C$211])*([.B353]-[.B$211])/([.$B$375]-[.$B$212]))" office:value-type="float" office:value="59.8957055214724">
            <text:p>59.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[.A354]*4" office:value-type="float" office:value="2108">
            <text:p>2108</text:p>
          </table:table-cell>
          <table:table-cell table:formula="of:=[.$C$211]+(([.C$375]-[.C$211])*([.B354]-[.B$211])/([.$B$375]-[.$B$212]))" office:value-type="float" office:value="59.6625766871166">
            <text:p>59.6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[.A355]*4" office:value-type="float" office:value="2112">
            <text:p>2112</text:p>
          </table:table-cell>
          <table:table-cell table:formula="of:=[.$C$211]+(([.C$375]-[.C$211])*([.B355]-[.B$211])/([.$B$375]-[.$B$212]))" office:value-type="float" office:value="59.4294478527607">
            <text:p>59.4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[.A356]*4" office:value-type="float" office:value="2116">
            <text:p>2116</text:p>
          </table:table-cell>
          <table:table-cell table:formula="of:=[.$C$211]+(([.C$375]-[.C$211])*([.B356]-[.B$211])/([.$B$375]-[.$B$212]))" office:value-type="float" office:value="59.1963190184049">
            <text:p>59.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[.A357]*4" office:value-type="float" office:value="2120">
            <text:p>2120</text:p>
          </table:table-cell>
          <table:table-cell table:formula="of:=[.$C$211]+(([.C$375]-[.C$211])*([.B357]-[.B$211])/([.$B$375]-[.$B$212]))" office:value-type="float" office:value="58.9631901840491">
            <text:p>58.9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[.A358]*4" office:value-type="float" office:value="2124">
            <text:p>2124</text:p>
          </table:table-cell>
          <table:table-cell table:formula="of:=[.$C$211]+(([.C$375]-[.C$211])*([.B358]-[.B$211])/([.$B$375]-[.$B$212]))" office:value-type="float" office:value="58.7300613496933">
            <text:p>58.7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[.A359]*4" office:value-type="float" office:value="2128">
            <text:p>2128</text:p>
          </table:table-cell>
          <table:table-cell table:formula="of:=[.$C$211]+(([.C$375]-[.C$211])*([.B359]-[.B$211])/([.$B$375]-[.$B$212]))" office:value-type="float" office:value="58.4969325153374">
            <text:p>58.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[.A360]*4" office:value-type="float" office:value="2132">
            <text:p>2132</text:p>
          </table:table-cell>
          <table:table-cell table:formula="of:=[.$C$211]+(([.C$375]-[.C$211])*([.B360]-[.B$211])/([.$B$375]-[.$B$212]))" office:value-type="float" office:value="58.2638036809816">
            <text:p>58.2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[.A361]*4" office:value-type="float" office:value="2136">
            <text:p>2136</text:p>
          </table:table-cell>
          <table:table-cell table:formula="of:=[.$C$211]+(([.C$375]-[.C$211])*([.B361]-[.B$211])/([.$B$375]-[.$B$212]))" office:value-type="float" office:value="58.0306748466258">
            <text:p>58.0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[.A362]*4" office:value-type="float" office:value="2140">
            <text:p>2140</text:p>
          </table:table-cell>
          <table:table-cell table:formula="of:=[.$C$211]+(([.C$375]-[.C$211])*([.B362]-[.B$211])/([.$B$375]-[.$B$212]))" office:value-type="float" office:value="57.7975460122699">
            <text:p>57.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[.A363]*4" office:value-type="float" office:value="2144">
            <text:p>2144</text:p>
          </table:table-cell>
          <table:table-cell table:formula="of:=[.$C$211]+(([.C$375]-[.C$211])*([.B363]-[.B$211])/([.$B$375]-[.$B$212]))" office:value-type="float" office:value="57.5644171779141">
            <text:p>57.5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[.A364]*4" office:value-type="float" office:value="2148">
            <text:p>2148</text:p>
          </table:table-cell>
          <table:table-cell table:formula="of:=[.$C$211]+(([.C$375]-[.C$211])*([.B364]-[.B$211])/([.$B$375]-[.$B$212]))" office:value-type="float" office:value="57.3312883435583">
            <text:p>57.3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[.A365]*4" office:value-type="float" office:value="2152">
            <text:p>2152</text:p>
          </table:table-cell>
          <table:table-cell table:formula="of:=[.$C$211]+(([.C$375]-[.C$211])*([.B365]-[.B$211])/([.$B$375]-[.$B$212]))" office:value-type="float" office:value="57.0981595092025">
            <text:p>57.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[.A366]*4" office:value-type="float" office:value="2156">
            <text:p>2156</text:p>
          </table:table-cell>
          <table:table-cell table:formula="of:=[.$C$211]+(([.C$375]-[.C$211])*([.B366]-[.B$211])/([.$B$375]-[.$B$212]))" office:value-type="float" office:value="56.8650306748466">
            <text:p>56.8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[.A367]*4" office:value-type="float" office:value="2160">
            <text:p>2160</text:p>
          </table:table-cell>
          <table:table-cell table:formula="of:=[.$C$211]+(([.C$375]-[.C$211])*([.B367]-[.B$211])/([.$B$375]-[.$B$212]))" office:value-type="float" office:value="56.6319018404908">
            <text:p>56.6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[.A368]*4" office:value-type="float" office:value="2164">
            <text:p>2164</text:p>
          </table:table-cell>
          <table:table-cell table:formula="of:=[.$C$211]+(([.C$375]-[.C$211])*([.B368]-[.B$211])/([.$B$375]-[.$B$212]))" office:value-type="float" office:value="56.398773006135">
            <text:p>56.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[.A369]*4" office:value-type="float" office:value="2168">
            <text:p>2168</text:p>
          </table:table-cell>
          <table:table-cell table:formula="of:=[.$C$211]+(([.C$375]-[.C$211])*([.B369]-[.B$211])/([.$B$375]-[.$B$212]))" office:value-type="float" office:value="56.1656441717791">
            <text:p>56.1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[.A370]*4" office:value-type="float" office:value="2172">
            <text:p>2172</text:p>
          </table:table-cell>
          <table:table-cell table:formula="of:=[.$C$211]+(([.C$375]-[.C$211])*([.B370]-[.B$211])/([.$B$375]-[.$B$212]))" office:value-type="float" office:value="55.9325153374233">
            <text:p>55.93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[.A371]*4" office:value-type="float" office:value="2176">
            <text:p>2176</text:p>
          </table:table-cell>
          <table:table-cell table:formula="of:=[.$C$211]+(([.C$375]-[.C$211])*([.B371]-[.B$211])/([.$B$375]-[.$B$212]))" office:value-type="float" office:value="55.6993865030675">
            <text:p>55.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[.A372]*4" office:value-type="float" office:value="2180">
            <text:p>2180</text:p>
          </table:table-cell>
          <table:table-cell table:formula="of:=[.$C$211]+(([.C$375]-[.C$211])*([.B372]-[.B$211])/([.$B$375]-[.$B$212]))" office:value-type="float" office:value="55.4662576687117">
            <text:p>55.4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[.A373]*4" office:value-type="float" office:value="2184">
            <text:p>2184</text:p>
          </table:table-cell>
          <table:table-cell table:formula="of:=[.$C$211]+(([.C$375]-[.C$211])*([.B373]-[.B$211])/([.$B$375]-[.$B$212]))" office:value-type="float" office:value="55.2331288343558">
            <text:p>55.23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[.A374]*4" office:value-type="float" office:value="2188">
            <text:p>2188</text:p>
          </table:table-cell>
          <table:table-cell table:formula="of:=[.$C$211]+(([.C$375]-[.C$211])*([.B374]-[.B$211])/([.$B$375]-[.$B$212]))" office:value-type="float" office:value="55">
            <text:p>5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[.A375]*4" office:value-type="float" office:value="2192">
            <text:p>21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[.A376]*4" office:value-type="float" office:value="2196">
            <text:p>2196</text:p>
          </table:table-cell>
          <table:table-cell table:formula="of:=[.$C$375]+(([.C$402]-[.C$375])*([.B376]-[.B$375])/([.$B$402]-[.$B$376]))" office:value-type="float" office:value="56.4230769230769">
            <text:p>56.4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[.A377]*4" office:value-type="float" office:value="2200">
            <text:p>2200</text:p>
          </table:table-cell>
          <table:table-cell table:formula="of:=[.$C$375]+(([.C$402]-[.C$375])*([.B377]-[.B$375])/([.$B$402]-[.$B$376]))" office:value-type="float" office:value="57.8461538461538">
            <text:p>57.8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[.A378]*4" office:value-type="float" office:value="2204">
            <text:p>2204</text:p>
          </table:table-cell>
          <table:table-cell table:formula="of:=[.$C$375]+(([.C$402]-[.C$375])*([.B378]-[.B$375])/([.$B$402]-[.$B$376]))" office:value-type="float" office:value="59.2692307692308">
            <text:p>59.2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[.A379]*4" office:value-type="float" office:value="2208">
            <text:p>2208</text:p>
          </table:table-cell>
          <table:table-cell table:formula="of:=[.$C$375]+(([.C$402]-[.C$375])*([.B379]-[.B$375])/([.$B$402]-[.$B$376]))" office:value-type="float" office:value="60.6923076923077">
            <text:p>60.69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[.A380]*4" office:value-type="float" office:value="2212">
            <text:p>2212</text:p>
          </table:table-cell>
          <table:table-cell table:formula="of:=[.$C$375]+(([.C$402]-[.C$375])*([.B380]-[.B$375])/([.$B$402]-[.$B$376]))" office:value-type="float" office:value="62.1153846153846">
            <text:p>62.1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[.A381]*4" office:value-type="float" office:value="2216">
            <text:p>2216</text:p>
          </table:table-cell>
          <table:table-cell table:formula="of:=[.$C$375]+(([.C$402]-[.C$375])*([.B381]-[.B$375])/([.$B$402]-[.$B$376]))" office:value-type="float" office:value="63.5384615384615">
            <text:p>63.5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[.A382]*4" office:value-type="float" office:value="2220">
            <text:p>2220</text:p>
          </table:table-cell>
          <table:table-cell table:formula="of:=[.$C$375]+(([.C$402]-[.C$375])*([.B382]-[.B$375])/([.$B$402]-[.$B$376]))" office:value-type="float" office:value="64.9615384615385">
            <text:p>64.9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[.A383]*4" office:value-type="float" office:value="2224">
            <text:p>2224</text:p>
          </table:table-cell>
          <table:table-cell table:formula="of:=[.$C$375]+(([.C$402]-[.C$375])*([.B383]-[.B$375])/([.$B$402]-[.$B$376]))" office:value-type="float" office:value="66.3846153846154">
            <text:p>66.3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[.A384]*4" office:value-type="float" office:value="2228">
            <text:p>2228</text:p>
          </table:table-cell>
          <table:table-cell table:formula="of:=[.$C$375]+(([.C$402]-[.C$375])*([.B384]-[.B$375])/([.$B$402]-[.$B$376]))" office:value-type="float" office:value="67.8076923076923">
            <text:p>67.8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[.A385]*4" office:value-type="float" office:value="2232">
            <text:p>2232</text:p>
          </table:table-cell>
          <table:table-cell table:formula="of:=[.$C$375]+(([.C$402]-[.C$375])*([.B385]-[.B$375])/([.$B$402]-[.$B$376]))" office:value-type="float" office:value="69.2307692307692">
            <text:p>69.2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[.A386]*4" office:value-type="float" office:value="2236">
            <text:p>2236</text:p>
          </table:table-cell>
          <table:table-cell table:formula="of:=[.$C$375]+(([.C$402]-[.C$375])*([.B386]-[.B$375])/([.$B$402]-[.$B$376]))" office:value-type="float" office:value="70.6538461538462">
            <text:p>70.6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[.A387]*4" office:value-type="float" office:value="2240">
            <text:p>2240</text:p>
          </table:table-cell>
          <table:table-cell table:formula="of:=[.$C$375]+(([.C$402]-[.C$375])*([.B387]-[.B$375])/([.$B$402]-[.$B$376]))" office:value-type="float" office:value="72.0769230769231">
            <text:p>72.0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[.A388]*4" office:value-type="float" office:value="2244">
            <text:p>2244</text:p>
          </table:table-cell>
          <table:table-cell table:formula="of:=[.$C$375]+(([.C$402]-[.C$375])*([.B388]-[.B$375])/([.$B$402]-[.$B$376]))" office:value-type="float" office:value="73.5">
            <text:p>73.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[.A389]*4" office:value-type="float" office:value="2248">
            <text:p>2248</text:p>
          </table:table-cell>
          <table:table-cell table:formula="of:=[.$C$375]+(([.C$402]-[.C$375])*([.B389]-[.B$375])/([.$B$402]-[.$B$376]))" office:value-type="float" office:value="74.9230769230769">
            <text:p>74.9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[.A390]*4" office:value-type="float" office:value="2252">
            <text:p>2252</text:p>
          </table:table-cell>
          <table:table-cell table:formula="of:=[.$C$375]+(([.C$402]-[.C$375])*([.B390]-[.B$375])/([.$B$402]-[.$B$376]))" office:value-type="float" office:value="76.3461538461538">
            <text:p>76.3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[.A391]*4" office:value-type="float" office:value="2256">
            <text:p>2256</text:p>
          </table:table-cell>
          <table:table-cell table:formula="of:=[.$C$375]+(([.C$402]-[.C$375])*([.B391]-[.B$375])/([.$B$402]-[.$B$376]))" office:value-type="float" office:value="77.7692307692308">
            <text:p>77.7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[.A392]*4" office:value-type="float" office:value="2260">
            <text:p>2260</text:p>
          </table:table-cell>
          <table:table-cell table:formula="of:=[.$C$375]+(([.C$402]-[.C$375])*([.B392]-[.B$375])/([.$B$402]-[.$B$376]))" office:value-type="float" office:value="79.1923076923077">
            <text:p>79.19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[.A393]*4" office:value-type="float" office:value="2264">
            <text:p>2264</text:p>
          </table:table-cell>
          <table:table-cell table:formula="of:=[.$C$375]+(([.C$402]-[.C$375])*([.B393]-[.B$375])/([.$B$402]-[.$B$376]))" office:value-type="float" office:value="80.6153846153846">
            <text:p>80.6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[.A394]*4" office:value-type="float" office:value="2268">
            <text:p>2268</text:p>
          </table:table-cell>
          <table:table-cell table:formula="of:=[.$C$375]+(([.C$402]-[.C$375])*([.B394]-[.B$375])/([.$B$402]-[.$B$376]))" office:value-type="float" office:value="82.0384615384615">
            <text:p>82.0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[.A395]*4" office:value-type="float" office:value="2272">
            <text:p>2272</text:p>
          </table:table-cell>
          <table:table-cell table:formula="of:=[.$C$375]+(([.C$402]-[.C$375])*([.B395]-[.B$375])/([.$B$402]-[.$B$376]))" office:value-type="float" office:value="83.4615384615385">
            <text:p>83.4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[.A396]*4" office:value-type="float" office:value="2276">
            <text:p>2276</text:p>
          </table:table-cell>
          <table:table-cell table:formula="of:=[.$C$375]+(([.C$402]-[.C$375])*([.B396]-[.B$375])/([.$B$402]-[.$B$376]))" office:value-type="float" office:value="84.8846153846154">
            <text:p>84.8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[.A397]*4" office:value-type="float" office:value="2280">
            <text:p>2280</text:p>
          </table:table-cell>
          <table:table-cell table:formula="of:=[.$C$375]+(([.C$402]-[.C$375])*([.B397]-[.B$375])/([.$B$402]-[.$B$376]))" office:value-type="float" office:value="86.3076923076923">
            <text:p>86.3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[.A398]*4" office:value-type="float" office:value="2284">
            <text:p>2284</text:p>
          </table:table-cell>
          <table:table-cell table:formula="of:=[.$C$375]+(([.C$402]-[.C$375])*([.B398]-[.B$375])/([.$B$402]-[.$B$376]))" office:value-type="float" office:value="87.7307692307692">
            <text:p>87.7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[.A399]*4" office:value-type="float" office:value="2288">
            <text:p>2288</text:p>
          </table:table-cell>
          <table:table-cell table:formula="of:=[.$C$375]+(([.C$402]-[.C$375])*([.B399]-[.B$375])/([.$B$402]-[.$B$376]))" office:value-type="float" office:value="89.1538461538462">
            <text:p>89.1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[.A400]*4" office:value-type="float" office:value="2292">
            <text:p>2292</text:p>
          </table:table-cell>
          <table:table-cell table:formula="of:=[.$C$375]+(([.C$402]-[.C$375])*([.B400]-[.B$375])/([.$B$402]-[.$B$376]))" office:value-type="float" office:value="90.5769230769231">
            <text:p>90.58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[.A401]*4" office:value-type="float" office:value="2296">
            <text:p>2296</text:p>
          </table:table-cell>
          <table:table-cell table:formula="of:=[.$C$375]+(([.C$402]-[.C$375])*([.B401]-[.B$375])/([.$B$402]-[.$B$376]))" office:value-type="float" office:value="92">
            <text:p>9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[.A402]*4" office:value-type="float" office:value="2300">
            <text:p>23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[.A403]*4" office:value-type="float" office:value="2304">
            <text:p>23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[.A404]*4" office:value-type="float" office:value="2308">
            <text:p>230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[.A405]*4" office:value-type="float" office:value="2312">
            <text:p>23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[.A406]*4" office:value-type="float" office:value="2316">
            <text:p>23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[.A407]*4" office:value-type="float" office:value="2320">
            <text:p>23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[.A408]*4" office:value-type="float" office:value="2324">
            <text:p>232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[.A409]*4" office:value-type="float" office:value="2328">
            <text:p>23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[.A410]*4" office:value-type="float" office:value="2332">
            <text:p>233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[.A411]*4" office:value-type="float" office:value="2336">
            <text:p>233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[.A412]*4" office:value-type="float" office:value="2340">
            <text:p>23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[.A413]*4" office:value-type="float" office:value="2344">
            <text:p>234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[.A414]*4" office:value-type="float" office:value="2348">
            <text:p>23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[.A415]*4" office:value-type="float" office:value="2352">
            <text:p>235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[.A416]*4" office:value-type="float" office:value="2356">
            <text:p>23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[.A417]*4" office:value-type="float" office:value="2360">
            <text:p>236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[.A418]*4" office:value-type="float" office:value="2364">
            <text:p>236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[.A419]*4" office:value-type="float" office:value="2368">
            <text:p>236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[.A420]*4" office:value-type="float" office:value="2372">
            <text:p>237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[.A421]*4" office:value-type="float" office:value="2376">
            <text:p>23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[.A422]*4" office:value-type="float" office:value="2380">
            <text:p>238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[.A423]*4" office:value-type="float" office:value="2384">
            <text:p>23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[.A424]*4" office:value-type="float" office:value="2388">
            <text:p>238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[.A425]*4" office:value-type="float" office:value="2392">
            <text:p>239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[.A426]*4" office:value-type="float" office:value="2396">
            <text:p>239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A427]*4" office:value-type="float" office:value="2400">
            <text:p>24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[.A428]*4" office:value-type="float" office:value="2404">
            <text:p>24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[.A429]*4" office:value-type="float" office:value="2408">
            <text:p>240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[.A430]*4" office:value-type="float" office:value="2412">
            <text:p>24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[.A431]*4" office:value-type="float" office:value="2416">
            <text:p>24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[.A432]*4" office:value-type="float" office:value="2420">
            <text:p>24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[.A433]*4" office:value-type="float" office:value="2424">
            <text:p>242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[.A434]*4" office:value-type="float" office:value="2428">
            <text:p>24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[.A435]*4" office:value-type="float" office:value="2432">
            <text:p>243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[.A436]*4" office:value-type="float" office:value="2436">
            <text:p>243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[.A437]*4" office:value-type="float" office:value="2440">
            <text:p>24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[.A438]*4" office:value-type="float" office:value="2444">
            <text:p>244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[.A439]*4" office:value-type="float" office:value="2448">
            <text:p>24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[.A440]*4" office:value-type="float" office:value="2452">
            <text:p>245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[.A441]*4" office:value-type="float" office:value="2456">
            <text:p>24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[.A442]*4" office:value-type="float" office:value="2460">
            <text:p>246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[.A443]*4" office:value-type="float" office:value="2464">
            <text:p>246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[.A444]*4" office:value-type="float" office:value="2468">
            <text:p>246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[.A445]*4" office:value-type="float" office:value="2472">
            <text:p>247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[.A446]*4" office:value-type="float" office:value="2476">
            <text:p>24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[.A447]*4" office:value-type="float" office:value="2480">
            <text:p>248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[.A448]*4" office:value-type="float" office:value="2484">
            <text:p>24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[.A449]*4" office:value-type="float" office:value="2488">
            <text:p>248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[.A450]*4" office:value-type="float" office:value="2492">
            <text:p>249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[.A451]*4" office:value-type="float" office:value="2496">
            <text:p>249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[.A452]*4" office:value-type="float" office:value="2500">
            <text:p>25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[.A453]*4" office:value-type="float" office:value="2504">
            <text:p>25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[.A454]*4" office:value-type="float" office:value="2508">
            <text:p>250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[.A455]*4" office:value-type="float" office:value="2512">
            <text:p>25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[.A456]*4" office:value-type="float" office:value="2516">
            <text:p>25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[.A457]*4" office:value-type="float" office:value="2520">
            <text:p>25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[.A458]*4" office:value-type="float" office:value="2524">
            <text:p>252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[.A459]*4" office:value-type="float" office:value="2528">
            <text:p>25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[.A460]*4" office:value-type="float" office:value="2532">
            <text:p>253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[.A461]*4" office:value-type="float" office:value="2536">
            <text:p>253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[.A462]*4" office:value-type="float" office:value="2540">
            <text:p>25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[.A463]*4" office:value-type="float" office:value="2544">
            <text:p>254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[.A464]*4" office:value-type="float" office:value="2548">
            <text:p>25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[.A465]*4" office:value-type="float" office:value="2552">
            <text:p>255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[.A466]*4" office:value-type="float" office:value="2556">
            <text:p>25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[.A467]*4" office:value-type="float" office:value="2560">
            <text:p>256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[.A468]*4" office:value-type="float" office:value="2564">
            <text:p>256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[.A469]*4" office:value-type="float" office:value="2568">
            <text:p>256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[.A470]*4" office:value-type="float" office:value="2572">
            <text:p>257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[.A471]*4" office:value-type="float" office:value="2576">
            <text:p>25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[.A472]*4" office:value-type="float" office:value="2580">
            <text:p>258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[.A473]*4" office:value-type="float" office:value="2584">
            <text:p>25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[.A474]*4" office:value-type="float" office:value="2588">
            <text:p>258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[.A475]*4" office:value-type="float" office:value="2592">
            <text:p>259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[.A476]*4" office:value-type="float" office:value="2596">
            <text:p>259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[.A477]*4" office:value-type="float" office:value="2600">
            <text:p>26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[.A478]*4" office:value-type="float" office:value="2604">
            <text:p>26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[.A479]*4" office:value-type="float" office:value="2608">
            <text:p>260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[.A480]*4" office:value-type="float" office:value="2612">
            <text:p>26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[.A481]*4" office:value-type="float" office:value="2616">
            <text:p>26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[.A482]*4" office:value-type="float" office:value="2620">
            <text:p>26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[.A483]*4" office:value-type="float" office:value="2624">
            <text:p>262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[.A484]*4" office:value-type="float" office:value="2628">
            <text:p>262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[.A485]*4" office:value-type="float" office:value="2632">
            <text:p>263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[.A486]*4" office:value-type="float" office:value="2636">
            <text:p>263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[.A487]*4" office:value-type="float" office:value="2640">
            <text:p>26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[.A488]*4" office:value-type="float" office:value="2644">
            <text:p>264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[.A489]*4" office:value-type="float" office:value="2648">
            <text:p>264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[.A490]*4" office:value-type="float" office:value="2652">
            <text:p>265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[.A491]*4" office:value-type="float" office:value="2656">
            <text:p>26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[.A492]*4" office:value-type="float" office:value="2660">
            <text:p>266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[.A493]*4" office:value-type="float" office:value="2664">
            <text:p>266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[.A494]*4" office:value-type="float" office:value="2668">
            <text:p>266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[.A495]*4" office:value-type="float" office:value="2672">
            <text:p>267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[.A496]*4" office:value-type="float" office:value="2676">
            <text:p>267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[.A497]*4" office:value-type="float" office:value="2680">
            <text:p>268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[.A498]*4" office:value-type="float" office:value="2684">
            <text:p>26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[.A499]*4" office:value-type="float" office:value="2688">
            <text:p>268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[.A500]*4" office:value-type="float" office:value="2692">
            <text:p>2692</text:p>
          </table:table-cell>
          <table:table-cell table:formula="of:=[.$C$499]+(([.C$569]-[.C$499])*([.B500]-[.B$499])/([.$B$569]-[.$B$500]))" office:value-type="float" office:value="91.4347826086957">
            <text:p>91.43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[.A501]*4" office:value-type="float" office:value="2696">
            <text:p>2696</text:p>
          </table:table-cell>
          <table:table-cell table:formula="of:=[.$C$499]+(([.C$569]-[.C$499])*([.B501]-[.B$499])/([.$B$569]-[.$B$500]))" office:value-type="float" office:value="90.8695652173913">
            <text:p>90.8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[.A502]*4" office:value-type="float" office:value="2700">
            <text:p>2700</text:p>
          </table:table-cell>
          <table:table-cell table:formula="of:=[.$C$499]+(([.C$569]-[.C$499])*([.B502]-[.B$499])/([.$B$569]-[.$B$500]))" office:value-type="float" office:value="90.304347826087">
            <text:p>90.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[.A503]*4" office:value-type="float" office:value="2704">
            <text:p>2704</text:p>
          </table:table-cell>
          <table:table-cell table:formula="of:=[.$C$499]+(([.C$569]-[.C$499])*([.B503]-[.B$499])/([.$B$569]-[.$B$500]))" office:value-type="float" office:value="89.7391304347826">
            <text:p>89.74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[.A504]*4" office:value-type="float" office:value="2708">
            <text:p>2708</text:p>
          </table:table-cell>
          <table:table-cell table:formula="of:=[.$C$499]+(([.C$569]-[.C$499])*([.B504]-[.B$499])/([.$B$569]-[.$B$500]))" office:value-type="float" office:value="89.1739130434783">
            <text:p>89.1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[.A505]*4" office:value-type="float" office:value="2712">
            <text:p>2712</text:p>
          </table:table-cell>
          <table:table-cell table:formula="of:=[.$C$499]+(([.C$569]-[.C$499])*([.B505]-[.B$499])/([.$B$569]-[.$B$500]))" office:value-type="float" office:value="88.6086956521739">
            <text:p>88.6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[.A506]*4" office:value-type="float" office:value="2716">
            <text:p>2716</text:p>
          </table:table-cell>
          <table:table-cell table:formula="of:=[.$C$499]+(([.C$569]-[.C$499])*([.B506]-[.B$499])/([.$B$569]-[.$B$500]))" office:value-type="float" office:value="88.0434782608696">
            <text:p>88.0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[.A507]*4" office:value-type="float" office:value="2720">
            <text:p>2720</text:p>
          </table:table-cell>
          <table:table-cell table:formula="of:=[.$C$499]+(([.C$569]-[.C$499])*([.B507]-[.B$499])/([.$B$569]-[.$B$500]))" office:value-type="float" office:value="87.4782608695652">
            <text:p>87.48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[.A508]*4" office:value-type="float" office:value="2724">
            <text:p>2724</text:p>
          </table:table-cell>
          <table:table-cell table:formula="of:=[.$C$499]+(([.C$569]-[.C$499])*([.B508]-[.B$499])/([.$B$569]-[.$B$500]))" office:value-type="float" office:value="86.9130434782609">
            <text:p>86.9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[.A509]*4" office:value-type="float" office:value="2728">
            <text:p>2728</text:p>
          </table:table-cell>
          <table:table-cell table:formula="of:=[.$C$499]+(([.C$569]-[.C$499])*([.B509]-[.B$499])/([.$B$569]-[.$B$500]))" office:value-type="float" office:value="86.3478260869565">
            <text:p>86.3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[.A510]*4" office:value-type="float" office:value="2732">
            <text:p>2732</text:p>
          </table:table-cell>
          <table:table-cell table:formula="of:=[.$C$499]+(([.C$569]-[.C$499])*([.B510]-[.B$499])/([.$B$569]-[.$B$500]))" office:value-type="float" office:value="85.7826086956522">
            <text:p>85.7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[.A511]*4" office:value-type="float" office:value="2736">
            <text:p>2736</text:p>
          </table:table-cell>
          <table:table-cell table:formula="of:=[.$C$499]+(([.C$569]-[.C$499])*([.B511]-[.B$499])/([.$B$569]-[.$B$500]))" office:value-type="float" office:value="85.2173913043478">
            <text:p>85.2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[.A512]*4" office:value-type="float" office:value="2740">
            <text:p>2740</text:p>
          </table:table-cell>
          <table:table-cell table:formula="of:=[.$C$499]+(([.C$569]-[.C$499])*([.B512]-[.B$499])/([.$B$569]-[.$B$500]))" office:value-type="float" office:value="84.6521739130435">
            <text:p>84.6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[.A513]*4" office:value-type="float" office:value="2744">
            <text:p>2744</text:p>
          </table:table-cell>
          <table:table-cell table:formula="of:=[.$C$499]+(([.C$569]-[.C$499])*([.B513]-[.B$499])/([.$B$569]-[.$B$500]))" office:value-type="float" office:value="84.0869565217391">
            <text:p>84.09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[.A514]*4" office:value-type="float" office:value="2748">
            <text:p>2748</text:p>
          </table:table-cell>
          <table:table-cell table:formula="of:=[.$C$499]+(([.C$569]-[.C$499])*([.B514]-[.B$499])/([.$B$569]-[.$B$500]))" office:value-type="float" office:value="83.5217391304348">
            <text:p>83.5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[.A515]*4" office:value-type="float" office:value="2752">
            <text:p>2752</text:p>
          </table:table-cell>
          <table:table-cell table:formula="of:=[.$C$499]+(([.C$569]-[.C$499])*([.B515]-[.B$499])/([.$B$569]-[.$B$500]))" office:value-type="float" office:value="82.9565217391304">
            <text:p>82.9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[.A516]*4" office:value-type="float" office:value="2756">
            <text:p>2756</text:p>
          </table:table-cell>
          <table:table-cell table:formula="of:=[.$C$499]+(([.C$569]-[.C$499])*([.B516]-[.B$499])/([.$B$569]-[.$B$500]))" office:value-type="float" office:value="82.3913043478261">
            <text:p>82.3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[.A517]*4" office:value-type="float" office:value="2760">
            <text:p>2760</text:p>
          </table:table-cell>
          <table:table-cell table:formula="of:=[.$C$499]+(([.C$569]-[.C$499])*([.B517]-[.B$499])/([.$B$569]-[.$B$500]))" office:value-type="float" office:value="81.8260869565217">
            <text:p>81.8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[.A518]*4" office:value-type="float" office:value="2764">
            <text:p>2764</text:p>
          </table:table-cell>
          <table:table-cell table:formula="of:=[.$C$499]+(([.C$569]-[.C$499])*([.B518]-[.B$499])/([.$B$569]-[.$B$500]))" office:value-type="float" office:value="81.2608695652174">
            <text:p>81.26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[.A519]*4" office:value-type="float" office:value="2768">
            <text:p>2768</text:p>
          </table:table-cell>
          <table:table-cell table:formula="of:=[.$C$499]+(([.C$569]-[.C$499])*([.B519]-[.B$499])/([.$B$569]-[.$B$500]))" office:value-type="float" office:value="80.695652173913">
            <text:p>80.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[.A520]*4" office:value-type="float" office:value="2772">
            <text:p>2772</text:p>
          </table:table-cell>
          <table:table-cell table:formula="of:=[.$C$499]+(([.C$569]-[.C$499])*([.B520]-[.B$499])/([.$B$569]-[.$B$500]))" office:value-type="float" office:value="80.1304347826087">
            <text:p>80.13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[.A521]*4" office:value-type="float" office:value="2776">
            <text:p>2776</text:p>
          </table:table-cell>
          <table:table-cell table:formula="of:=[.$C$499]+(([.C$569]-[.C$499])*([.B521]-[.B$499])/([.$B$569]-[.$B$500]))" office:value-type="float" office:value="79.5652173913043">
            <text:p>79.5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[.A522]*4" office:value-type="float" office:value="2780">
            <text:p>2780</text:p>
          </table:table-cell>
          <table:table-cell table:formula="of:=[.$C$499]+(([.C$569]-[.C$499])*([.B522]-[.B$499])/([.$B$569]-[.$B$500]))" office:value-type="float" office:value="79">
            <text:p>79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[.A523]*4" office:value-type="float" office:value="2784">
            <text:p>2784</text:p>
          </table:table-cell>
          <table:table-cell table:formula="of:=[.$C$499]+(([.C$569]-[.C$499])*([.B523]-[.B$499])/([.$B$569]-[.$B$500]))" office:value-type="float" office:value="78.4347826086957">
            <text:p>78.4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[.A524]*4" office:value-type="float" office:value="2788">
            <text:p>2788</text:p>
          </table:table-cell>
          <table:table-cell table:formula="of:=[.$C$499]+(([.C$569]-[.C$499])*([.B524]-[.B$499])/([.$B$569]-[.$B$500]))" office:value-type="float" office:value="77.8695652173913">
            <text:p>77.8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[.A525]*4" office:value-type="float" office:value="2792">
            <text:p>2792</text:p>
          </table:table-cell>
          <table:table-cell table:formula="of:=[.$C$499]+(([.C$569]-[.C$499])*([.B525]-[.B$499])/([.$B$569]-[.$B$500]))" office:value-type="float" office:value="77.304347826087">
            <text:p>77.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[.A526]*4" office:value-type="float" office:value="2796">
            <text:p>2796</text:p>
          </table:table-cell>
          <table:table-cell table:formula="of:=[.$C$499]+(([.C$569]-[.C$499])*([.B526]-[.B$499])/([.$B$569]-[.$B$500]))" office:value-type="float" office:value="76.7391304347826">
            <text:p>76.7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[.A527]*4" office:value-type="float" office:value="2800">
            <text:p>2800</text:p>
          </table:table-cell>
          <table:table-cell table:formula="of:=[.$C$499]+(([.C$569]-[.C$499])*([.B527]-[.B$499])/([.$B$569]-[.$B$500]))" office:value-type="float" office:value="76.1739130434783">
            <text:p>76.1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[.A528]*4" office:value-type="float" office:value="2804">
            <text:p>2804</text:p>
          </table:table-cell>
          <table:table-cell table:formula="of:=[.$C$499]+(([.C$569]-[.C$499])*([.B528]-[.B$499])/([.$B$569]-[.$B$500]))" office:value-type="float" office:value="75.6086956521739">
            <text:p>75.6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[.A529]*4" office:value-type="float" office:value="2808">
            <text:p>2808</text:p>
          </table:table-cell>
          <table:table-cell table:formula="of:=[.$C$499]+(([.C$569]-[.C$499])*([.B529]-[.B$499])/([.$B$569]-[.$B$500]))" office:value-type="float" office:value="75.0434782608696">
            <text:p>75.0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[.A530]*4" office:value-type="float" office:value="2812">
            <text:p>2812</text:p>
          </table:table-cell>
          <table:table-cell table:formula="of:=[.$C$499]+(([.C$569]-[.C$499])*([.B530]-[.B$499])/([.$B$569]-[.$B$500]))" office:value-type="float" office:value="74.4782608695652">
            <text:p>74.4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[.A531]*4" office:value-type="float" office:value="2816">
            <text:p>2816</text:p>
          </table:table-cell>
          <table:table-cell table:formula="of:=[.$C$499]+(([.C$569]-[.C$499])*([.B531]-[.B$499])/([.$B$569]-[.$B$500]))" office:value-type="float" office:value="73.9130434782609">
            <text:p>73.9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[.A532]*4" office:value-type="float" office:value="2820">
            <text:p>2820</text:p>
          </table:table-cell>
          <table:table-cell table:formula="of:=[.$C$499]+(([.C$569]-[.C$499])*([.B532]-[.B$499])/([.$B$569]-[.$B$500]))" office:value-type="float" office:value="73.3478260869565">
            <text:p>73.3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[.A533]*4" office:value-type="float" office:value="2824">
            <text:p>2824</text:p>
          </table:table-cell>
          <table:table-cell table:formula="of:=[.$C$499]+(([.C$569]-[.C$499])*([.B533]-[.B$499])/([.$B$569]-[.$B$500]))" office:value-type="float" office:value="72.7826086956522">
            <text:p>72.78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[.A534]*4" office:value-type="float" office:value="2828">
            <text:p>2828</text:p>
          </table:table-cell>
          <table:table-cell table:formula="of:=[.$C$499]+(([.C$569]-[.C$499])*([.B534]-[.B$499])/([.$B$569]-[.$B$500]))" office:value-type="float" office:value="72.2173913043478">
            <text:p>72.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[.A535]*4" office:value-type="float" office:value="2832">
            <text:p>2832</text:p>
          </table:table-cell>
          <table:table-cell table:formula="of:=[.$C$499]+(([.C$569]-[.C$499])*([.B535]-[.B$499])/([.$B$569]-[.$B$500]))" office:value-type="float" office:value="71.6521739130435">
            <text:p>71.6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[.A536]*4" office:value-type="float" office:value="2836">
            <text:p>2836</text:p>
          </table:table-cell>
          <table:table-cell table:formula="of:=[.$C$499]+(([.C$569]-[.C$499])*([.B536]-[.B$499])/([.$B$569]-[.$B$500]))" office:value-type="float" office:value="71.0869565217391">
            <text:p>71.0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[.A537]*4" office:value-type="float" office:value="2840">
            <text:p>2840</text:p>
          </table:table-cell>
          <table:table-cell table:formula="of:=[.$C$499]+(([.C$569]-[.C$499])*([.B537]-[.B$499])/([.$B$569]-[.$B$500]))" office:value-type="float" office:value="70.5217391304348">
            <text:p>70.5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[.A538]*4" office:value-type="float" office:value="2844">
            <text:p>2844</text:p>
          </table:table-cell>
          <table:table-cell table:formula="of:=[.$C$499]+(([.C$569]-[.C$499])*([.B538]-[.B$499])/([.$B$569]-[.$B$500]))" office:value-type="float" office:value="69.9565217391304">
            <text:p>69.96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[.A539]*4" office:value-type="float" office:value="2848">
            <text:p>2848</text:p>
          </table:table-cell>
          <table:table-cell table:formula="of:=[.$C$499]+(([.C$569]-[.C$499])*([.B539]-[.B$499])/([.$B$569]-[.$B$500]))" office:value-type="float" office:value="69.3913043478261">
            <text:p>69.3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[.A540]*4" office:value-type="float" office:value="2852">
            <text:p>2852</text:p>
          </table:table-cell>
          <table:table-cell table:formula="of:=[.$C$499]+(([.C$569]-[.C$499])*([.B540]-[.B$499])/([.$B$569]-[.$B$500]))" office:value-type="float" office:value="68.8260869565217">
            <text:p>68.8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[.A541]*4" office:value-type="float" office:value="2856">
            <text:p>2856</text:p>
          </table:table-cell>
          <table:table-cell table:formula="of:=[.$C$499]+(([.C$569]-[.C$499])*([.B541]-[.B$499])/([.$B$569]-[.$B$500]))" office:value-type="float" office:value="68.2608695652174">
            <text:p>68.2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[.A542]*4" office:value-type="float" office:value="2860">
            <text:p>2860</text:p>
          </table:table-cell>
          <table:table-cell table:formula="of:=[.$C$499]+(([.C$569]-[.C$499])*([.B542]-[.B$499])/([.$B$569]-[.$B$500]))" office:value-type="float" office:value="67.6956521739131">
            <text:p>67.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[.A543]*4" office:value-type="float" office:value="2864">
            <text:p>2864</text:p>
          </table:table-cell>
          <table:table-cell table:formula="of:=[.$C$499]+(([.C$569]-[.C$499])*([.B543]-[.B$499])/([.$B$569]-[.$B$500]))" office:value-type="float" office:value="67.1304347826087">
            <text:p>67.1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[.A544]*4" office:value-type="float" office:value="2868">
            <text:p>2868</text:p>
          </table:table-cell>
          <table:table-cell table:formula="of:=[.$C$499]+(([.C$569]-[.C$499])*([.B544]-[.B$499])/([.$B$569]-[.$B$500]))" office:value-type="float" office:value="66.5652173913044">
            <text:p>66.57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[.A545]*4" office:value-type="float" office:value="2872">
            <text:p>2872</text:p>
          </table:table-cell>
          <table:table-cell table:formula="of:=[.$C$499]+(([.C$569]-[.C$499])*([.B545]-[.B$499])/([.$B$569]-[.$B$500]))" office:value-type="float" office:value="66">
            <text:p>6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[.A546]*4" office:value-type="float" office:value="2876">
            <text:p>2876</text:p>
          </table:table-cell>
          <table:table-cell table:formula="of:=[.$C$499]+(([.C$569]-[.C$499])*([.B546]-[.B$499])/([.$B$569]-[.$B$500]))" office:value-type="float" office:value="65.4347826086957">
            <text:p>65.4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[.A547]*4" office:value-type="float" office:value="2880">
            <text:p>2880</text:p>
          </table:table-cell>
          <table:table-cell table:formula="of:=[.$C$499]+(([.C$569]-[.C$499])*([.B547]-[.B$499])/([.$B$569]-[.$B$500]))" office:value-type="float" office:value="64.8695652173913">
            <text:p>64.8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[.A548]*4" office:value-type="float" office:value="2884">
            <text:p>2884</text:p>
          </table:table-cell>
          <table:table-cell table:formula="of:=[.$C$499]+(([.C$569]-[.C$499])*([.B548]-[.B$499])/([.$B$569]-[.$B$500]))" office:value-type="float" office:value="64.304347826087">
            <text:p>64.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[.A549]*4" office:value-type="float" office:value="2888">
            <text:p>2888</text:p>
          </table:table-cell>
          <table:table-cell table:formula="of:=[.$C$499]+(([.C$569]-[.C$499])*([.B549]-[.B$499])/([.$B$569]-[.$B$500]))" office:value-type="float" office:value="63.7391304347826">
            <text:p>63.7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[.A550]*4" office:value-type="float" office:value="2892">
            <text:p>2892</text:p>
          </table:table-cell>
          <table:table-cell table:formula="of:=[.$C$499]+(([.C$569]-[.C$499])*([.B550]-[.B$499])/([.$B$569]-[.$B$500]))" office:value-type="float" office:value="63.1739130434783">
            <text:p>63.17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[.A551]*4" office:value-type="float" office:value="2896">
            <text:p>2896</text:p>
          </table:table-cell>
          <table:table-cell table:formula="of:=[.$C$499]+(([.C$569]-[.C$499])*([.B551]-[.B$499])/([.$B$569]-[.$B$500]))" office:value-type="float" office:value="62.6086956521739">
            <text:p>62.6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[.A552]*4" office:value-type="float" office:value="2900">
            <text:p>2900</text:p>
          </table:table-cell>
          <table:table-cell table:formula="of:=[.$C$499]+(([.C$569]-[.C$499])*([.B552]-[.B$499])/([.$B$569]-[.$B$500]))" office:value-type="float" office:value="62.0434782608696">
            <text:p>62.0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[.A553]*4" office:value-type="float" office:value="2904">
            <text:p>2904</text:p>
          </table:table-cell>
          <table:table-cell table:formula="of:=[.$C$499]+(([.C$569]-[.C$499])*([.B553]-[.B$499])/([.$B$569]-[.$B$500]))" office:value-type="float" office:value="61.4782608695652">
            <text:p>61.4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[.A554]*4" office:value-type="float" office:value="2908">
            <text:p>2908</text:p>
          </table:table-cell>
          <table:table-cell table:formula="of:=[.$C$499]+(([.C$569]-[.C$499])*([.B554]-[.B$499])/([.$B$569]-[.$B$500]))" office:value-type="float" office:value="60.9130434782609">
            <text:p>60.9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[.A555]*4" office:value-type="float" office:value="2912">
            <text:p>2912</text:p>
          </table:table-cell>
          <table:table-cell table:formula="of:=[.$C$499]+(([.C$569]-[.C$499])*([.B555]-[.B$499])/([.$B$569]-[.$B$500]))" office:value-type="float" office:value="60.3478260869565">
            <text:p>60.3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[.A556]*4" office:value-type="float" office:value="2916">
            <text:p>2916</text:p>
          </table:table-cell>
          <table:table-cell table:formula="of:=[.$C$499]+(([.C$569]-[.C$499])*([.B556]-[.B$499])/([.$B$569]-[.$B$500]))" office:value-type="float" office:value="59.7826086956522">
            <text:p>59.78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[.A557]*4" office:value-type="float" office:value="2920">
            <text:p>2920</text:p>
          </table:table-cell>
          <table:table-cell table:formula="of:=[.$C$499]+(([.C$569]-[.C$499])*([.B557]-[.B$499])/([.$B$569]-[.$B$500]))" office:value-type="float" office:value="59.2173913043478">
            <text:p>59.2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[.A558]*4" office:value-type="float" office:value="2924">
            <text:p>2924</text:p>
          </table:table-cell>
          <table:table-cell table:formula="of:=[.$C$499]+(([.C$569]-[.C$499])*([.B558]-[.B$499])/([.$B$569]-[.$B$500]))" office:value-type="float" office:value="58.6521739130435">
            <text:p>58.6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[.A559]*4" office:value-type="float" office:value="2928">
            <text:p>2928</text:p>
          </table:table-cell>
          <table:table-cell table:formula="of:=[.$C$499]+(([.C$569]-[.C$499])*([.B559]-[.B$499])/([.$B$569]-[.$B$500]))" office:value-type="float" office:value="58.0869565217391">
            <text:p>58.0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[.A560]*4" office:value-type="float" office:value="2932">
            <text:p>2932</text:p>
          </table:table-cell>
          <table:table-cell table:formula="of:=[.$C$499]+(([.C$569]-[.C$499])*([.B560]-[.B$499])/([.$B$569]-[.$B$500]))" office:value-type="float" office:value="57.5217391304348">
            <text:p>57.5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[.A561]*4" office:value-type="float" office:value="2936">
            <text:p>2936</text:p>
          </table:table-cell>
          <table:table-cell table:formula="of:=[.$C$499]+(([.C$569]-[.C$499])*([.B561]-[.B$499])/([.$B$569]-[.$B$500]))" office:value-type="float" office:value="56.9565217391304">
            <text:p>56.9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[.A562]*4" office:value-type="float" office:value="2940">
            <text:p>2940</text:p>
          </table:table-cell>
          <table:table-cell table:formula="of:=[.$C$499]+(([.C$569]-[.C$499])*([.B562]-[.B$499])/([.$B$569]-[.$B$500]))" office:value-type="float" office:value="56.3913043478261">
            <text:p>56.39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[.A563]*4" office:value-type="float" office:value="2944">
            <text:p>2944</text:p>
          </table:table-cell>
          <table:table-cell table:formula="of:=[.$C$499]+(([.C$569]-[.C$499])*([.B563]-[.B$499])/([.$B$569]-[.$B$500]))" office:value-type="float" office:value="55.8260869565217">
            <text:p>55.8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[.A564]*4" office:value-type="float" office:value="2948">
            <text:p>2948</text:p>
          </table:table-cell>
          <table:table-cell table:formula="of:=[.$C$499]+(([.C$569]-[.C$499])*([.B564]-[.B$499])/([.$B$569]-[.$B$500]))" office:value-type="float" office:value="55.2608695652174">
            <text:p>55.2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[.A565]*4" office:value-type="float" office:value="2952">
            <text:p>2952</text:p>
          </table:table-cell>
          <table:table-cell table:formula="of:=[.$C$499]+(([.C$569]-[.C$499])*([.B565]-[.B$499])/([.$B$569]-[.$B$500]))" office:value-type="float" office:value="54.695652173913">
            <text:p>54.7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[.A566]*4" office:value-type="float" office:value="2956">
            <text:p>2956</text:p>
          </table:table-cell>
          <table:table-cell table:formula="of:=[.$C$499]+(([.C$569]-[.C$499])*([.B566]-[.B$499])/([.$B$569]-[.$B$500]))" office:value-type="float" office:value="54.1304347826087">
            <text:p>54.1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[.A567]*4" office:value-type="float" office:value="2960">
            <text:p>2960</text:p>
          </table:table-cell>
          <table:table-cell table:formula="of:=[.$C$499]+(([.C$569]-[.C$499])*([.B567]-[.B$499])/([.$B$569]-[.$B$500]))" office:value-type="float" office:value="53.5652173913044">
            <text:p>53.5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[.A568]*4" office:value-type="float" office:value="2964">
            <text:p>2964</text:p>
          </table:table-cell>
          <table:table-cell table:formula="of:=[.$C$499]+(([.C$569]-[.C$499])*([.B568]-[.B$499])/([.$B$569]-[.$B$500]))" office:value-type="float" office:value="53">
            <text:p>5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[.A569]*4" office:value-type="float" office:value="2968">
            <text:p>296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[.A570]*4" office:value-type="float" office:value="2972">
            <text:p>2972</text:p>
          </table:table-cell>
          <table:table-cell table:formula="of:=[.$C$569]+(([.C$596]-[.C$569])*([.B570]-[.B$569])/([.$B$596]-[.$B$570]))" office:value-type="float" office:value="54.3846153846154">
            <text:p>54.3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[.A571]*4" office:value-type="float" office:value="2976">
            <text:p>2976</text:p>
          </table:table-cell>
          <table:table-cell table:formula="of:=[.$C$569]+(([.C$596]-[.C$569])*([.B571]-[.B$569])/([.$B$596]-[.$B$570]))" office:value-type="float" office:value="55.7692307692308">
            <text:p>55.77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[.A572]*4" office:value-type="float" office:value="2980">
            <text:p>2980</text:p>
          </table:table-cell>
          <table:table-cell table:formula="of:=[.$C$569]+(([.C$596]-[.C$569])*([.B572]-[.B$569])/([.$B$596]-[.$B$570]))" office:value-type="float" office:value="57.1538461538462">
            <text:p>57.1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[.A573]*4" office:value-type="float" office:value="2984">
            <text:p>2984</text:p>
          </table:table-cell>
          <table:table-cell table:formula="of:=[.$C$569]+(([.C$596]-[.C$569])*([.B573]-[.B$569])/([.$B$596]-[.$B$570]))" office:value-type="float" office:value="58.5384615384615">
            <text:p>58.5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[.A574]*4" office:value-type="float" office:value="2988">
            <text:p>2988</text:p>
          </table:table-cell>
          <table:table-cell table:formula="of:=[.$C$569]+(([.C$596]-[.C$569])*([.B574]-[.B$569])/([.$B$596]-[.$B$570]))" office:value-type="float" office:value="59.9230769230769">
            <text:p>59.9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[.A575]*4" office:value-type="float" office:value="2992">
            <text:p>2992</text:p>
          </table:table-cell>
          <table:table-cell table:formula="of:=[.$C$569]+(([.C$596]-[.C$569])*([.B575]-[.B$569])/([.$B$596]-[.$B$570]))" office:value-type="float" office:value="61.3076923076923">
            <text:p>61.3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[.A576]*4" office:value-type="float" office:value="2996">
            <text:p>2996</text:p>
          </table:table-cell>
          <table:table-cell table:formula="of:=[.$C$569]+(([.C$596]-[.C$569])*([.B576]-[.B$569])/([.$B$596]-[.$B$570]))" office:value-type="float" office:value="62.6923076923077">
            <text:p>62.6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[.A577]*4" office:value-type="float" office:value="3000">
            <text:p>3000</text:p>
          </table:table-cell>
          <table:table-cell table:formula="of:=[.$C$569]+(([.C$596]-[.C$569])*([.B577]-[.B$569])/([.$B$596]-[.$B$570]))" office:value-type="float" office:value="64.0769230769231">
            <text:p>64.0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[.A578]*4" office:value-type="float" office:value="3004">
            <text:p>3004</text:p>
          </table:table-cell>
          <table:table-cell table:formula="of:=[.$C$569]+(([.C$596]-[.C$569])*([.B578]-[.B$569])/([.$B$596]-[.$B$570]))" office:value-type="float" office:value="65.4615384615385">
            <text:p>65.4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[.A579]*4" office:value-type="float" office:value="3008">
            <text:p>3008</text:p>
          </table:table-cell>
          <table:table-cell table:formula="of:=[.$C$569]+(([.C$596]-[.C$569])*([.B579]-[.B$569])/([.$B$596]-[.$B$570]))" office:value-type="float" office:value="66.8461538461538">
            <text:p>66.8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[.A580]*4" office:value-type="float" office:value="3012">
            <text:p>3012</text:p>
          </table:table-cell>
          <table:table-cell table:formula="of:=[.$C$569]+(([.C$596]-[.C$569])*([.B580]-[.B$569])/([.$B$596]-[.$B$570]))" office:value-type="float" office:value="68.2307692307692">
            <text:p>68.2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[.A581]*4" office:value-type="float" office:value="3016">
            <text:p>3016</text:p>
          </table:table-cell>
          <table:table-cell table:formula="of:=[.$C$569]+(([.C$596]-[.C$569])*([.B581]-[.B$569])/([.$B$596]-[.$B$570]))" office:value-type="float" office:value="69.6153846153846">
            <text:p>69.6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[.A582]*4" office:value-type="float" office:value="3020">
            <text:p>3020</text:p>
          </table:table-cell>
          <table:table-cell table:formula="of:=[.$C$569]+(([.C$596]-[.C$569])*([.B582]-[.B$569])/([.$B$596]-[.$B$570]))" office:value-type="float" office:value="71">
            <text:p>7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[.A583]*4" office:value-type="float" office:value="3024">
            <text:p>3024</text:p>
          </table:table-cell>
          <table:table-cell table:formula="of:=[.$C$569]+(([.C$596]-[.C$569])*([.B583]-[.B$569])/([.$B$596]-[.$B$570]))" office:value-type="float" office:value="72.3846153846154">
            <text:p>72.3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[.A584]*4" office:value-type="float" office:value="3028">
            <text:p>3028</text:p>
          </table:table-cell>
          <table:table-cell table:formula="of:=[.$C$569]+(([.C$596]-[.C$569])*([.B584]-[.B$569])/([.$B$596]-[.$B$570]))" office:value-type="float" office:value="73.7692307692308">
            <text:p>73.7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[.A585]*4" office:value-type="float" office:value="3032">
            <text:p>3032</text:p>
          </table:table-cell>
          <table:table-cell table:formula="of:=[.$C$569]+(([.C$596]-[.C$569])*([.B585]-[.B$569])/([.$B$596]-[.$B$570]))" office:value-type="float" office:value="75.1538461538462">
            <text:p>75.1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[.A586]*4" office:value-type="float" office:value="3036">
            <text:p>3036</text:p>
          </table:table-cell>
          <table:table-cell table:formula="of:=[.$C$569]+(([.C$596]-[.C$569])*([.B586]-[.B$569])/([.$B$596]-[.$B$570]))" office:value-type="float" office:value="76.5384615384616">
            <text:p>76.5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[.A587]*4" office:value-type="float" office:value="3040">
            <text:p>3040</text:p>
          </table:table-cell>
          <table:table-cell table:formula="of:=[.$C$569]+(([.C$596]-[.C$569])*([.B587]-[.B$569])/([.$B$596]-[.$B$570]))" office:value-type="float" office:value="77.9230769230769">
            <text:p>77.9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[.A588]*4" office:value-type="float" office:value="3044">
            <text:p>3044</text:p>
          </table:table-cell>
          <table:table-cell table:formula="of:=[.$C$569]+(([.C$596]-[.C$569])*([.B588]-[.B$569])/([.$B$596]-[.$B$570]))" office:value-type="float" office:value="79.3076923076923">
            <text:p>79.3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[.A589]*4" office:value-type="float" office:value="3048">
            <text:p>3048</text:p>
          </table:table-cell>
          <table:table-cell table:formula="of:=[.$C$569]+(([.C$596]-[.C$569])*([.B589]-[.B$569])/([.$B$596]-[.$B$570]))" office:value-type="float" office:value="80.6923076923077">
            <text:p>80.6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[.A590]*4" office:value-type="float" office:value="3052">
            <text:p>3052</text:p>
          </table:table-cell>
          <table:table-cell table:formula="of:=[.$C$569]+(([.C$596]-[.C$569])*([.B590]-[.B$569])/([.$B$596]-[.$B$570]))" office:value-type="float" office:value="82.0769230769231">
            <text:p>82.0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[.A591]*4" office:value-type="float" office:value="3056">
            <text:p>3056</text:p>
          </table:table-cell>
          <table:table-cell table:formula="of:=[.$C$569]+(([.C$596]-[.C$569])*([.B591]-[.B$569])/([.$B$596]-[.$B$570]))" office:value-type="float" office:value="83.4615384615385">
            <text:p>83.46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[.A592]*4" office:value-type="float" office:value="3060">
            <text:p>3060</text:p>
          </table:table-cell>
          <table:table-cell table:formula="of:=[.$C$569]+(([.C$596]-[.C$569])*([.B592]-[.B$569])/([.$B$596]-[.$B$570]))" office:value-type="float" office:value="84.8461538461538">
            <text:p>84.8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[.A593]*4" office:value-type="float" office:value="3064">
            <text:p>3064</text:p>
          </table:table-cell>
          <table:table-cell table:formula="of:=[.$C$569]+(([.C$596]-[.C$569])*([.B593]-[.B$569])/([.$B$596]-[.$B$570]))" office:value-type="float" office:value="86.2307692307692">
            <text:p>86.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[.A594]*4" office:value-type="float" office:value="3068">
            <text:p>3068</text:p>
          </table:table-cell>
          <table:table-cell table:formula="of:=[.$C$569]+(([.C$596]-[.C$569])*([.B594]-[.B$569])/([.$B$596]-[.$B$570]))" office:value-type="float" office:value="87.6153846153846">
            <text:p>87.6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[.A595]*4" office:value-type="float" office:value="3072">
            <text:p>3072</text:p>
          </table:table-cell>
          <table:table-cell table:formula="of:=[.$C$569]+(([.C$596]-[.C$569])*([.B595]-[.B$569])/([.$B$596]-[.$B$570]))" office:value-type="float" office:value="89">
            <text:p>89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[.A596]*4" office:value-type="float" office:value="3076">
            <text:p>307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[.A597]*4" office:value-type="float" office:value="3080">
            <text:p>3080</text:p>
          </table:table-cell>
          <table:table-cell table:formula="of:=[.$C$596]+(([.C$709]-[.C$596])*([.B597]-[.B$596])/([.$B$709]-[.$B$597]))" office:value-type="float" office:value="88.6696428571429">
            <text:p>88.67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[.A598]*4" office:value-type="float" office:value="3084">
            <text:p>3084</text:p>
          </table:table-cell>
          <table:table-cell table:formula="of:=[.$C$596]+(([.C$709]-[.C$596])*([.B598]-[.B$596])/([.$B$709]-[.$B$597]))" office:value-type="float" office:value="88.3392857142857">
            <text:p>88.34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[.A599]*4" office:value-type="float" office:value="3088">
            <text:p>3088</text:p>
          </table:table-cell>
          <table:table-cell table:formula="of:=[.$C$596]+(([.C$709]-[.C$596])*([.B599]-[.B$596])/([.$B$709]-[.$B$597]))" office:value-type="float" office:value="88.0089285714286">
            <text:p>88.0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[.A600]*4" office:value-type="float" office:value="3092">
            <text:p>3092</text:p>
          </table:table-cell>
          <table:table-cell table:formula="of:=[.$C$596]+(([.C$709]-[.C$596])*([.B600]-[.B$596])/([.$B$709]-[.$B$597]))" office:value-type="float" office:value="87.6785714285714">
            <text:p>87.6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[.A601]*4" office:value-type="float" office:value="3096">
            <text:p>3096</text:p>
          </table:table-cell>
          <table:table-cell table:formula="of:=[.$C$596]+(([.C$709]-[.C$596])*([.B601]-[.B$596])/([.$B$709]-[.$B$597]))" office:value-type="float" office:value="87.3482142857143">
            <text:p>87.3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[.A602]*4" office:value-type="float" office:value="3100">
            <text:p>3100</text:p>
          </table:table-cell>
          <table:table-cell table:formula="of:=[.$C$596]+(([.C$709]-[.C$596])*([.B602]-[.B$596])/([.$B$709]-[.$B$597]))" office:value-type="float" office:value="87.0178571428571">
            <text:p>87.0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[.A603]*4" office:value-type="float" office:value="3104">
            <text:p>3104</text:p>
          </table:table-cell>
          <table:table-cell table:formula="of:=[.$C$596]+(([.C$709]-[.C$596])*([.B603]-[.B$596])/([.$B$709]-[.$B$597]))" office:value-type="float" office:value="86.6875">
            <text:p>86.69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[.A604]*4" office:value-type="float" office:value="3108">
            <text:p>3108</text:p>
          </table:table-cell>
          <table:table-cell table:formula="of:=[.$C$596]+(([.C$709]-[.C$596])*([.B604]-[.B$596])/([.$B$709]-[.$B$597]))" office:value-type="float" office:value="86.3571428571429">
            <text:p>86.36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[.A605]*4" office:value-type="float" office:value="3112">
            <text:p>3112</text:p>
          </table:table-cell>
          <table:table-cell table:formula="of:=[.$C$596]+(([.C$709]-[.C$596])*([.B605]-[.B$596])/([.$B$709]-[.$B$597]))" office:value-type="float" office:value="86.0267857142857">
            <text:p>86.03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[.A606]*4" office:value-type="float" office:value="3116">
            <text:p>3116</text:p>
          </table:table-cell>
          <table:table-cell table:formula="of:=[.$C$596]+(([.C$709]-[.C$596])*([.B606]-[.B$596])/([.$B$709]-[.$B$597]))" office:value-type="float" office:value="85.6964285714286">
            <text:p>85.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[.A607]*4" office:value-type="float" office:value="3120">
            <text:p>3120</text:p>
          </table:table-cell>
          <table:table-cell table:formula="of:=[.$C$596]+(([.C$709]-[.C$596])*([.B607]-[.B$596])/([.$B$709]-[.$B$597]))" office:value-type="float" office:value="85.3660714285714">
            <text:p>85.37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[.A608]*4" office:value-type="float" office:value="3124">
            <text:p>3124</text:p>
          </table:table-cell>
          <table:table-cell table:formula="of:=[.$C$596]+(([.C$709]-[.C$596])*([.B608]-[.B$596])/([.$B$709]-[.$B$597]))" office:value-type="float" office:value="85.0357142857143">
            <text:p>85.0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[.A609]*4" office:value-type="float" office:value="3128">
            <text:p>3128</text:p>
          </table:table-cell>
          <table:table-cell table:formula="of:=[.$C$596]+(([.C$709]-[.C$596])*([.B609]-[.B$596])/([.$B$709]-[.$B$597]))" office:value-type="float" office:value="84.7053571428571">
            <text:p>84.7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[.A610]*4" office:value-type="float" office:value="3132">
            <text:p>3132</text:p>
          </table:table-cell>
          <table:table-cell table:formula="of:=[.$C$596]+(([.C$709]-[.C$596])*([.B610]-[.B$596])/([.$B$709]-[.$B$597]))" office:value-type="float" office:value="84.375">
            <text:p>84.3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[.A611]*4" office:value-type="float" office:value="3136">
            <text:p>3136</text:p>
          </table:table-cell>
          <table:table-cell table:formula="of:=[.$C$596]+(([.C$709]-[.C$596])*([.B611]-[.B$596])/([.$B$709]-[.$B$597]))" office:value-type="float" office:value="84.0446428571429">
            <text:p>84.0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[.A612]*4" office:value-type="float" office:value="3140">
            <text:p>3140</text:p>
          </table:table-cell>
          <table:table-cell table:formula="of:=[.$C$596]+(([.C$709]-[.C$596])*([.B612]-[.B$596])/([.$B$709]-[.$B$597]))" office:value-type="float" office:value="83.7142857142857">
            <text:p>83.7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[.A613]*4" office:value-type="float" office:value="3144">
            <text:p>3144</text:p>
          </table:table-cell>
          <table:table-cell table:formula="of:=[.$C$596]+(([.C$709]-[.C$596])*([.B613]-[.B$596])/([.$B$709]-[.$B$597]))" office:value-type="float" office:value="83.3839285714286">
            <text:p>83.38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[.A614]*4" office:value-type="float" office:value="3148">
            <text:p>3148</text:p>
          </table:table-cell>
          <table:table-cell table:formula="of:=[.$C$596]+(([.C$709]-[.C$596])*([.B614]-[.B$596])/([.$B$709]-[.$B$597]))" office:value-type="float" office:value="83.0535714285714">
            <text:p>83.0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[.A615]*4" office:value-type="float" office:value="3152">
            <text:p>3152</text:p>
          </table:table-cell>
          <table:table-cell table:formula="of:=[.$C$596]+(([.C$709]-[.C$596])*([.B615]-[.B$596])/([.$B$709]-[.$B$597]))" office:value-type="float" office:value="82.7232142857143">
            <text:p>82.7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[.A616]*4" office:value-type="float" office:value="3156">
            <text:p>3156</text:p>
          </table:table-cell>
          <table:table-cell table:formula="of:=[.$C$596]+(([.C$709]-[.C$596])*([.B616]-[.B$596])/([.$B$709]-[.$B$597]))" office:value-type="float" office:value="82.3928571428571">
            <text:p>82.3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[.A617]*4" office:value-type="float" office:value="3160">
            <text:p>3160</text:p>
          </table:table-cell>
          <table:table-cell table:formula="of:=[.$C$596]+(([.C$709]-[.C$596])*([.B617]-[.B$596])/([.$B$709]-[.$B$597]))" office:value-type="float" office:value="82.0625">
            <text:p>82.06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[.A618]*4" office:value-type="float" office:value="3164">
            <text:p>3164</text:p>
          </table:table-cell>
          <table:table-cell table:formula="of:=[.$C$596]+(([.C$709]-[.C$596])*([.B618]-[.B$596])/([.$B$709]-[.$B$597]))" office:value-type="float" office:value="81.7321428571429">
            <text:p>81.7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[.A619]*4" office:value-type="float" office:value="3168">
            <text:p>3168</text:p>
          </table:table-cell>
          <table:table-cell table:formula="of:=[.$C$596]+(([.C$709]-[.C$596])*([.B619]-[.B$596])/([.$B$709]-[.$B$597]))" office:value-type="float" office:value="81.4017857142857">
            <text:p>81.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[.A620]*4" office:value-type="float" office:value="3172">
            <text:p>3172</text:p>
          </table:table-cell>
          <table:table-cell table:formula="of:=[.$C$596]+(([.C$709]-[.C$596])*([.B620]-[.B$596])/([.$B$709]-[.$B$597]))" office:value-type="float" office:value="81.0714285714286">
            <text:p>81.07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[.A621]*4" office:value-type="float" office:value="3176">
            <text:p>3176</text:p>
          </table:table-cell>
          <table:table-cell table:formula="of:=[.$C$596]+(([.C$709]-[.C$596])*([.B621]-[.B$596])/([.$B$709]-[.$B$597]))" office:value-type="float" office:value="80.7410714285714">
            <text:p>80.7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[.A622]*4" office:value-type="float" office:value="3180">
            <text:p>3180</text:p>
          </table:table-cell>
          <table:table-cell table:formula="of:=[.$C$596]+(([.C$709]-[.C$596])*([.B622]-[.B$596])/([.$B$709]-[.$B$597]))" office:value-type="float" office:value="80.4107142857143">
            <text:p>80.4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[.A623]*4" office:value-type="float" office:value="3184">
            <text:p>3184</text:p>
          </table:table-cell>
          <table:table-cell table:formula="of:=[.$C$596]+(([.C$709]-[.C$596])*([.B623]-[.B$596])/([.$B$709]-[.$B$597]))" office:value-type="float" office:value="80.0803571428571">
            <text:p>80.08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[.A624]*4" office:value-type="float" office:value="3188">
            <text:p>3188</text:p>
          </table:table-cell>
          <table:table-cell table:formula="of:=[.$C$596]+(([.C$709]-[.C$596])*([.B624]-[.B$596])/([.$B$709]-[.$B$597]))" office:value-type="float" office:value="79.75">
            <text:p>79.7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[.A625]*4" office:value-type="float" office:value="3192">
            <text:p>3192</text:p>
          </table:table-cell>
          <table:table-cell table:formula="of:=[.$C$596]+(([.C$709]-[.C$596])*([.B625]-[.B$596])/([.$B$709]-[.$B$597]))" office:value-type="float" office:value="79.4196428571429">
            <text:p>79.4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[.A626]*4" office:value-type="float" office:value="3196">
            <text:p>3196</text:p>
          </table:table-cell>
          <table:table-cell table:formula="of:=[.$C$596]+(([.C$709]-[.C$596])*([.B626]-[.B$596])/([.$B$709]-[.$B$597]))" office:value-type="float" office:value="79.0892857142857">
            <text:p>79.0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A627]*4" office:value-type="float" office:value="3200">
            <text:p>3200</text:p>
          </table:table-cell>
          <table:table-cell table:formula="of:=[.$C$596]+(([.C$709]-[.C$596])*([.B627]-[.B$596])/([.$B$709]-[.$B$597]))" office:value-type="float" office:value="78.7589285714286">
            <text:p>78.76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[.A628]*4" office:value-type="float" office:value="3204">
            <text:p>3204</text:p>
          </table:table-cell>
          <table:table-cell table:formula="of:=[.$C$596]+(([.C$709]-[.C$596])*([.B628]-[.B$596])/([.$B$709]-[.$B$597]))" office:value-type="float" office:value="78.4285714285714">
            <text:p>78.4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[.A629]*4" office:value-type="float" office:value="3208">
            <text:p>3208</text:p>
          </table:table-cell>
          <table:table-cell table:formula="of:=[.$C$596]+(([.C$709]-[.C$596])*([.B629]-[.B$596])/([.$B$709]-[.$B$597]))" office:value-type="float" office:value="78.0982142857143">
            <text:p>78.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[.A630]*4" office:value-type="float" office:value="3212">
            <text:p>3212</text:p>
          </table:table-cell>
          <table:table-cell table:formula="of:=[.$C$596]+(([.C$709]-[.C$596])*([.B630]-[.B$596])/([.$B$709]-[.$B$597]))" office:value-type="float" office:value="77.7678571428571">
            <text:p>77.77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[.A631]*4" office:value-type="float" office:value="3216">
            <text:p>3216</text:p>
          </table:table-cell>
          <table:table-cell table:formula="of:=[.$C$596]+(([.C$709]-[.C$596])*([.B631]-[.B$596])/([.$B$709]-[.$B$597]))" office:value-type="float" office:value="77.4375">
            <text:p>77.4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[.A632]*4" office:value-type="float" office:value="3220">
            <text:p>3220</text:p>
          </table:table-cell>
          <table:table-cell table:formula="of:=[.$C$596]+(([.C$709]-[.C$596])*([.B632]-[.B$596])/([.$B$709]-[.$B$597]))" office:value-type="float" office:value="77.1071428571429">
            <text:p>77.1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[.A633]*4" office:value-type="float" office:value="3224">
            <text:p>3224</text:p>
          </table:table-cell>
          <table:table-cell table:formula="of:=[.$C$596]+(([.C$709]-[.C$596])*([.B633]-[.B$596])/([.$B$709]-[.$B$597]))" office:value-type="float" office:value="76.7767857142857">
            <text:p>76.7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[.A634]*4" office:value-type="float" office:value="3228">
            <text:p>3228</text:p>
          </table:table-cell>
          <table:table-cell table:formula="of:=[.$C$596]+(([.C$709]-[.C$596])*([.B634]-[.B$596])/([.$B$709]-[.$B$597]))" office:value-type="float" office:value="76.4464285714286">
            <text:p>76.45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[.A635]*4" office:value-type="float" office:value="3232">
            <text:p>3232</text:p>
          </table:table-cell>
          <table:table-cell table:formula="of:=[.$C$596]+(([.C$709]-[.C$596])*([.B635]-[.B$596])/([.$B$709]-[.$B$597]))" office:value-type="float" office:value="76.1160714285714">
            <text:p>76.12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[.A636]*4" office:value-type="float" office:value="3236">
            <text:p>3236</text:p>
          </table:table-cell>
          <table:table-cell table:formula="of:=[.$C$596]+(([.C$709]-[.C$596])*([.B636]-[.B$596])/([.$B$709]-[.$B$597]))" office:value-type="float" office:value="75.7857142857143">
            <text:p>75.7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[.A637]*4" office:value-type="float" office:value="3240">
            <text:p>3240</text:p>
          </table:table-cell>
          <table:table-cell table:formula="of:=[.$C$596]+(([.C$709]-[.C$596])*([.B637]-[.B$596])/([.$B$709]-[.$B$597]))" office:value-type="float" office:value="75.4553571428571">
            <text:p>75.4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[.A638]*4" office:value-type="float" office:value="3244">
            <text:p>3244</text:p>
          </table:table-cell>
          <table:table-cell table:formula="of:=[.$C$596]+(([.C$709]-[.C$596])*([.B638]-[.B$596])/([.$B$709]-[.$B$597]))" office:value-type="float" office:value="75.125">
            <text:p>75.13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[.A639]*4" office:value-type="float" office:value="3248">
            <text:p>3248</text:p>
          </table:table-cell>
          <table:table-cell table:formula="of:=[.$C$596]+(([.C$709]-[.C$596])*([.B639]-[.B$596])/([.$B$709]-[.$B$597]))" office:value-type="float" office:value="74.7946428571429">
            <text:p>74.7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[.A640]*4" office:value-type="float" office:value="3252">
            <text:p>3252</text:p>
          </table:table-cell>
          <table:table-cell table:formula="of:=[.$C$596]+(([.C$709]-[.C$596])*([.B640]-[.B$596])/([.$B$709]-[.$B$597]))" office:value-type="float" office:value="74.4642857142857">
            <text:p>74.46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[.A641]*4" office:value-type="float" office:value="3256">
            <text:p>3256</text:p>
          </table:table-cell>
          <table:table-cell table:formula="of:=[.$C$596]+(([.C$709]-[.C$596])*([.B641]-[.B$596])/([.$B$709]-[.$B$597]))" office:value-type="float" office:value="74.1339285714286">
            <text:p>74.1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[.A642]*4" office:value-type="float" office:value="3260">
            <text:p>3260</text:p>
          </table:table-cell>
          <table:table-cell table:formula="of:=[.$C$596]+(([.C$709]-[.C$596])*([.B642]-[.B$596])/([.$B$709]-[.$B$597]))" office:value-type="float" office:value="73.8035714285714">
            <text:p>73.8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[.A643]*4" office:value-type="float" office:value="3264">
            <text:p>3264</text:p>
          </table:table-cell>
          <table:table-cell table:formula="of:=[.$C$596]+(([.C$709]-[.C$596])*([.B643]-[.B$596])/([.$B$709]-[.$B$597]))" office:value-type="float" office:value="73.4732142857143">
            <text:p>73.47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[.A644]*4" office:value-type="float" office:value="3268">
            <text:p>3268</text:p>
          </table:table-cell>
          <table:table-cell table:formula="of:=[.$C$596]+(([.C$709]-[.C$596])*([.B644]-[.B$596])/([.$B$709]-[.$B$597]))" office:value-type="float" office:value="73.1428571428571">
            <text:p>73.1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[.A645]*4" office:value-type="float" office:value="3272">
            <text:p>3272</text:p>
          </table:table-cell>
          <table:table-cell table:formula="of:=[.$C$596]+(([.C$709]-[.C$596])*([.B645]-[.B$596])/([.$B$709]-[.$B$597]))" office:value-type="float" office:value="72.8125">
            <text:p>72.8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[.A646]*4" office:value-type="float" office:value="3276">
            <text:p>3276</text:p>
          </table:table-cell>
          <table:table-cell table:formula="of:=[.$C$596]+(([.C$709]-[.C$596])*([.B646]-[.B$596])/([.$B$709]-[.$B$597]))" office:value-type="float" office:value="72.4821428571429">
            <text:p>72.4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[.A647]*4" office:value-type="float" office:value="3280">
            <text:p>3280</text:p>
          </table:table-cell>
          <table:table-cell table:formula="of:=[.$C$596]+(([.C$709]-[.C$596])*([.B647]-[.B$596])/([.$B$709]-[.$B$597]))" office:value-type="float" office:value="72.1517857142857">
            <text:p>72.1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[.A648]*4" office:value-type="float" office:value="3284">
            <text:p>3284</text:p>
          </table:table-cell>
          <table:table-cell table:formula="of:=[.$C$596]+(([.C$709]-[.C$596])*([.B648]-[.B$596])/([.$B$709]-[.$B$597]))" office:value-type="float" office:value="71.8214285714286">
            <text:p>71.82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[.A649]*4" office:value-type="float" office:value="3288">
            <text:p>3288</text:p>
          </table:table-cell>
          <table:table-cell table:formula="of:=[.$C$596]+(([.C$709]-[.C$596])*([.B649]-[.B$596])/([.$B$709]-[.$B$597]))" office:value-type="float" office:value="71.4910714285714">
            <text:p>71.4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[.A650]*4" office:value-type="float" office:value="3292">
            <text:p>3292</text:p>
          </table:table-cell>
          <table:table-cell table:formula="of:=[.$C$596]+(([.C$709]-[.C$596])*([.B650]-[.B$596])/([.$B$709]-[.$B$597]))" office:value-type="float" office:value="71.1607142857143">
            <text:p>71.1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[.A651]*4" office:value-type="float" office:value="3296">
            <text:p>3296</text:p>
          </table:table-cell>
          <table:table-cell table:formula="of:=[.$C$596]+(([.C$709]-[.C$596])*([.B651]-[.B$596])/([.$B$709]-[.$B$597]))" office:value-type="float" office:value="70.8303571428571">
            <text:p>70.83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[.A652]*4" office:value-type="float" office:value="3300">
            <text:p>3300</text:p>
          </table:table-cell>
          <table:table-cell table:formula="of:=[.$C$596]+(([.C$709]-[.C$596])*([.B652]-[.B$596])/([.$B$709]-[.$B$597]))" office:value-type="float" office:value="70.5">
            <text:p>70.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[.A653]*4" office:value-type="float" office:value="3304">
            <text:p>3304</text:p>
          </table:table-cell>
          <table:table-cell table:formula="of:=[.$C$596]+(([.C$709]-[.C$596])*([.B653]-[.B$596])/([.$B$709]-[.$B$597]))" office:value-type="float" office:value="70.1696428571429">
            <text:p>70.17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[.A654]*4" office:value-type="float" office:value="3308">
            <text:p>3308</text:p>
          </table:table-cell>
          <table:table-cell table:formula="of:=[.$C$596]+(([.C$709]-[.C$596])*([.B654]-[.B$596])/([.$B$709]-[.$B$597]))" office:value-type="float" office:value="69.8392857142857">
            <text:p>69.8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[.A655]*4" office:value-type="float" office:value="3312">
            <text:p>3312</text:p>
          </table:table-cell>
          <table:table-cell table:formula="of:=[.$C$596]+(([.C$709]-[.C$596])*([.B655]-[.B$596])/([.$B$709]-[.$B$597]))" office:value-type="float" office:value="69.5089285714286">
            <text:p>69.5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[.A656]*4" office:value-type="float" office:value="3316">
            <text:p>3316</text:p>
          </table:table-cell>
          <table:table-cell table:formula="of:=[.$C$596]+(([.C$709]-[.C$596])*([.B656]-[.B$596])/([.$B$709]-[.$B$597]))" office:value-type="float" office:value="69.1785714285714">
            <text:p>69.18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[.A657]*4" office:value-type="float" office:value="3320">
            <text:p>3320</text:p>
          </table:table-cell>
          <table:table-cell table:formula="of:=[.$C$596]+(([.C$709]-[.C$596])*([.B657]-[.B$596])/([.$B$709]-[.$B$597]))" office:value-type="float" office:value="68.8482142857143">
            <text:p>68.8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[.A658]*4" office:value-type="float" office:value="3324">
            <text:p>3324</text:p>
          </table:table-cell>
          <table:table-cell table:formula="of:=[.$C$596]+(([.C$709]-[.C$596])*([.B658]-[.B$596])/([.$B$709]-[.$B$597]))" office:value-type="float" office:value="68.5178571428571">
            <text:p>68.5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[.A659]*4" office:value-type="float" office:value="3328">
            <text:p>3328</text:p>
          </table:table-cell>
          <table:table-cell table:formula="of:=[.$C$596]+(([.C$709]-[.C$596])*([.B659]-[.B$596])/([.$B$709]-[.$B$597]))" office:value-type="float" office:value="68.1875">
            <text:p>68.19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[.A660]*4" office:value-type="float" office:value="3332">
            <text:p>3332</text:p>
          </table:table-cell>
          <table:table-cell table:formula="of:=[.$C$596]+(([.C$709]-[.C$596])*([.B660]-[.B$596])/([.$B$709]-[.$B$597]))" office:value-type="float" office:value="67.8571428571429">
            <text:p>67.8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[.A661]*4" office:value-type="float" office:value="3336">
            <text:p>3336</text:p>
          </table:table-cell>
          <table:table-cell table:formula="of:=[.$C$596]+(([.C$709]-[.C$596])*([.B661]-[.B$596])/([.$B$709]-[.$B$597]))" office:value-type="float" office:value="67.5267857142857">
            <text:p>67.53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[.A662]*4" office:value-type="float" office:value="3340">
            <text:p>3340</text:p>
          </table:table-cell>
          <table:table-cell table:formula="of:=[.$C$596]+(([.C$709]-[.C$596])*([.B662]-[.B$596])/([.$B$709]-[.$B$597]))" office:value-type="float" office:value="67.1964285714286">
            <text:p>67.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[.A663]*4" office:value-type="float" office:value="3344">
            <text:p>3344</text:p>
          </table:table-cell>
          <table:table-cell table:formula="of:=[.$C$596]+(([.C$709]-[.C$596])*([.B663]-[.B$596])/([.$B$709]-[.$B$597]))" office:value-type="float" office:value="66.8660714285714">
            <text:p>66.8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[.A664]*4" office:value-type="float" office:value="3348">
            <text:p>3348</text:p>
          </table:table-cell>
          <table:table-cell table:formula="of:=[.$C$596]+(([.C$709]-[.C$596])*([.B664]-[.B$596])/([.$B$709]-[.$B$597]))" office:value-type="float" office:value="66.5357142857143">
            <text:p>66.5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[.A665]*4" office:value-type="float" office:value="3352">
            <text:p>3352</text:p>
          </table:table-cell>
          <table:table-cell table:formula="of:=[.$C$596]+(([.C$709]-[.C$596])*([.B665]-[.B$596])/([.$B$709]-[.$B$597]))" office:value-type="float" office:value="66.2053571428571">
            <text:p>66.2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[.A666]*4" office:value-type="float" office:value="3356">
            <text:p>3356</text:p>
          </table:table-cell>
          <table:table-cell table:formula="of:=[.$C$596]+(([.C$709]-[.C$596])*([.B666]-[.B$596])/([.$B$709]-[.$B$597]))" office:value-type="float" office:value="65.875">
            <text:p>65.88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[.A667]*4" office:value-type="float" office:value="3360">
            <text:p>3360</text:p>
          </table:table-cell>
          <table:table-cell table:formula="of:=[.$C$596]+(([.C$709]-[.C$596])*([.B667]-[.B$596])/([.$B$709]-[.$B$597]))" office:value-type="float" office:value="65.5446428571429">
            <text:p>65.54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[.A668]*4" office:value-type="float" office:value="3364">
            <text:p>3364</text:p>
          </table:table-cell>
          <table:table-cell table:formula="of:=[.$C$596]+(([.C$709]-[.C$596])*([.B668]-[.B$596])/([.$B$709]-[.$B$597]))" office:value-type="float" office:value="65.2142857142857">
            <text:p>65.2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[.A669]*4" office:value-type="float" office:value="3368">
            <text:p>3368</text:p>
          </table:table-cell>
          <table:table-cell table:formula="of:=[.$C$596]+(([.C$709]-[.C$596])*([.B669]-[.B$596])/([.$B$709]-[.$B$597]))" office:value-type="float" office:value="64.8839285714286">
            <text:p>64.88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[.A670]*4" office:value-type="float" office:value="3372">
            <text:p>3372</text:p>
          </table:table-cell>
          <table:table-cell table:formula="of:=[.$C$596]+(([.C$709]-[.C$596])*([.B670]-[.B$596])/([.$B$709]-[.$B$597]))" office:value-type="float" office:value="64.5535714285714">
            <text:p>64.5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[.A671]*4" office:value-type="float" office:value="3376">
            <text:p>3376</text:p>
          </table:table-cell>
          <table:table-cell table:formula="of:=[.$C$596]+(([.C$709]-[.C$596])*([.B671]-[.B$596])/([.$B$709]-[.$B$597]))" office:value-type="float" office:value="64.2232142857143">
            <text:p>64.2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[.A672]*4" office:value-type="float" office:value="3380">
            <text:p>3380</text:p>
          </table:table-cell>
          <table:table-cell table:formula="of:=[.$C$596]+(([.C$709]-[.C$596])*([.B672]-[.B$596])/([.$B$709]-[.$B$597]))" office:value-type="float" office:value="63.8928571428571">
            <text:p>63.8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[.A673]*4" office:value-type="float" office:value="3384">
            <text:p>3384</text:p>
          </table:table-cell>
          <table:table-cell table:formula="of:=[.$C$596]+(([.C$709]-[.C$596])*([.B673]-[.B$596])/([.$B$709]-[.$B$597]))" office:value-type="float" office:value="63.5625">
            <text:p>63.5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[.A674]*4" office:value-type="float" office:value="3388">
            <text:p>3388</text:p>
          </table:table-cell>
          <table:table-cell table:formula="of:=[.$C$596]+(([.C$709]-[.C$596])*([.B674]-[.B$596])/([.$B$709]-[.$B$597]))" office:value-type="float" office:value="63.2321428571429">
            <text:p>63.2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[.A675]*4" office:value-type="float" office:value="3392">
            <text:p>3392</text:p>
          </table:table-cell>
          <table:table-cell table:formula="of:=[.$C$596]+(([.C$709]-[.C$596])*([.B675]-[.B$596])/([.$B$709]-[.$B$597]))" office:value-type="float" office:value="62.9017857142857">
            <text:p>62.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[.A676]*4" office:value-type="float" office:value="3396">
            <text:p>3396</text:p>
          </table:table-cell>
          <table:table-cell table:formula="of:=[.$C$596]+(([.C$709]-[.C$596])*([.B676]-[.B$596])/([.$B$709]-[.$B$597]))" office:value-type="float" office:value="62.5714285714286">
            <text:p>62.57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[.A677]*4" office:value-type="float" office:value="3400">
            <text:p>3400</text:p>
          </table:table-cell>
          <table:table-cell table:formula="of:=[.$C$596]+(([.C$709]-[.C$596])*([.B677]-[.B$596])/([.$B$709]-[.$B$597]))" office:value-type="float" office:value="62.2410714285714">
            <text:p>62.2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[.A678]*4" office:value-type="float" office:value="3404">
            <text:p>3404</text:p>
          </table:table-cell>
          <table:table-cell table:formula="of:=[.$C$596]+(([.C$709]-[.C$596])*([.B678]-[.B$596])/([.$B$709]-[.$B$597]))" office:value-type="float" office:value="61.9107142857143">
            <text:p>61.9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[.A679]*4" office:value-type="float" office:value="3408">
            <text:p>3408</text:p>
          </table:table-cell>
          <table:table-cell table:formula="of:=[.$C$596]+(([.C$709]-[.C$596])*([.B679]-[.B$596])/([.$B$709]-[.$B$597]))" office:value-type="float" office:value="61.5803571428571">
            <text:p>61.5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[.A680]*4" office:value-type="float" office:value="3412">
            <text:p>3412</text:p>
          </table:table-cell>
          <table:table-cell table:formula="of:=[.$C$596]+(([.C$709]-[.C$596])*([.B680]-[.B$596])/([.$B$709]-[.$B$597]))" office:value-type="float" office:value="61.25">
            <text:p>61.2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[.A681]*4" office:value-type="float" office:value="3416">
            <text:p>3416</text:p>
          </table:table-cell>
          <table:table-cell table:formula="of:=[.$C$596]+(([.C$709]-[.C$596])*([.B681]-[.B$596])/([.$B$709]-[.$B$597]))" office:value-type="float" office:value="60.9196428571429">
            <text:p>60.9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[.A682]*4" office:value-type="float" office:value="3420">
            <text:p>3420</text:p>
          </table:table-cell>
          <table:table-cell table:formula="of:=[.$C$596]+(([.C$709]-[.C$596])*([.B682]-[.B$596])/([.$B$709]-[.$B$597]))" office:value-type="float" office:value="60.5892857142857">
            <text:p>60.5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[.A683]*4" office:value-type="float" office:value="3424">
            <text:p>3424</text:p>
          </table:table-cell>
          <table:table-cell table:formula="of:=[.$C$596]+(([.C$709]-[.C$596])*([.B683]-[.B$596])/([.$B$709]-[.$B$597]))" office:value-type="float" office:value="60.2589285714286">
            <text:p>60.26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[.A684]*4" office:value-type="float" office:value="3428">
            <text:p>3428</text:p>
          </table:table-cell>
          <table:table-cell table:formula="of:=[.$C$596]+(([.C$709]-[.C$596])*([.B684]-[.B$596])/([.$B$709]-[.$B$597]))" office:value-type="float" office:value="59.9285714285714">
            <text:p>59.93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[.A685]*4" office:value-type="float" office:value="3432">
            <text:p>3432</text:p>
          </table:table-cell>
          <table:table-cell table:formula="of:=[.$C$596]+(([.C$709]-[.C$596])*([.B685]-[.B$596])/([.$B$709]-[.$B$597]))" office:value-type="float" office:value="59.5982142857143">
            <text:p>59.6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[.A686]*4" office:value-type="float" office:value="3436">
            <text:p>3436</text:p>
          </table:table-cell>
          <table:table-cell table:formula="of:=[.$C$596]+(([.C$709]-[.C$596])*([.B686]-[.B$596])/([.$B$709]-[.$B$597]))" office:value-type="float" office:value="59.2678571428571">
            <text:p>59.27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[.A687]*4" office:value-type="float" office:value="3440">
            <text:p>3440</text:p>
          </table:table-cell>
          <table:table-cell table:formula="of:=[.$C$596]+(([.C$709]-[.C$596])*([.B687]-[.B$596])/([.$B$709]-[.$B$597]))" office:value-type="float" office:value="58.9375">
            <text:p>58.9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[.A688]*4" office:value-type="float" office:value="3444">
            <text:p>3444</text:p>
          </table:table-cell>
          <table:table-cell table:formula="of:=[.$C$596]+(([.C$709]-[.C$596])*([.B688]-[.B$596])/([.$B$709]-[.$B$597]))" office:value-type="float" office:value="58.6071428571429">
            <text:p>58.6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[.A689]*4" office:value-type="float" office:value="3448">
            <text:p>3448</text:p>
          </table:table-cell>
          <table:table-cell table:formula="of:=[.$C$596]+(([.C$709]-[.C$596])*([.B689]-[.B$596])/([.$B$709]-[.$B$597]))" office:value-type="float" office:value="58.2767857142857">
            <text:p>58.28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[.A690]*4" office:value-type="float" office:value="3452">
            <text:p>3452</text:p>
          </table:table-cell>
          <table:table-cell table:formula="of:=[.$C$596]+(([.C$709]-[.C$596])*([.B690]-[.B$596])/([.$B$709]-[.$B$597]))" office:value-type="float" office:value="57.9464285714286">
            <text:p>57.9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[.A691]*4" office:value-type="float" office:value="3456">
            <text:p>3456</text:p>
          </table:table-cell>
          <table:table-cell table:formula="of:=[.$C$596]+(([.C$709]-[.C$596])*([.B691]-[.B$596])/([.$B$709]-[.$B$597]))" office:value-type="float" office:value="57.6160714285714">
            <text:p>57.62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[.A692]*4" office:value-type="float" office:value="3460">
            <text:p>3460</text:p>
          </table:table-cell>
          <table:table-cell table:formula="of:=[.$C$596]+(([.C$709]-[.C$596])*([.B692]-[.B$596])/([.$B$709]-[.$B$597]))" office:value-type="float" office:value="57.2857142857143">
            <text:p>57.2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[.A693]*4" office:value-type="float" office:value="3464">
            <text:p>3464</text:p>
          </table:table-cell>
          <table:table-cell table:formula="of:=[.$C$596]+(([.C$709]-[.C$596])*([.B693]-[.B$596])/([.$B$709]-[.$B$597]))" office:value-type="float" office:value="56.9553571428571">
            <text:p>56.9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[.A694]*4" office:value-type="float" office:value="3468">
            <text:p>3468</text:p>
          </table:table-cell>
          <table:table-cell table:formula="of:=[.$C$596]+(([.C$709]-[.C$596])*([.B694]-[.B$596])/([.$B$709]-[.$B$597]))" office:value-type="float" office:value="56.625">
            <text:p>56.63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[.A695]*4" office:value-type="float" office:value="3472">
            <text:p>3472</text:p>
          </table:table-cell>
          <table:table-cell table:formula="of:=[.$C$596]+(([.C$709]-[.C$596])*([.B695]-[.B$596])/([.$B$709]-[.$B$597]))" office:value-type="float" office:value="56.2946428571429">
            <text:p>56.2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[.A696]*4" office:value-type="float" office:value="3476">
            <text:p>3476</text:p>
          </table:table-cell>
          <table:table-cell table:formula="of:=[.$C$596]+(([.C$709]-[.C$596])*([.B696]-[.B$596])/([.$B$709]-[.$B$597]))" office:value-type="float" office:value="55.9642857142857">
            <text:p>55.96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[.A697]*4" office:value-type="float" office:value="3480">
            <text:p>3480</text:p>
          </table:table-cell>
          <table:table-cell table:formula="of:=[.$C$596]+(([.C$709]-[.C$596])*([.B697]-[.B$596])/([.$B$709]-[.$B$597]))" office:value-type="float" office:value="55.6339285714286">
            <text:p>55.63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[.A698]*4" office:value-type="float" office:value="3484">
            <text:p>3484</text:p>
          </table:table-cell>
          <table:table-cell table:formula="of:=[.$C$596]+(([.C$709]-[.C$596])*([.B698]-[.B$596])/([.$B$709]-[.$B$597]))" office:value-type="float" office:value="55.3035714285714">
            <text:p>55.3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[.A699]*4" office:value-type="float" office:value="3488">
            <text:p>3488</text:p>
          </table:table-cell>
          <table:table-cell table:formula="of:=[.$C$596]+(([.C$709]-[.C$596])*([.B699]-[.B$596])/([.$B$709]-[.$B$597]))" office:value-type="float" office:value="54.9732142857143">
            <text:p>54.97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[.A700]*4" office:value-type="float" office:value="3492">
            <text:p>3492</text:p>
          </table:table-cell>
          <table:table-cell table:formula="of:=[.$C$596]+(([.C$709]-[.C$596])*([.B700]-[.B$596])/([.$B$709]-[.$B$597]))" office:value-type="float" office:value="54.6428571428571">
            <text:p>54.64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[.A701]*4" office:value-type="float" office:value="3496">
            <text:p>3496</text:p>
          </table:table-cell>
          <table:table-cell table:formula="of:=[.$C$596]+(([.C$709]-[.C$596])*([.B701]-[.B$596])/([.$B$709]-[.$B$597]))" office:value-type="float" office:value="54.3125">
            <text:p>54.3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[.A702]*4" office:value-type="float" office:value="3500">
            <text:p>3500</text:p>
          </table:table-cell>
          <table:table-cell table:formula="of:=[.$C$596]+(([.C$709]-[.C$596])*([.B702]-[.B$596])/([.$B$709]-[.$B$597]))" office:value-type="float" office:value="53.9821428571429">
            <text:p>53.98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[.A703]*4" office:value-type="float" office:value="3504">
            <text:p>3504</text:p>
          </table:table-cell>
          <table:table-cell table:formula="of:=[.$C$596]+(([.C$709]-[.C$596])*([.B703]-[.B$596])/([.$B$709]-[.$B$597]))" office:value-type="float" office:value="53.6517857142857">
            <text:p>53.6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[.A704]*4" office:value-type="float" office:value="3508">
            <text:p>3508</text:p>
          </table:table-cell>
          <table:table-cell table:formula="of:=[.$C$596]+(([.C$709]-[.C$596])*([.B704]-[.B$596])/([.$B$709]-[.$B$597]))" office:value-type="float" office:value="53.3214285714286">
            <text:p>53.3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[.A705]*4" office:value-type="float" office:value="3512">
            <text:p>3512</text:p>
          </table:table-cell>
          <table:table-cell table:formula="of:=[.$C$596]+(([.C$709]-[.C$596])*([.B705]-[.B$596])/([.$B$709]-[.$B$597]))" office:value-type="float" office:value="52.9910714285714">
            <text:p>52.9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[.A706]*4" office:value-type="float" office:value="3516">
            <text:p>3516</text:p>
          </table:table-cell>
          <table:table-cell table:formula="of:=[.$C$596]+(([.C$709]-[.C$596])*([.B706]-[.B$596])/([.$B$709]-[.$B$597]))" office:value-type="float" office:value="52.6607142857143">
            <text:p>52.6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[.A707]*4" office:value-type="float" office:value="3520">
            <text:p>3520</text:p>
          </table:table-cell>
          <table:table-cell table:formula="of:=[.$C$596]+(([.C$709]-[.C$596])*([.B707]-[.B$596])/([.$B$709]-[.$B$597]))" office:value-type="float" office:value="52.3303571428571">
            <text:p>52.33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[.A708]*4" office:value-type="float" office:value="3524">
            <text:p>3524</text:p>
          </table:table-cell>
          <table:table-cell table:formula="of:=[.$C$596]+(([.C$709]-[.C$596])*([.B708]-[.B$596])/([.$B$709]-[.$B$597]))" office:value-type="float" office:value="52">
            <text:p>5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[.A709]*4" office:value-type="float" office:value="3528">
            <text:p>352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[.A710]*4" office:value-type="float" office:value="3532">
            <text:p>3532</text:p>
          </table:table-cell>
          <table:table-cell table:formula="of:=[.$C$709]+(([.C$884]-[.C$709])*([.B710]-[.B$709])/([.$B$884]-[.$B$710]))" office:value-type="float" office:value="52.1609195402299">
            <text:p>52.1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[.A711]*4" office:value-type="float" office:value="3536">
            <text:p>3536</text:p>
          </table:table-cell>
          <table:table-cell table:formula="of:=[.$C$709]+(([.C$884]-[.C$709])*([.B711]-[.B$709])/([.$B$884]-[.$B$710]))" office:value-type="float" office:value="52.3218390804598">
            <text:p>52.3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[.A712]*4" office:value-type="float" office:value="3540">
            <text:p>3540</text:p>
          </table:table-cell>
          <table:table-cell table:formula="of:=[.$C$709]+(([.C$884]-[.C$709])*([.B712]-[.B$709])/([.$B$884]-[.$B$710]))" office:value-type="float" office:value="52.4827586206897">
            <text:p>52.48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[.A713]*4" office:value-type="float" office:value="3544">
            <text:p>3544</text:p>
          </table:table-cell>
          <table:table-cell table:formula="of:=[.$C$709]+(([.C$884]-[.C$709])*([.B713]-[.B$709])/([.$B$884]-[.$B$710]))" office:value-type="float" office:value="52.6436781609195">
            <text:p>52.64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[.A714]*4" office:value-type="float" office:value="3548">
            <text:p>3548</text:p>
          </table:table-cell>
          <table:table-cell table:formula="of:=[.$C$709]+(([.C$884]-[.C$709])*([.B714]-[.B$709])/([.$B$884]-[.$B$710]))" office:value-type="float" office:value="52.8045977011494">
            <text:p>52.8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[.A715]*4" office:value-type="float" office:value="3552">
            <text:p>3552</text:p>
          </table:table-cell>
          <table:table-cell table:formula="of:=[.$C$709]+(([.C$884]-[.C$709])*([.B715]-[.B$709])/([.$B$884]-[.$B$710]))" office:value-type="float" office:value="52.9655172413793">
            <text:p>52.97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[.A716]*4" office:value-type="float" office:value="3556">
            <text:p>3556</text:p>
          </table:table-cell>
          <table:table-cell table:formula="of:=[.$C$709]+(([.C$884]-[.C$709])*([.B716]-[.B$709])/([.$B$884]-[.$B$710]))" office:value-type="float" office:value="53.1264367816092">
            <text:p>53.13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[.A717]*4" office:value-type="float" office:value="3560">
            <text:p>3560</text:p>
          </table:table-cell>
          <table:table-cell table:formula="of:=[.$C$709]+(([.C$884]-[.C$709])*([.B717]-[.B$709])/([.$B$884]-[.$B$710]))" office:value-type="float" office:value="53.2873563218391">
            <text:p>53.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[.A718]*4" office:value-type="float" office:value="3564">
            <text:p>3564</text:p>
          </table:table-cell>
          <table:table-cell table:formula="of:=[.$C$709]+(([.C$884]-[.C$709])*([.B718]-[.B$709])/([.$B$884]-[.$B$710]))" office:value-type="float" office:value="53.448275862069">
            <text:p>53.4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[.A719]*4" office:value-type="float" office:value="3568">
            <text:p>3568</text:p>
          </table:table-cell>
          <table:table-cell table:formula="of:=[.$C$709]+(([.C$884]-[.C$709])*([.B719]-[.B$709])/([.$B$884]-[.$B$710]))" office:value-type="float" office:value="53.6091954022989">
            <text:p>53.61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[.A720]*4" office:value-type="float" office:value="3572">
            <text:p>3572</text:p>
          </table:table-cell>
          <table:table-cell table:formula="of:=[.$C$709]+(([.C$884]-[.C$709])*([.B720]-[.B$709])/([.$B$884]-[.$B$710]))" office:value-type="float" office:value="53.7701149425287">
            <text:p>53.77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[.A721]*4" office:value-type="float" office:value="3576">
            <text:p>3576</text:p>
          </table:table-cell>
          <table:table-cell table:formula="of:=[.$C$709]+(([.C$884]-[.C$709])*([.B721]-[.B$709])/([.$B$884]-[.$B$710]))" office:value-type="float" office:value="53.9310344827586">
            <text:p>53.93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[.A722]*4" office:value-type="float" office:value="3580">
            <text:p>3580</text:p>
          </table:table-cell>
          <table:table-cell table:formula="of:=[.$C$709]+(([.C$884]-[.C$709])*([.B722]-[.B$709])/([.$B$884]-[.$B$710]))" office:value-type="float" office:value="54.0919540229885">
            <text:p>54.0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[.A723]*4" office:value-type="float" office:value="3584">
            <text:p>3584</text:p>
          </table:table-cell>
          <table:table-cell table:formula="of:=[.$C$709]+(([.C$884]-[.C$709])*([.B723]-[.B$709])/([.$B$884]-[.$B$710]))" office:value-type="float" office:value="54.2528735632184">
            <text:p>54.2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[.A724]*4" office:value-type="float" office:value="3588">
            <text:p>3588</text:p>
          </table:table-cell>
          <table:table-cell table:formula="of:=[.$C$709]+(([.C$884]-[.C$709])*([.B724]-[.B$709])/([.$B$884]-[.$B$710]))" office:value-type="float" office:value="54.4137931034483">
            <text:p>54.41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[.A725]*4" office:value-type="float" office:value="3592">
            <text:p>3592</text:p>
          </table:table-cell>
          <table:table-cell table:formula="of:=[.$C$709]+(([.C$884]-[.C$709])*([.B725]-[.B$709])/([.$B$884]-[.$B$710]))" office:value-type="float" office:value="54.5747126436782">
            <text:p>54.57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[.A726]*4" office:value-type="float" office:value="3596">
            <text:p>3596</text:p>
          </table:table-cell>
          <table:table-cell table:formula="of:=[.$C$709]+(([.C$884]-[.C$709])*([.B726]-[.B$709])/([.$B$884]-[.$B$710]))" office:value-type="float" office:value="54.735632183908">
            <text:p>54.7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[.A727]*4" office:value-type="float" office:value="3600">
            <text:p>3600</text:p>
          </table:table-cell>
          <table:table-cell table:formula="of:=[.$C$709]+(([.C$884]-[.C$709])*([.B727]-[.B$709])/([.$B$884]-[.$B$710]))" office:value-type="float" office:value="54.8965517241379">
            <text:p>54.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[.A728]*4" office:value-type="float" office:value="3604">
            <text:p>3604</text:p>
          </table:table-cell>
          <table:table-cell table:formula="of:=[.$C$709]+(([.C$884]-[.C$709])*([.B728]-[.B$709])/([.$B$884]-[.$B$710]))" office:value-type="float" office:value="55.0574712643678">
            <text:p>55.06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[.A729]*4" office:value-type="float" office:value="3608">
            <text:p>3608</text:p>
          </table:table-cell>
          <table:table-cell table:formula="of:=[.$C$709]+(([.C$884]-[.C$709])*([.B729]-[.B$709])/([.$B$884]-[.$B$710]))" office:value-type="float" office:value="55.2183908045977">
            <text:p>55.2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[.A730]*4" office:value-type="float" office:value="3612">
            <text:p>3612</text:p>
          </table:table-cell>
          <table:table-cell table:formula="of:=[.$C$709]+(([.C$884]-[.C$709])*([.B730]-[.B$709])/([.$B$884]-[.$B$710]))" office:value-type="float" office:value="55.3793103448276">
            <text:p>55.38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[.A731]*4" office:value-type="float" office:value="3616">
            <text:p>3616</text:p>
          </table:table-cell>
          <table:table-cell table:formula="of:=[.$C$709]+(([.C$884]-[.C$709])*([.B731]-[.B$709])/([.$B$884]-[.$B$710]))" office:value-type="float" office:value="55.5402298850575">
            <text:p>55.5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[.A732]*4" office:value-type="float" office:value="3620">
            <text:p>3620</text:p>
          </table:table-cell>
          <table:table-cell table:formula="of:=[.$C$709]+(([.C$884]-[.C$709])*([.B732]-[.B$709])/([.$B$884]-[.$B$710]))" office:value-type="float" office:value="55.7011494252874">
            <text:p>55.7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[.A733]*4" office:value-type="float" office:value="3624">
            <text:p>3624</text:p>
          </table:table-cell>
          <table:table-cell table:formula="of:=[.$C$709]+(([.C$884]-[.C$709])*([.B733]-[.B$709])/([.$B$884]-[.$B$710]))" office:value-type="float" office:value="55.8620689655172">
            <text:p>55.8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[.A734]*4" office:value-type="float" office:value="3628">
            <text:p>3628</text:p>
          </table:table-cell>
          <table:table-cell table:formula="of:=[.$C$709]+(([.C$884]-[.C$709])*([.B734]-[.B$709])/([.$B$884]-[.$B$710]))" office:value-type="float" office:value="56.0229885057471">
            <text:p>56.0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[.A735]*4" office:value-type="float" office:value="3632">
            <text:p>3632</text:p>
          </table:table-cell>
          <table:table-cell table:formula="of:=[.$C$709]+(([.C$884]-[.C$709])*([.B735]-[.B$709])/([.$B$884]-[.$B$710]))" office:value-type="float" office:value="56.183908045977">
            <text:p>56.1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[.A736]*4" office:value-type="float" office:value="3636">
            <text:p>3636</text:p>
          </table:table-cell>
          <table:table-cell table:formula="of:=[.$C$709]+(([.C$884]-[.C$709])*([.B736]-[.B$709])/([.$B$884]-[.$B$710]))" office:value-type="float" office:value="56.3448275862069">
            <text:p>56.3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[.A737]*4" office:value-type="float" office:value="3640">
            <text:p>3640</text:p>
          </table:table-cell>
          <table:table-cell table:formula="of:=[.$C$709]+(([.C$884]-[.C$709])*([.B737]-[.B$709])/([.$B$884]-[.$B$710]))" office:value-type="float" office:value="56.5057471264368">
            <text:p>56.5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[.A738]*4" office:value-type="float" office:value="3644">
            <text:p>3644</text:p>
          </table:table-cell>
          <table:table-cell table:formula="of:=[.$C$709]+(([.C$884]-[.C$709])*([.B738]-[.B$709])/([.$B$884]-[.$B$710]))" office:value-type="float" office:value="56.6666666666667">
            <text:p>56.67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[.A739]*4" office:value-type="float" office:value="3648">
            <text:p>3648</text:p>
          </table:table-cell>
          <table:table-cell table:formula="of:=[.$C$709]+(([.C$884]-[.C$709])*([.B739]-[.B$709])/([.$B$884]-[.$B$710]))" office:value-type="float" office:value="56.8275862068966">
            <text:p>56.83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[.A740]*4" office:value-type="float" office:value="3652">
            <text:p>3652</text:p>
          </table:table-cell>
          <table:table-cell table:formula="of:=[.$C$709]+(([.C$884]-[.C$709])*([.B740]-[.B$709])/([.$B$884]-[.$B$710]))" office:value-type="float" office:value="56.9885057471264">
            <text:p>56.99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[.A741]*4" office:value-type="float" office:value="3656">
            <text:p>3656</text:p>
          </table:table-cell>
          <table:table-cell table:formula="of:=[.$C$709]+(([.C$884]-[.C$709])*([.B741]-[.B$709])/([.$B$884]-[.$B$710]))" office:value-type="float" office:value="57.1494252873563">
            <text:p>57.1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[.A742]*4" office:value-type="float" office:value="3660">
            <text:p>3660</text:p>
          </table:table-cell>
          <table:table-cell table:formula="of:=[.$C$709]+(([.C$884]-[.C$709])*([.B742]-[.B$709])/([.$B$884]-[.$B$710]))" office:value-type="float" office:value="57.3103448275862">
            <text:p>57.3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[.A743]*4" office:value-type="float" office:value="3664">
            <text:p>3664</text:p>
          </table:table-cell>
          <table:table-cell table:formula="of:=[.$C$709]+(([.C$884]-[.C$709])*([.B743]-[.B$709])/([.$B$884]-[.$B$710]))" office:value-type="float" office:value="57.4712643678161">
            <text:p>57.47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[.A744]*4" office:value-type="float" office:value="3668">
            <text:p>3668</text:p>
          </table:table-cell>
          <table:table-cell table:formula="of:=[.$C$709]+(([.C$884]-[.C$709])*([.B744]-[.B$709])/([.$B$884]-[.$B$710]))" office:value-type="float" office:value="57.632183908046">
            <text:p>57.6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[.A745]*4" office:value-type="float" office:value="3672">
            <text:p>3672</text:p>
          </table:table-cell>
          <table:table-cell table:formula="of:=[.$C$709]+(([.C$884]-[.C$709])*([.B745]-[.B$709])/([.$B$884]-[.$B$710]))" office:value-type="float" office:value="57.7931034482759">
            <text:p>57.7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[.A746]*4" office:value-type="float" office:value="3676">
            <text:p>3676</text:p>
          </table:table-cell>
          <table:table-cell table:formula="of:=[.$C$709]+(([.C$884]-[.C$709])*([.B746]-[.B$709])/([.$B$884]-[.$B$710]))" office:value-type="float" office:value="57.9540229885058">
            <text:p>57.9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[.A747]*4" office:value-type="float" office:value="3680">
            <text:p>3680</text:p>
          </table:table-cell>
          <table:table-cell table:formula="of:=[.$C$709]+(([.C$884]-[.C$709])*([.B747]-[.B$709])/([.$B$884]-[.$B$710]))" office:value-type="float" office:value="58.1149425287356">
            <text:p>58.1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[.A748]*4" office:value-type="float" office:value="3684">
            <text:p>3684</text:p>
          </table:table-cell>
          <table:table-cell table:formula="of:=[.$C$709]+(([.C$884]-[.C$709])*([.B748]-[.B$709])/([.$B$884]-[.$B$710]))" office:value-type="float" office:value="58.2758620689655">
            <text:p>58.28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[.A749]*4" office:value-type="float" office:value="3688">
            <text:p>3688</text:p>
          </table:table-cell>
          <table:table-cell table:formula="of:=[.$C$709]+(([.C$884]-[.C$709])*([.B749]-[.B$709])/([.$B$884]-[.$B$710]))" office:value-type="float" office:value="58.4367816091954">
            <text:p>58.4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[.A750]*4" office:value-type="float" office:value="3692">
            <text:p>3692</text:p>
          </table:table-cell>
          <table:table-cell table:formula="of:=[.$C$709]+(([.C$884]-[.C$709])*([.B750]-[.B$709])/([.$B$884]-[.$B$710]))" office:value-type="float" office:value="58.5977011494253">
            <text:p>58.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[.A751]*4" office:value-type="float" office:value="3696">
            <text:p>3696</text:p>
          </table:table-cell>
          <table:table-cell table:formula="of:=[.$C$709]+(([.C$884]-[.C$709])*([.B751]-[.B$709])/([.$B$884]-[.$B$710]))" office:value-type="float" office:value="58.7586206896552">
            <text:p>58.76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[.A752]*4" office:value-type="float" office:value="3700">
            <text:p>3700</text:p>
          </table:table-cell>
          <table:table-cell table:formula="of:=[.$C$709]+(([.C$884]-[.C$709])*([.B752]-[.B$709])/([.$B$884]-[.$B$710]))" office:value-type="float" office:value="58.9195402298851">
            <text:p>58.92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[.A753]*4" office:value-type="float" office:value="3704">
            <text:p>3704</text:p>
          </table:table-cell>
          <table:table-cell table:formula="of:=[.$C$709]+(([.C$884]-[.C$709])*([.B753]-[.B$709])/([.$B$884]-[.$B$710]))" office:value-type="float" office:value="59.0804597701149">
            <text:p>59.0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[.A754]*4" office:value-type="float" office:value="3708">
            <text:p>3708</text:p>
          </table:table-cell>
          <table:table-cell table:formula="of:=[.$C$709]+(([.C$884]-[.C$709])*([.B754]-[.B$709])/([.$B$884]-[.$B$710]))" office:value-type="float" office:value="59.2413793103448">
            <text:p>59.24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[.A755]*4" office:value-type="float" office:value="3712">
            <text:p>3712</text:p>
          </table:table-cell>
          <table:table-cell table:formula="of:=[.$C$709]+(([.C$884]-[.C$709])*([.B755]-[.B$709])/([.$B$884]-[.$B$710]))" office:value-type="float" office:value="59.4022988505747">
            <text:p>59.4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[.A756]*4" office:value-type="float" office:value="3716">
            <text:p>3716</text:p>
          </table:table-cell>
          <table:table-cell table:formula="of:=[.$C$709]+(([.C$884]-[.C$709])*([.B756]-[.B$709])/([.$B$884]-[.$B$710]))" office:value-type="float" office:value="59.5632183908046">
            <text:p>59.5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[.A757]*4" office:value-type="float" office:value="3720">
            <text:p>3720</text:p>
          </table:table-cell>
          <table:table-cell table:formula="of:=[.$C$709]+(([.C$884]-[.C$709])*([.B757]-[.B$709])/([.$B$884]-[.$B$710]))" office:value-type="float" office:value="59.7241379310345">
            <text:p>59.7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[.A758]*4" office:value-type="float" office:value="3724">
            <text:p>3724</text:p>
          </table:table-cell>
          <table:table-cell table:formula="of:=[.$C$709]+(([.C$884]-[.C$709])*([.B758]-[.B$709])/([.$B$884]-[.$B$710]))" office:value-type="float" office:value="59.8850574712644">
            <text:p>59.89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[.A759]*4" office:value-type="float" office:value="3728">
            <text:p>3728</text:p>
          </table:table-cell>
          <table:table-cell table:formula="of:=[.$C$709]+(([.C$884]-[.C$709])*([.B759]-[.B$709])/([.$B$884]-[.$B$710]))" office:value-type="float" office:value="60.0459770114943">
            <text:p>60.0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[.A760]*4" office:value-type="float" office:value="3732">
            <text:p>3732</text:p>
          </table:table-cell>
          <table:table-cell table:formula="of:=[.$C$709]+(([.C$884]-[.C$709])*([.B760]-[.B$709])/([.$B$884]-[.$B$710]))" office:value-type="float" office:value="60.2068965517241">
            <text:p>60.21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[.A761]*4" office:value-type="float" office:value="3736">
            <text:p>3736</text:p>
          </table:table-cell>
          <table:table-cell table:formula="of:=[.$C$709]+(([.C$884]-[.C$709])*([.B761]-[.B$709])/([.$B$884]-[.$B$710]))" office:value-type="float" office:value="60.367816091954">
            <text:p>60.3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[.A762]*4" office:value-type="float" office:value="3740">
            <text:p>3740</text:p>
          </table:table-cell>
          <table:table-cell table:formula="of:=[.$C$709]+(([.C$884]-[.C$709])*([.B762]-[.B$709])/([.$B$884]-[.$B$710]))" office:value-type="float" office:value="60.5287356321839">
            <text:p>60.5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[.A763]*4" office:value-type="float" office:value="3744">
            <text:p>3744</text:p>
          </table:table-cell>
          <table:table-cell table:formula="of:=[.$C$709]+(([.C$884]-[.C$709])*([.B763]-[.B$709])/([.$B$884]-[.$B$710]))" office:value-type="float" office:value="60.6896551724138">
            <text:p>60.6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[.A764]*4" office:value-type="float" office:value="3748">
            <text:p>3748</text:p>
          </table:table-cell>
          <table:table-cell table:formula="of:=[.$C$709]+(([.C$884]-[.C$709])*([.B764]-[.B$709])/([.$B$884]-[.$B$710]))" office:value-type="float" office:value="60.8505747126437">
            <text:p>60.8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[.A765]*4" office:value-type="float" office:value="3752">
            <text:p>3752</text:p>
          </table:table-cell>
          <table:table-cell table:formula="of:=[.$C$709]+(([.C$884]-[.C$709])*([.B765]-[.B$709])/([.$B$884]-[.$B$710]))" office:value-type="float" office:value="61.0114942528736">
            <text:p>61.0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[.A766]*4" office:value-type="float" office:value="3756">
            <text:p>3756</text:p>
          </table:table-cell>
          <table:table-cell table:formula="of:=[.$C$709]+(([.C$884]-[.C$709])*([.B766]-[.B$709])/([.$B$884]-[.$B$710]))" office:value-type="float" office:value="61.1724137931035">
            <text:p>61.1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[.A767]*4" office:value-type="float" office:value="3760">
            <text:p>3760</text:p>
          </table:table-cell>
          <table:table-cell table:formula="of:=[.$C$709]+(([.C$884]-[.C$709])*([.B767]-[.B$709])/([.$B$884]-[.$B$710]))" office:value-type="float" office:value="61.3333333333333">
            <text:p>61.33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[.A768]*4" office:value-type="float" office:value="3764">
            <text:p>3764</text:p>
          </table:table-cell>
          <table:table-cell table:formula="of:=[.$C$709]+(([.C$884]-[.C$709])*([.B768]-[.B$709])/([.$B$884]-[.$B$710]))" office:value-type="float" office:value="61.4942528735632">
            <text:p>61.4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[.A769]*4" office:value-type="float" office:value="3768">
            <text:p>3768</text:p>
          </table:table-cell>
          <table:table-cell table:formula="of:=[.$C$709]+(([.C$884]-[.C$709])*([.B769]-[.B$709])/([.$B$884]-[.$B$710]))" office:value-type="float" office:value="61.6551724137931">
            <text:p>61.66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[.A770]*4" office:value-type="float" office:value="3772">
            <text:p>3772</text:p>
          </table:table-cell>
          <table:table-cell table:formula="of:=[.$C$709]+(([.C$884]-[.C$709])*([.B770]-[.B$709])/([.$B$884]-[.$B$710]))" office:value-type="float" office:value="61.816091954023">
            <text:p>61.82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[.A771]*4" office:value-type="float" office:value="3776">
            <text:p>3776</text:p>
          </table:table-cell>
          <table:table-cell table:formula="of:=[.$C$709]+(([.C$884]-[.C$709])*([.B771]-[.B$709])/([.$B$884]-[.$B$710]))" office:value-type="float" office:value="61.9770114942529">
            <text:p>61.98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[.A772]*4" office:value-type="float" office:value="3780">
            <text:p>3780</text:p>
          </table:table-cell>
          <table:table-cell table:formula="of:=[.$C$709]+(([.C$884]-[.C$709])*([.B772]-[.B$709])/([.$B$884]-[.$B$710]))" office:value-type="float" office:value="62.1379310344828">
            <text:p>62.1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[.A773]*4" office:value-type="float" office:value="3784">
            <text:p>3784</text:p>
          </table:table-cell>
          <table:table-cell table:formula="of:=[.$C$709]+(([.C$884]-[.C$709])*([.B773]-[.B$709])/([.$B$884]-[.$B$710]))" office:value-type="float" office:value="62.2988505747126">
            <text:p>62.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[.A774]*4" office:value-type="float" office:value="3788">
            <text:p>3788</text:p>
          </table:table-cell>
          <table:table-cell table:formula="of:=[.$C$709]+(([.C$884]-[.C$709])*([.B774]-[.B$709])/([.$B$884]-[.$B$710]))" office:value-type="float" office:value="62.4597701149425">
            <text:p>62.4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[.A775]*4" office:value-type="float" office:value="3792">
            <text:p>3792</text:p>
          </table:table-cell>
          <table:table-cell table:formula="of:=[.$C$709]+(([.C$884]-[.C$709])*([.B775]-[.B$709])/([.$B$884]-[.$B$710]))" office:value-type="float" office:value="62.6206896551724">
            <text:p>62.6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[.A776]*4" office:value-type="float" office:value="3796">
            <text:p>3796</text:p>
          </table:table-cell>
          <table:table-cell table:formula="of:=[.$C$709]+(([.C$884]-[.C$709])*([.B776]-[.B$709])/([.$B$884]-[.$B$710]))" office:value-type="float" office:value="62.7816091954023">
            <text:p>62.7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[.A777]*4" office:value-type="float" office:value="3800">
            <text:p>3800</text:p>
          </table:table-cell>
          <table:table-cell table:formula="of:=[.$C$709]+(([.C$884]-[.C$709])*([.B777]-[.B$709])/([.$B$884]-[.$B$710]))" office:value-type="float" office:value="62.9425287356322">
            <text:p>62.94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[.A778]*4" office:value-type="float" office:value="3804">
            <text:p>3804</text:p>
          </table:table-cell>
          <table:table-cell table:formula="of:=[.$C$709]+(([.C$884]-[.C$709])*([.B778]-[.B$709])/([.$B$884]-[.$B$710]))" office:value-type="float" office:value="63.1034482758621">
            <text:p>63.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[.A779]*4" office:value-type="float" office:value="3808">
            <text:p>3808</text:p>
          </table:table-cell>
          <table:table-cell table:formula="of:=[.$C$709]+(([.C$884]-[.C$709])*([.B779]-[.B$709])/([.$B$884]-[.$B$710]))" office:value-type="float" office:value="63.264367816092">
            <text:p>63.26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[.A780]*4" office:value-type="float" office:value="3812">
            <text:p>3812</text:p>
          </table:table-cell>
          <table:table-cell table:formula="of:=[.$C$709]+(([.C$884]-[.C$709])*([.B780]-[.B$709])/([.$B$884]-[.$B$710]))" office:value-type="float" office:value="63.4252873563218">
            <text:p>63.4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[.A781]*4" office:value-type="float" office:value="3816">
            <text:p>3816</text:p>
          </table:table-cell>
          <table:table-cell table:formula="of:=[.$C$709]+(([.C$884]-[.C$709])*([.B781]-[.B$709])/([.$B$884]-[.$B$710]))" office:value-type="float" office:value="63.5862068965517">
            <text:p>63.5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[.A782]*4" office:value-type="float" office:value="3820">
            <text:p>3820</text:p>
          </table:table-cell>
          <table:table-cell table:formula="of:=[.$C$709]+(([.C$884]-[.C$709])*([.B782]-[.B$709])/([.$B$884]-[.$B$710]))" office:value-type="float" office:value="63.7471264367816">
            <text:p>63.7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[.A783]*4" office:value-type="float" office:value="3824">
            <text:p>3824</text:p>
          </table:table-cell>
          <table:table-cell table:formula="of:=[.$C$709]+(([.C$884]-[.C$709])*([.B783]-[.B$709])/([.$B$884]-[.$B$710]))" office:value-type="float" office:value="63.9080459770115">
            <text:p>63.9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[.A784]*4" office:value-type="float" office:value="3828">
            <text:p>3828</text:p>
          </table:table-cell>
          <table:table-cell table:formula="of:=[.$C$709]+(([.C$884]-[.C$709])*([.B784]-[.B$709])/([.$B$884]-[.$B$710]))" office:value-type="float" office:value="64.0689655172414">
            <text:p>64.07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[.A785]*4" office:value-type="float" office:value="3832">
            <text:p>3832</text:p>
          </table:table-cell>
          <table:table-cell table:formula="of:=[.$C$709]+(([.C$884]-[.C$709])*([.B785]-[.B$709])/([.$B$884]-[.$B$710]))" office:value-type="float" office:value="64.2298850574713">
            <text:p>64.2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[.A786]*4" office:value-type="float" office:value="3836">
            <text:p>3836</text:p>
          </table:table-cell>
          <table:table-cell table:formula="of:=[.$C$709]+(([.C$884]-[.C$709])*([.B786]-[.B$709])/([.$B$884]-[.$B$710]))" office:value-type="float" office:value="64.3908045977012">
            <text:p>64.3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[.A787]*4" office:value-type="float" office:value="3840">
            <text:p>3840</text:p>
          </table:table-cell>
          <table:table-cell table:formula="of:=[.$C$709]+(([.C$884]-[.C$709])*([.B787]-[.B$709])/([.$B$884]-[.$B$710]))" office:value-type="float" office:value="64.551724137931">
            <text:p>64.5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[.A788]*4" office:value-type="float" office:value="3844">
            <text:p>3844</text:p>
          </table:table-cell>
          <table:table-cell table:formula="of:=[.$C$709]+(([.C$884]-[.C$709])*([.B788]-[.B$709])/([.$B$884]-[.$B$710]))" office:value-type="float" office:value="64.7126436781609">
            <text:p>64.7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[.A789]*4" office:value-type="float" office:value="3848">
            <text:p>3848</text:p>
          </table:table-cell>
          <table:table-cell table:formula="of:=[.$C$709]+(([.C$884]-[.C$709])*([.B789]-[.B$709])/([.$B$884]-[.$B$710]))" office:value-type="float" office:value="64.8735632183908">
            <text:p>64.87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[.A790]*4" office:value-type="float" office:value="3852">
            <text:p>3852</text:p>
          </table:table-cell>
          <table:table-cell table:formula="of:=[.$C$709]+(([.C$884]-[.C$709])*([.B790]-[.B$709])/([.$B$884]-[.$B$710]))" office:value-type="float" office:value="65.0344827586207">
            <text:p>65.03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[.A791]*4" office:value-type="float" office:value="3856">
            <text:p>3856</text:p>
          </table:table-cell>
          <table:table-cell table:formula="of:=[.$C$709]+(([.C$884]-[.C$709])*([.B791]-[.B$709])/([.$B$884]-[.$B$710]))" office:value-type="float" office:value="65.1954022988506">
            <text:p>65.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[.A792]*4" office:value-type="float" office:value="3860">
            <text:p>3860</text:p>
          </table:table-cell>
          <table:table-cell table:formula="of:=[.$C$709]+(([.C$884]-[.C$709])*([.B792]-[.B$709])/([.$B$884]-[.$B$710]))" office:value-type="float" office:value="65.3563218390805">
            <text:p>65.36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[.A793]*4" office:value-type="float" office:value="3864">
            <text:p>3864</text:p>
          </table:table-cell>
          <table:table-cell table:formula="of:=[.$C$709]+(([.C$884]-[.C$709])*([.B793]-[.B$709])/([.$B$884]-[.$B$710]))" office:value-type="float" office:value="65.5172413793104">
            <text:p>65.52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[.A794]*4" office:value-type="float" office:value="3868">
            <text:p>3868</text:p>
          </table:table-cell>
          <table:table-cell table:formula="of:=[.$C$709]+(([.C$884]-[.C$709])*([.B794]-[.B$709])/([.$B$884]-[.$B$710]))" office:value-type="float" office:value="65.6781609195402">
            <text:p>65.68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[.A795]*4" office:value-type="float" office:value="3872">
            <text:p>3872</text:p>
          </table:table-cell>
          <table:table-cell table:formula="of:=[.$C$709]+(([.C$884]-[.C$709])*([.B795]-[.B$709])/([.$B$884]-[.$B$710]))" office:value-type="float" office:value="65.8390804597701">
            <text:p>65.84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[.A796]*4" office:value-type="float" office:value="3876">
            <text:p>3876</text:p>
          </table:table-cell>
          <table:table-cell table:formula="of:=[.$C$709]+(([.C$884]-[.C$709])*([.B796]-[.B$709])/([.$B$884]-[.$B$710]))" office:value-type="float" office:value="66">
            <text:p>6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[.A797]*4" office:value-type="float" office:value="3880">
            <text:p>3880</text:p>
          </table:table-cell>
          <table:table-cell table:formula="of:=[.$C$709]+(([.C$884]-[.C$709])*([.B797]-[.B$709])/([.$B$884]-[.$B$710]))" office:value-type="float" office:value="66.1609195402299">
            <text:p>66.16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[.A798]*4" office:value-type="float" office:value="3884">
            <text:p>3884</text:p>
          </table:table-cell>
          <table:table-cell table:formula="of:=[.$C$709]+(([.C$884]-[.C$709])*([.B798]-[.B$709])/([.$B$884]-[.$B$710]))" office:value-type="float" office:value="66.3218390804598">
            <text:p>66.3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[.A799]*4" office:value-type="float" office:value="3888">
            <text:p>3888</text:p>
          </table:table-cell>
          <table:table-cell table:formula="of:=[.$C$709]+(([.C$884]-[.C$709])*([.B799]-[.B$709])/([.$B$884]-[.$B$710]))" office:value-type="float" office:value="66.4827586206897">
            <text:p>66.4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[.A800]*4" office:value-type="float" office:value="3892">
            <text:p>3892</text:p>
          </table:table-cell>
          <table:table-cell table:formula="of:=[.$C$709]+(([.C$884]-[.C$709])*([.B800]-[.B$709])/([.$B$884]-[.$B$710]))" office:value-type="float" office:value="66.6436781609195">
            <text:p>66.64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[.A801]*4" office:value-type="float" office:value="3896">
            <text:p>3896</text:p>
          </table:table-cell>
          <table:table-cell table:formula="of:=[.$C$709]+(([.C$884]-[.C$709])*([.B801]-[.B$709])/([.$B$884]-[.$B$710]))" office:value-type="float" office:value="66.8045977011494">
            <text:p>66.8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[.A802]*4" office:value-type="float" office:value="3900">
            <text:p>3900</text:p>
          </table:table-cell>
          <table:table-cell table:formula="of:=[.$C$709]+(([.C$884]-[.C$709])*([.B802]-[.B$709])/([.$B$884]-[.$B$710]))" office:value-type="float" office:value="66.9655172413793">
            <text:p>66.97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[.A803]*4" office:value-type="float" office:value="3904">
            <text:p>3904</text:p>
          </table:table-cell>
          <table:table-cell table:formula="of:=[.$C$709]+(([.C$884]-[.C$709])*([.B803]-[.B$709])/([.$B$884]-[.$B$710]))" office:value-type="float" office:value="67.1264367816092">
            <text:p>67.1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[.A804]*4" office:value-type="float" office:value="3908">
            <text:p>3908</text:p>
          </table:table-cell>
          <table:table-cell table:formula="of:=[.$C$709]+(([.C$884]-[.C$709])*([.B804]-[.B$709])/([.$B$884]-[.$B$710]))" office:value-type="float" office:value="67.2873563218391">
            <text:p>67.2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[.A805]*4" office:value-type="float" office:value="3912">
            <text:p>3912</text:p>
          </table:table-cell>
          <table:table-cell table:formula="of:=[.$C$709]+(([.C$884]-[.C$709])*([.B805]-[.B$709])/([.$B$884]-[.$B$710]))" office:value-type="float" office:value="67.448275862069">
            <text:p>67.4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[.A806]*4" office:value-type="float" office:value="3916">
            <text:p>3916</text:p>
          </table:table-cell>
          <table:table-cell table:formula="of:=[.$C$709]+(([.C$884]-[.C$709])*([.B806]-[.B$709])/([.$B$884]-[.$B$710]))" office:value-type="float" office:value="67.6091954022989">
            <text:p>67.6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[.A807]*4" office:value-type="float" office:value="3920">
            <text:p>3920</text:p>
          </table:table-cell>
          <table:table-cell table:formula="of:=[.$C$709]+(([.C$884]-[.C$709])*([.B807]-[.B$709])/([.$B$884]-[.$B$710]))" office:value-type="float" office:value="67.7701149425287">
            <text:p>67.7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[.A808]*4" office:value-type="float" office:value="3924">
            <text:p>3924</text:p>
          </table:table-cell>
          <table:table-cell table:formula="of:=[.$C$709]+(([.C$884]-[.C$709])*([.B808]-[.B$709])/([.$B$884]-[.$B$710]))" office:value-type="float" office:value="67.9310344827586">
            <text:p>67.93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[.A809]*4" office:value-type="float" office:value="3928">
            <text:p>3928</text:p>
          </table:table-cell>
          <table:table-cell table:formula="of:=[.$C$709]+(([.C$884]-[.C$709])*([.B809]-[.B$709])/([.$B$884]-[.$B$710]))" office:value-type="float" office:value="68.0919540229885">
            <text:p>68.09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[.A810]*4" office:value-type="float" office:value="3932">
            <text:p>3932</text:p>
          </table:table-cell>
          <table:table-cell table:formula="of:=[.$C$709]+(([.C$884]-[.C$709])*([.B810]-[.B$709])/([.$B$884]-[.$B$710]))" office:value-type="float" office:value="68.2528735632184">
            <text:p>68.25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[.A811]*4" office:value-type="float" office:value="3936">
            <text:p>3936</text:p>
          </table:table-cell>
          <table:table-cell table:formula="of:=[.$C$709]+(([.C$884]-[.C$709])*([.B811]-[.B$709])/([.$B$884]-[.$B$710]))" office:value-type="float" office:value="68.4137931034483">
            <text:p>68.4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[.A812]*4" office:value-type="float" office:value="3940">
            <text:p>3940</text:p>
          </table:table-cell>
          <table:table-cell table:formula="of:=[.$C$709]+(([.C$884]-[.C$709])*([.B812]-[.B$709])/([.$B$884]-[.$B$710]))" office:value-type="float" office:value="68.5747126436782">
            <text:p>68.5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[.A813]*4" office:value-type="float" office:value="3944">
            <text:p>3944</text:p>
          </table:table-cell>
          <table:table-cell table:formula="of:=[.$C$709]+(([.C$884]-[.C$709])*([.B813]-[.B$709])/([.$B$884]-[.$B$710]))" office:value-type="float" office:value="68.7356321839081">
            <text:p>68.74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[.A814]*4" office:value-type="float" office:value="3948">
            <text:p>3948</text:p>
          </table:table-cell>
          <table:table-cell table:formula="of:=[.$C$709]+(([.C$884]-[.C$709])*([.B814]-[.B$709])/([.$B$884]-[.$B$710]))" office:value-type="float" office:value="68.8965517241379">
            <text:p>68.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[.A815]*4" office:value-type="float" office:value="3952">
            <text:p>3952</text:p>
          </table:table-cell>
          <table:table-cell table:formula="of:=[.$C$709]+(([.C$884]-[.C$709])*([.B815]-[.B$709])/([.$B$884]-[.$B$710]))" office:value-type="float" office:value="69.0574712643678">
            <text:p>69.0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[.A816]*4" office:value-type="float" office:value="3956">
            <text:p>3956</text:p>
          </table:table-cell>
          <table:table-cell table:formula="of:=[.$C$709]+(([.C$884]-[.C$709])*([.B816]-[.B$709])/([.$B$884]-[.$B$710]))" office:value-type="float" office:value="69.2183908045977">
            <text:p>69.2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[.A817]*4" office:value-type="float" office:value="3960">
            <text:p>3960</text:p>
          </table:table-cell>
          <table:table-cell table:formula="of:=[.$C$709]+(([.C$884]-[.C$709])*([.B817]-[.B$709])/([.$B$884]-[.$B$710]))" office:value-type="float" office:value="69.3793103448276">
            <text:p>69.38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[.A818]*4" office:value-type="float" office:value="3964">
            <text:p>3964</text:p>
          </table:table-cell>
          <table:table-cell table:formula="of:=[.$C$709]+(([.C$884]-[.C$709])*([.B818]-[.B$709])/([.$B$884]-[.$B$710]))" office:value-type="float" office:value="69.5402298850575">
            <text:p>69.5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[.A819]*4" office:value-type="float" office:value="3968">
            <text:p>3968</text:p>
          </table:table-cell>
          <table:table-cell table:formula="of:=[.$C$709]+(([.C$884]-[.C$709])*([.B819]-[.B$709])/([.$B$884]-[.$B$710]))" office:value-type="float" office:value="69.7011494252874">
            <text:p>69.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[.A820]*4" office:value-type="float" office:value="3972">
            <text:p>3972</text:p>
          </table:table-cell>
          <table:table-cell table:formula="of:=[.$C$709]+(([.C$884]-[.C$709])*([.B820]-[.B$709])/([.$B$884]-[.$B$710]))" office:value-type="float" office:value="69.8620689655172">
            <text:p>69.86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[.A821]*4" office:value-type="float" office:value="3976">
            <text:p>3976</text:p>
          </table:table-cell>
          <table:table-cell table:formula="of:=[.$C$709]+(([.C$884]-[.C$709])*([.B821]-[.B$709])/([.$B$884]-[.$B$710]))" office:value-type="float" office:value="70.0229885057471">
            <text:p>70.0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[.A822]*4" office:value-type="float" office:value="3980">
            <text:p>3980</text:p>
          </table:table-cell>
          <table:table-cell table:formula="of:=[.$C$709]+(([.C$884]-[.C$709])*([.B822]-[.B$709])/([.$B$884]-[.$B$710]))" office:value-type="float" office:value="70.183908045977">
            <text:p>70.18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[.A823]*4" office:value-type="float" office:value="3984">
            <text:p>3984</text:p>
          </table:table-cell>
          <table:table-cell table:formula="of:=[.$C$709]+(([.C$884]-[.C$709])*([.B823]-[.B$709])/([.$B$884]-[.$B$710]))" office:value-type="float" office:value="70.3448275862069">
            <text:p>70.34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[.A824]*4" office:value-type="float" office:value="3988">
            <text:p>3988</text:p>
          </table:table-cell>
          <table:table-cell table:formula="of:=[.$C$709]+(([.C$884]-[.C$709])*([.B824]-[.B$709])/([.$B$884]-[.$B$710]))" office:value-type="float" office:value="70.5057471264368">
            <text:p>70.5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[.A825]*4" office:value-type="float" office:value="3992">
            <text:p>3992</text:p>
          </table:table-cell>
          <table:table-cell table:formula="of:=[.$C$709]+(([.C$884]-[.C$709])*([.B825]-[.B$709])/([.$B$884]-[.$B$710]))" office:value-type="float" office:value="70.6666666666667">
            <text:p>70.67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[.A826]*4" office:value-type="float" office:value="3996">
            <text:p>3996</text:p>
          </table:table-cell>
          <table:table-cell table:formula="of:=[.$C$709]+(([.C$884]-[.C$709])*([.B826]-[.B$709])/([.$B$884]-[.$B$710]))" office:value-type="float" office:value="70.8275862068966">
            <text:p>70.8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A827]*4" office:value-type="float" office:value="4000">
            <text:p>4000</text:p>
          </table:table-cell>
          <table:table-cell table:formula="of:=[.$C$709]+(([.C$884]-[.C$709])*([.B827]-[.B$709])/([.$B$884]-[.$B$710]))" office:value-type="float" office:value="70.9885057471264">
            <text:p>70.9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[.A828]*4" office:value-type="float" office:value="4004">
            <text:p>4004</text:p>
          </table:table-cell>
          <table:table-cell table:formula="of:=[.$C$709]+(([.C$884]-[.C$709])*([.B828]-[.B$709])/([.$B$884]-[.$B$710]))" office:value-type="float" office:value="71.1494252873563">
            <text:p>71.1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[.A829]*4" office:value-type="float" office:value="4008">
            <text:p>4008</text:p>
          </table:table-cell>
          <table:table-cell table:formula="of:=[.$C$709]+(([.C$884]-[.C$709])*([.B829]-[.B$709])/([.$B$884]-[.$B$710]))" office:value-type="float" office:value="71.3103448275862">
            <text:p>71.3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[.A830]*4" office:value-type="float" office:value="4012">
            <text:p>4012</text:p>
          </table:table-cell>
          <table:table-cell table:formula="of:=[.$C$709]+(([.C$884]-[.C$709])*([.B830]-[.B$709])/([.$B$884]-[.$B$710]))" office:value-type="float" office:value="71.4712643678161">
            <text:p>71.47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[.A831]*4" office:value-type="float" office:value="4016">
            <text:p>4016</text:p>
          </table:table-cell>
          <table:table-cell table:formula="of:=[.$C$709]+(([.C$884]-[.C$709])*([.B831]-[.B$709])/([.$B$884]-[.$B$710]))" office:value-type="float" office:value="71.632183908046">
            <text:p>71.6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[.A832]*4" office:value-type="float" office:value="4020">
            <text:p>4020</text:p>
          </table:table-cell>
          <table:table-cell table:formula="of:=[.$C$709]+(([.C$884]-[.C$709])*([.B832]-[.B$709])/([.$B$884]-[.$B$710]))" office:value-type="float" office:value="71.7931034482759">
            <text:p>71.79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[.A833]*4" office:value-type="float" office:value="4024">
            <text:p>4024</text:p>
          </table:table-cell>
          <table:table-cell table:formula="of:=[.$C$709]+(([.C$884]-[.C$709])*([.B833]-[.B$709])/([.$B$884]-[.$B$710]))" office:value-type="float" office:value="71.9540229885058">
            <text:p>71.9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[.A834]*4" office:value-type="float" office:value="4028">
            <text:p>4028</text:p>
          </table:table-cell>
          <table:table-cell table:formula="of:=[.$C$709]+(([.C$884]-[.C$709])*([.B834]-[.B$709])/([.$B$884]-[.$B$710]))" office:value-type="float" office:value="72.1149425287356">
            <text:p>72.1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[.A835]*4" office:value-type="float" office:value="4032">
            <text:p>4032</text:p>
          </table:table-cell>
          <table:table-cell table:formula="of:=[.$C$709]+(([.C$884]-[.C$709])*([.B835]-[.B$709])/([.$B$884]-[.$B$710]))" office:value-type="float" office:value="72.2758620689655">
            <text:p>72.28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[.A836]*4" office:value-type="float" office:value="4036">
            <text:p>4036</text:p>
          </table:table-cell>
          <table:table-cell table:formula="of:=[.$C$709]+(([.C$884]-[.C$709])*([.B836]-[.B$709])/([.$B$884]-[.$B$710]))" office:value-type="float" office:value="72.4367816091954">
            <text:p>72.44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[.A837]*4" office:value-type="float" office:value="4040">
            <text:p>4040</text:p>
          </table:table-cell>
          <table:table-cell table:formula="of:=[.$C$709]+(([.C$884]-[.C$709])*([.B837]-[.B$709])/([.$B$884]-[.$B$710]))" office:value-type="float" office:value="72.5977011494253">
            <text:p>72.6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[.A838]*4" office:value-type="float" office:value="4044">
            <text:p>4044</text:p>
          </table:table-cell>
          <table:table-cell table:formula="of:=[.$C$709]+(([.C$884]-[.C$709])*([.B838]-[.B$709])/([.$B$884]-[.$B$710]))" office:value-type="float" office:value="72.7586206896552">
            <text:p>72.7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[.A839]*4" office:value-type="float" office:value="4048">
            <text:p>4048</text:p>
          </table:table-cell>
          <table:table-cell table:formula="of:=[.$C$709]+(([.C$884]-[.C$709])*([.B839]-[.B$709])/([.$B$884]-[.$B$710]))" office:value-type="float" office:value="72.9195402298851">
            <text:p>72.9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[.A840]*4" office:value-type="float" office:value="4052">
            <text:p>4052</text:p>
          </table:table-cell>
          <table:table-cell table:formula="of:=[.$C$709]+(([.C$884]-[.C$709])*([.B840]-[.B$709])/([.$B$884]-[.$B$710]))" office:value-type="float" office:value="73.0804597701149">
            <text:p>73.08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[.A841]*4" office:value-type="float" office:value="4056">
            <text:p>4056</text:p>
          </table:table-cell>
          <table:table-cell table:formula="of:=[.$C$709]+(([.C$884]-[.C$709])*([.B841]-[.B$709])/([.$B$884]-[.$B$710]))" office:value-type="float" office:value="73.2413793103448">
            <text:p>73.24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[.A842]*4" office:value-type="float" office:value="4060">
            <text:p>4060</text:p>
          </table:table-cell>
          <table:table-cell table:formula="of:=[.$C$709]+(([.C$884]-[.C$709])*([.B842]-[.B$709])/([.$B$884]-[.$B$710]))" office:value-type="float" office:value="73.4022988505747">
            <text:p>73.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[.A843]*4" office:value-type="float" office:value="4064">
            <text:p>4064</text:p>
          </table:table-cell>
          <table:table-cell table:formula="of:=[.$C$709]+(([.C$884]-[.C$709])*([.B843]-[.B$709])/([.$B$884]-[.$B$710]))" office:value-type="float" office:value="73.5632183908046">
            <text:p>73.56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[.A844]*4" office:value-type="float" office:value="4068">
            <text:p>4068</text:p>
          </table:table-cell>
          <table:table-cell table:formula="of:=[.$C$709]+(([.C$884]-[.C$709])*([.B844]-[.B$709])/([.$B$884]-[.$B$710]))" office:value-type="float" office:value="73.7241379310345">
            <text:p>73.7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[.A845]*4" office:value-type="float" office:value="4072">
            <text:p>4072</text:p>
          </table:table-cell>
          <table:table-cell table:formula="of:=[.$C$709]+(([.C$884]-[.C$709])*([.B845]-[.B$709])/([.$B$884]-[.$B$710]))" office:value-type="float" office:value="73.8850574712644">
            <text:p>73.89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[.A846]*4" office:value-type="float" office:value="4076">
            <text:p>4076</text:p>
          </table:table-cell>
          <table:table-cell table:formula="of:=[.$C$709]+(([.C$884]-[.C$709])*([.B846]-[.B$709])/([.$B$884]-[.$B$710]))" office:value-type="float" office:value="74.0459770114942">
            <text:p>74.0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[.A847]*4" office:value-type="float" office:value="4080">
            <text:p>4080</text:p>
          </table:table-cell>
          <table:table-cell table:formula="of:=[.$C$709]+(([.C$884]-[.C$709])*([.B847]-[.B$709])/([.$B$884]-[.$B$710]))" office:value-type="float" office:value="74.2068965517241">
            <text:p>74.2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[.A848]*4" office:value-type="float" office:value="4084">
            <text:p>4084</text:p>
          </table:table-cell>
          <table:table-cell table:formula="of:=[.$C$709]+(([.C$884]-[.C$709])*([.B848]-[.B$709])/([.$B$884]-[.$B$710]))" office:value-type="float" office:value="74.367816091954">
            <text:p>74.37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[.A849]*4" office:value-type="float" office:value="4088">
            <text:p>4088</text:p>
          </table:table-cell>
          <table:table-cell table:formula="of:=[.$C$709]+(([.C$884]-[.C$709])*([.B849]-[.B$709])/([.$B$884]-[.$B$710]))" office:value-type="float" office:value="74.5287356321839">
            <text:p>74.53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[.A850]*4" office:value-type="float" office:value="4092">
            <text:p>4092</text:p>
          </table:table-cell>
          <table:table-cell table:formula="of:=[.$C$709]+(([.C$884]-[.C$709])*([.B850]-[.B$709])/([.$B$884]-[.$B$710]))" office:value-type="float" office:value="74.6896551724138">
            <text:p>74.6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A851]*4" office:value-type="float" office:value="4096">
            <text:p>4096</text:p>
          </table:table-cell>
          <table:table-cell table:formula="of:=[.$C$709]+(([.C$884]-[.C$709])*([.B851]-[.B$709])/([.$B$884]-[.$B$710]))" office:value-type="float" office:value="74.8505747126437">
            <text:p>74.8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[.A852]*4" office:value-type="float" office:value="4100">
            <text:p>4100</text:p>
          </table:table-cell>
          <table:table-cell table:formula="of:=[.$C$709]+(([.C$884]-[.C$709])*([.B852]-[.B$709])/([.$B$884]-[.$B$710]))" office:value-type="float" office:value="75.0114942528736">
            <text:p>75.0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[.A853]*4" office:value-type="float" office:value="4104">
            <text:p>4104</text:p>
          </table:table-cell>
          <table:table-cell table:formula="of:=[.$C$709]+(([.C$884]-[.C$709])*([.B853]-[.B$709])/([.$B$884]-[.$B$710]))" office:value-type="float" office:value="75.1724137931034">
            <text:p>75.1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[.A854]*4" office:value-type="float" office:value="4108">
            <text:p>4108</text:p>
          </table:table-cell>
          <table:table-cell table:formula="of:=[.$C$709]+(([.C$884]-[.C$709])*([.B854]-[.B$709])/([.$B$884]-[.$B$710]))" office:value-type="float" office:value="75.3333333333333">
            <text:p>75.33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[.A855]*4" office:value-type="float" office:value="4112">
            <text:p>4112</text:p>
          </table:table-cell>
          <table:table-cell table:formula="of:=[.$C$709]+(([.C$884]-[.C$709])*([.B855]-[.B$709])/([.$B$884]-[.$B$710]))" office:value-type="float" office:value="75.4942528735632">
            <text:p>75.49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[.A856]*4" office:value-type="float" office:value="4116">
            <text:p>4116</text:p>
          </table:table-cell>
          <table:table-cell table:formula="of:=[.$C$709]+(([.C$884]-[.C$709])*([.B856]-[.B$709])/([.$B$884]-[.$B$710]))" office:value-type="float" office:value="75.6551724137931">
            <text:p>75.66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[.A857]*4" office:value-type="float" office:value="4120">
            <text:p>4120</text:p>
          </table:table-cell>
          <table:table-cell table:formula="of:=[.$C$709]+(([.C$884]-[.C$709])*([.B857]-[.B$709])/([.$B$884]-[.$B$710]))" office:value-type="float" office:value="75.816091954023">
            <text:p>75.8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[.A858]*4" office:value-type="float" office:value="4124">
            <text:p>4124</text:p>
          </table:table-cell>
          <table:table-cell table:formula="of:=[.$C$709]+(([.C$884]-[.C$709])*([.B858]-[.B$709])/([.$B$884]-[.$B$710]))" office:value-type="float" office:value="75.9770114942529">
            <text:p>75.98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[.A859]*4" office:value-type="float" office:value="4128">
            <text:p>4128</text:p>
          </table:table-cell>
          <table:table-cell table:formula="of:=[.$C$709]+(([.C$884]-[.C$709])*([.B859]-[.B$709])/([.$B$884]-[.$B$710]))" office:value-type="float" office:value="76.1379310344828">
            <text:p>76.14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[.A860]*4" office:value-type="float" office:value="4132">
            <text:p>4132</text:p>
          </table:table-cell>
          <table:table-cell table:formula="of:=[.$C$709]+(([.C$884]-[.C$709])*([.B860]-[.B$709])/([.$B$884]-[.$B$710]))" office:value-type="float" office:value="76.2988505747127">
            <text:p>76.3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[.A861]*4" office:value-type="float" office:value="4136">
            <text:p>4136</text:p>
          </table:table-cell>
          <table:table-cell table:formula="of:=[.$C$709]+(([.C$884]-[.C$709])*([.B861]-[.B$709])/([.$B$884]-[.$B$710]))" office:value-type="float" office:value="76.4597701149425">
            <text:p>76.46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[.A862]*4" office:value-type="float" office:value="4140">
            <text:p>4140</text:p>
          </table:table-cell>
          <table:table-cell table:formula="of:=[.$C$709]+(([.C$884]-[.C$709])*([.B862]-[.B$709])/([.$B$884]-[.$B$710]))" office:value-type="float" office:value="76.6206896551724">
            <text:p>76.6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[.A863]*4" office:value-type="float" office:value="4144">
            <text:p>4144</text:p>
          </table:table-cell>
          <table:table-cell table:formula="of:=[.$C$709]+(([.C$884]-[.C$709])*([.B863]-[.B$709])/([.$B$884]-[.$B$710]))" office:value-type="float" office:value="76.7816091954023">
            <text:p>76.78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[.A864]*4" office:value-type="float" office:value="4148">
            <text:p>4148</text:p>
          </table:table-cell>
          <table:table-cell table:formula="of:=[.$C$709]+(([.C$884]-[.C$709])*([.B864]-[.B$709])/([.$B$884]-[.$B$710]))" office:value-type="float" office:value="76.9425287356322">
            <text:p>76.94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[.A865]*4" office:value-type="float" office:value="4152">
            <text:p>4152</text:p>
          </table:table-cell>
          <table:table-cell table:formula="of:=[.$C$709]+(([.C$884]-[.C$709])*([.B865]-[.B$709])/([.$B$884]-[.$B$710]))" office:value-type="float" office:value="77.1034482758621">
            <text:p>77.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[.A866]*4" office:value-type="float" office:value="4156">
            <text:p>4156</text:p>
          </table:table-cell>
          <table:table-cell table:formula="of:=[.$C$709]+(([.C$884]-[.C$709])*([.B866]-[.B$709])/([.$B$884]-[.$B$710]))" office:value-type="float" office:value="77.264367816092">
            <text:p>77.26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[.A867]*4" office:value-type="float" office:value="4160">
            <text:p>4160</text:p>
          </table:table-cell>
          <table:table-cell table:formula="of:=[.$C$709]+(([.C$884]-[.C$709])*([.B867]-[.B$709])/([.$B$884]-[.$B$710]))" office:value-type="float" office:value="77.4252873563218">
            <text:p>77.4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[.A868]*4" office:value-type="float" office:value="4164">
            <text:p>4164</text:p>
          </table:table-cell>
          <table:table-cell table:formula="of:=[.$C$709]+(([.C$884]-[.C$709])*([.B868]-[.B$709])/([.$B$884]-[.$B$710]))" office:value-type="float" office:value="77.5862068965517">
            <text:p>77.59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[.A869]*4" office:value-type="float" office:value="4168">
            <text:p>4168</text:p>
          </table:table-cell>
          <table:table-cell table:formula="of:=[.$C$709]+(([.C$884]-[.C$709])*([.B869]-[.B$709])/([.$B$884]-[.$B$710]))" office:value-type="float" office:value="77.7471264367816">
            <text:p>77.7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[.A870]*4" office:value-type="float" office:value="4172">
            <text:p>4172</text:p>
          </table:table-cell>
          <table:table-cell table:formula="of:=[.$C$709]+(([.C$884]-[.C$709])*([.B870]-[.B$709])/([.$B$884]-[.$B$710]))" office:value-type="float" office:value="77.9080459770115">
            <text:p>77.9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[.A871]*4" office:value-type="float" office:value="4176">
            <text:p>4176</text:p>
          </table:table-cell>
          <table:table-cell table:formula="of:=[.$C$709]+(([.C$884]-[.C$709])*([.B871]-[.B$709])/([.$B$884]-[.$B$710]))" office:value-type="float" office:value="78.0689655172414">
            <text:p>78.0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[.A872]*4" office:value-type="float" office:value="4180">
            <text:p>4180</text:p>
          </table:table-cell>
          <table:table-cell table:formula="of:=[.$C$709]+(([.C$884]-[.C$709])*([.B872]-[.B$709])/([.$B$884]-[.$B$710]))" office:value-type="float" office:value="78.2298850574713">
            <text:p>78.2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[.A873]*4" office:value-type="float" office:value="4184">
            <text:p>4184</text:p>
          </table:table-cell>
          <table:table-cell table:formula="of:=[.$C$709]+(([.C$884]-[.C$709])*([.B873]-[.B$709])/([.$B$884]-[.$B$710]))" office:value-type="float" office:value="78.3908045977011">
            <text:p>78.39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[.A874]*4" office:value-type="float" office:value="4188">
            <text:p>4188</text:p>
          </table:table-cell>
          <table:table-cell table:formula="of:=[.$C$709]+(([.C$884]-[.C$709])*([.B874]-[.B$709])/([.$B$884]-[.$B$710]))" office:value-type="float" office:value="78.551724137931">
            <text:p>78.5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[.A875]*4" office:value-type="float" office:value="4192">
            <text:p>4192</text:p>
          </table:table-cell>
          <table:table-cell table:formula="of:=[.$C$709]+(([.C$884]-[.C$709])*([.B875]-[.B$709])/([.$B$884]-[.$B$710]))" office:value-type="float" office:value="78.7126436781609">
            <text:p>78.7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[.A876]*4" office:value-type="float" office:value="4196">
            <text:p>4196</text:p>
          </table:table-cell>
          <table:table-cell table:formula="of:=[.$C$709]+(([.C$884]-[.C$709])*([.B876]-[.B$709])/([.$B$884]-[.$B$710]))" office:value-type="float" office:value="78.8735632183908">
            <text:p>78.87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[.A877]*4" office:value-type="float" office:value="4200">
            <text:p>4200</text:p>
          </table:table-cell>
          <table:table-cell table:formula="of:=[.$C$709]+(([.C$884]-[.C$709])*([.B877]-[.B$709])/([.$B$884]-[.$B$710]))" office:value-type="float" office:value="79.0344827586207">
            <text:p>79.0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[.A878]*4" office:value-type="float" office:value="4204">
            <text:p>4204</text:p>
          </table:table-cell>
          <table:table-cell table:formula="of:=[.$C$709]+(([.C$884]-[.C$709])*([.B878]-[.B$709])/([.$B$884]-[.$B$710]))" office:value-type="float" office:value="79.1954022988506">
            <text:p>79.2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[.A879]*4" office:value-type="float" office:value="4208">
            <text:p>4208</text:p>
          </table:table-cell>
          <table:table-cell table:formula="of:=[.$C$709]+(([.C$884]-[.C$709])*([.B879]-[.B$709])/([.$B$884]-[.$B$710]))" office:value-type="float" office:value="79.3563218390805">
            <text:p>79.36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[.A880]*4" office:value-type="float" office:value="4212">
            <text:p>4212</text:p>
          </table:table-cell>
          <table:table-cell table:formula="of:=[.$C$709]+(([.C$884]-[.C$709])*([.B880]-[.B$709])/([.$B$884]-[.$B$710]))" office:value-type="float" office:value="79.5172413793104">
            <text:p>79.5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[.A881]*4" office:value-type="float" office:value="4216">
            <text:p>4216</text:p>
          </table:table-cell>
          <table:table-cell table:formula="of:=[.$C$709]+(([.C$884]-[.C$709])*([.B881]-[.B$709])/([.$B$884]-[.$B$710]))" office:value-type="float" office:value="79.6781609195402">
            <text:p>79.68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[.A882]*4" office:value-type="float" office:value="4220">
            <text:p>4220</text:p>
          </table:table-cell>
          <table:table-cell table:formula="of:=[.$C$709]+(([.C$884]-[.C$709])*([.B882]-[.B$709])/([.$B$884]-[.$B$710]))" office:value-type="float" office:value="79.8390804597701">
            <text:p>79.8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[.A883]*4" office:value-type="float" office:value="4224">
            <text:p>4224</text:p>
          </table:table-cell>
          <table:table-cell table:formula="of:=[.$C$709]+(([.C$884]-[.C$709])*([.B883]-[.B$709])/([.$B$884]-[.$B$710]))" office:value-type="float" office:value="80">
            <text:p>8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[.A884]*4" office:value-type="float" office:value="4228">
            <text:p>422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[.A885]*4" office:value-type="float" office:value="4232">
            <text:p>423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[.A886]*4" office:value-type="float" office:value="4236">
            <text:p>423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[.A887]*4" office:value-type="float" office:value="4240">
            <text:p>42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[.A888]*4" office:value-type="float" office:value="4244">
            <text:p>424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[.A889]*4" office:value-type="float" office:value="4248">
            <text:p>424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[.A890]*4" office:value-type="float" office:value="4252">
            <text:p>425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[.A891]*4" office:value-type="float" office:value="4256">
            <text:p>425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[.A892]*4" office:value-type="float" office:value="4260">
            <text:p>426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[.A893]*4" office:value-type="float" office:value="4264">
            <text:p>426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[.A894]*4" office:value-type="float" office:value="4268">
            <text:p>42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[.A895]*4" office:value-type="float" office:value="4272">
            <text:p>427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[.A896]*4" office:value-type="float" office:value="4276">
            <text:p>427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[.A897]*4" office:value-type="float" office:value="4280">
            <text:p>428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[.A898]*4" office:value-type="float" office:value="4284">
            <text:p>428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[.A899]*4" office:value-type="float" office:value="4288">
            <text:p>428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[.A900]*4" office:value-type="float" office:value="4292">
            <text:p>429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[.A901]*4" office:value-type="float" office:value="4296">
            <text:p>429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[.A902]*4" office:value-type="float" office:value="4300">
            <text:p>43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[.A903]*4" office:value-type="float" office:value="4304">
            <text:p>43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[.A904]*4" office:value-type="float" office:value="4308">
            <text:p>430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[.A905]*4" office:value-type="float" office:value="4312">
            <text:p>43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[.A906]*4" office:value-type="float" office:value="4316">
            <text:p>431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[.A907]*4" office:value-type="float" office:value="4320">
            <text:p>432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[.A908]*4" office:value-type="float" office:value="4324">
            <text:p>432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[.A909]*4" office:value-type="float" office:value="4328">
            <text:p>432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[.A910]*4" office:value-type="float" office:value="4332">
            <text:p>433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[.A911]*4" office:value-type="float" office:value="4336">
            <text:p>4336</text:p>
          </table:table-cell>
          <table:table-cell office:value-type="float" office:value="80">
            <text:p>80</text:p>
          </table:table-cell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float" office:value="180">
            <text:p>180</text:p>
          </table:table-cell>
          <table:table-cell office:value-type="float" office:value="10010">
            <text:p>10010</text:p>
          </table:table-cell>
          <table:table-cell office:value-type="float" office:value="9568">
            <text:p>9568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C2]*[.D2]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F2]*[.$F$1]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1152">
            <text:p>115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C3]*[.D3]"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F3]*[.$F$1]" office:value-type="float" office:value="180">
            <text:p>180</text:p>
          </table:table-cell>
          <table:table-cell>
            <draw:frame table:end-cell-address="Sheet2.M18" table:end-x="0.8567in" table:end-y="0.1488in" draw:z-index="0" draw:style-name="gr1" svg:width="4.4815in" svg:height="2.7555in" svg:x="0.8205in" svg:y="0.05in">
              <draw:object draw:notify-on-update-of-ranges="Sheet2.B2:Sheet2.B13 Sheet2.C2:Sheet2.C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532">
            <text:p>1532</text:p>
          </table:table-cell>
          <table:table-cell office:value-type="float" office:value="92">
            <text:p>92</text:p>
          </table:table-cell>
          <table:table-cell office:value-type="float" office:value="10010">
            <text:p>10010</text:p>
          </table:table-cell>
          <table:table-cell table:formula="of:=[.C4]*[.D4]" office:value-type="float" office:value="920920">
            <text:p>920920</text:p>
          </table:table-cell>
          <table:table-cell table:formula="of:=[.D4]/[.$G$1]" office:value-type="float" office:value="1">
            <text:p>1</text:p>
          </table:table-cell>
          <table:table-cell table:formula="of:=[.F4]*[.$F$1]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1540">
            <text:p>1540</text:p>
          </table:table-cell>
          <table:table-cell office:value-type="float" office:value="55">
            <text:p>55</text:p>
          </table:table-cell>
          <table:table-cell office:value-type="float" office:value="8250">
            <text:p>8250</text:p>
          </table:table-cell>
          <table:table-cell table:formula="of:=[.C5]*[.D5]" office:value-type="float" office:value="453750">
            <text:p>453750</text:p>
          </table:table-cell>
          <table:table-cell table:formula="of:=[.D5]/[.$G$1]" office:value-type="float" office:value="0.824175824175824">
            <text:p>0.82</text:p>
          </table:table-cell>
          <table:table-cell table:formula="of:=[.F5]*[.$F$1]" office:value-type="float" office:value="148.351648351648">
            <text:p>148.35</text:p>
          </table:table-cell>
          <table:table-cell/>
        </table:table-row>
        <table:table-row table:style-name="ro1">
          <table:table-cell/>
          <table:table-cell office:value-type="float" office:value="2196">
            <text:p>2196</text:p>
          </table:table-cell>
          <table:table-cell office:value-type="float" office:value="92">
            <text:p>92</text:p>
          </table:table-cell>
          <table:table-cell office:value-type="float" office:value="8954">
            <text:p>8954</text:p>
          </table:table-cell>
          <table:table-cell table:formula="of:=[.C6]*[.D6]" office:value-type="float" office:value="823768">
            <text:p>823768</text:p>
          </table:table-cell>
          <table:table-cell table:formula="of:=[.D6]/[.$G$1]" office:value-type="float" office:value="0.894505494505495">
            <text:p>0.89</text:p>
          </table:table-cell>
          <table:table-cell table:formula="of:=[.F6]*[.$F$1]" office:value-type="float" office:value="161.010989010989">
            <text:p>161.01</text:p>
          </table:table-cell>
          <table:table-cell/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C7]*[.D7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F7]*[.$F$1]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2688">
            <text:p>268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C8]*[.D8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F8]*[.$F$1]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2970">
            <text:p>2970</text:p>
          </table:table-cell>
          <table:table-cell office:value-type="float" office:value="53">
            <text:p>53</text:p>
          </table:table-cell>
          <table:table-cell office:value-type="float" office:value="9568">
            <text:p>9568</text:p>
          </table:table-cell>
          <table:table-cell table:formula="of:=[.C9]*[.D9]" office:value-type="float" office:value="507104">
            <text:p>507104</text:p>
          </table:table-cell>
          <table:table-cell table:formula="of:=[.D9]/[.$H$1]" office:value-type="float" office:value="1">
            <text:p>1</text:p>
          </table:table-cell>
          <table:table-cell table:formula="of:=[.F9]*[.$F$1]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3076">
            <text:p>3076</text:p>
          </table:table-cell>
          <table:table-cell office:value-type="float" office:value="89">
            <text:p>89</text:p>
          </table:table-cell>
          <table:table-cell office:value-type="float" office:value="6525">
            <text:p>6525</text:p>
          </table:table-cell>
          <table:table-cell table:formula="of:=[.C10]*[.D10]" office:value-type="float" office:value="580725">
            <text:p>580725</text:p>
          </table:table-cell>
          <table:table-cell table:formula="of:=[.D10]/[.$H$1]" office:value-type="float" office:value="0.681960702341137">
            <text:p>0.68</text:p>
          </table:table-cell>
          <table:table-cell table:formula="of:=[.F10]*[.$F$1]" office:value-type="float" office:value="122.752926421405">
            <text:p>122.75</text:p>
          </table:table-cell>
          <table:table-cell/>
        </table:table-row>
        <table:table-row table:style-name="ro1">
          <table:table-cell/>
          <table:table-cell office:value-type="float" office:value="3530">
            <text:p>3530</text:p>
          </table:table-cell>
          <table:table-cell office:value-type="float" office:value="52">
            <text:p>52</text:p>
          </table:table-cell>
          <table:table-cell office:value-type="float" office:value="7929">
            <text:p>7929</text:p>
          </table:table-cell>
          <table:table-cell table:formula="of:=[.C11]*[.D11]" office:value-type="float" office:value="412308">
            <text:p>412308</text:p>
          </table:table-cell>
          <table:table-cell table:formula="of:=[.D11]/[.$H$1]" office:value-type="float" office:value="0.82869983277592">
            <text:p>0.83</text:p>
          </table:table-cell>
          <table:table-cell table:formula="of:=[.F11]*[.$F$1]" office:value-type="float" office:value="149.165969899666">
            <text:p>149.17</text:p>
          </table:table-cell>
          <table:table-cell/>
        </table:table-row>
        <table:table-row table:style-name="ro1">
          <table:table-cell/>
          <table:table-cell office:value-type="float" office:value="4230">
            <text:p>4230</text:p>
          </table:table-cell>
          <table:table-cell office:value-type="float" office:value="80">
            <text:p>80</text:p>
          </table:table-cell>
          <table:table-cell office:value-type="float" office:value="7779">
            <text:p>7779</text:p>
          </table:table-cell>
          <table:table-cell table:formula="of:=[.C12]*[.D12]" office:value-type="float" office:value="622320">
            <text:p>622320</text:p>
          </table:table-cell>
          <table:table-cell table:formula="of:=[.D12]/[.$H$1]" office:value-type="float" office:value="0.813022575250836">
            <text:p>0.81</text:p>
          </table:table-cell>
          <table:table-cell table:formula="of:=[.F12]*[.$F$1]" office:value-type="float" office:value="146.344063545151">
            <text:p>146.34</text:p>
          </table:table-cell>
          <table:table-cell/>
        </table:table-row>
        <table:table-row table:style-name="ro1">
          <table:table-cell/>
          <table:table-cell office:value-type="float" office:value="4608">
            <text:p>460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C13]*[.D13]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F13]*[.$F$1]" office:value-type="float" office:value="180">
            <text:p>18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2.G31" table:end-x="0.3472in" table:end-y="0.1248in" draw:z-index="1" draw:style-name="gr1" svg:width="5.3665in" svg:height="2.7504in" svg:x="0.3146in" svg:y="0.0311in">
              <draw:object draw:notify-on-update-of-ranges="Sheet2.B2:Sheet2.B13 Sheet2.E2:Sheet2.E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03/16/2010</text:date>, <text:time>19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sunardi </meta:initial-creator>
    <meta:creation-date>2010-03-16T16:09:57</meta:creation-date>
    <dc:date>2010-03-16T19:10:21</dc:date>
    <dc:creator>msunardi </dc:creator>
    <meta:editing-duration>PT02H45M02S</meta:editing-duration>
    <meta:editing-cycles>6</meta:editing-cycles>
    <meta:generator>OpenOffice.org/3.1$Unix OpenOffice.org_project/310m19$Build-9420</meta:generator>
    <meta:document-statistic meta:table-count="3" meta:cell-count="28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1cm" svg:y="3.218cm" chart:style-name="ch2"/>
        <chart:plot-area chart:style-name="ch3" table:cell-range-address="Sheet1.C2:Sheet1.C911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11" chart:class="chart:line">
            <chart:data-point chart:repeated="9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 text:id="Sheet1.C2:Sheet1.C911"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.3404255319149">
                <text:p>60.3404255319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.6808510638298">
                <text:p>60.6808510638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0212765957447">
                <text:p>61.0212765957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3617021276596">
                <text:p>61.3617021276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7021276595745">
                <text:p>61.7021276595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.0425531914894">
                <text:p>62.04255319148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3829787234043">
                <text:p>62.3829787234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7234042553191">
                <text:p>62.7234042553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063829787234">
                <text:p>63.063829787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4042553191489">
                <text:p>63.4042553191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.7446808510638">
                <text:p>63.7446808510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0851063829787">
                <text:p>64.08510638297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.4255319148936">
                <text:p>64.4255319148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.7659574468085">
                <text:p>64.76595744680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.1063829787234">
                <text:p>65.1063829787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.4468085106383">
                <text:p>65.4468085106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7872340425532">
                <text:p>65.78723404255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.1276595744681">
                <text:p>66.1276595744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468085106383">
                <text:p>66.4680851063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8085106382979">
                <text:p>66.80851063829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1489361702128">
                <text:p>67.1489361702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893617021277">
                <text:p>67.4893617021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.8297872340426">
                <text:p>67.8297872340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1702127659574">
                <text:p>68.1702127659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5106382978723">
                <text:p>68.5106382978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.8510638297872">
                <text:p>68.8510638297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1914893617021">
                <text:p>69.1914893617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.531914893617">
                <text:p>69.531914893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.8723404255319">
                <text:p>69.8723404255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2127659574468">
                <text:p>70.2127659574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5531914893617">
                <text:p>70.5531914893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.8936170212766">
                <text:p>70.89361702127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2340425531915">
                <text:p>71.2340425531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5744680851064">
                <text:p>71.5744680851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9148936170213">
                <text:p>71.91489361702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.2553191489362">
                <text:p>72.25531914893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5957446808511">
                <text:p>72.59574468085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.936170212766">
                <text:p>72.936170212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.2765957446808">
                <text:p>73.2765957446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.6170212765957">
                <text:p>73.61702127659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.9574468085106">
                <text:p>73.9574468085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2978723404255">
                <text:p>74.2978723404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.6382978723404">
                <text:p>74.63829787234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9787234042553">
                <text:p>74.97872340425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.3191489361702">
                <text:p>75.3191489361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.6595744680851">
                <text:p>75.6595744680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.3404255319149">
                <text:p>76.3404255319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.6808510638298">
                <text:p>76.6808510638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0212765957447">
                <text:p>77.02127659574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3617021276596">
                <text:p>77.3617021276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7021276595745">
                <text:p>77.70212765957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0425531914894">
                <text:p>78.04255319148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.3829787234042">
                <text:p>78.3829787234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7234042553192">
                <text:p>78.7234042553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063829787234">
                <text:p>79.0638297872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.4042553191489">
                <text:p>79.40425531914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7446808510638">
                <text:p>79.7446808510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0851063829787">
                <text:p>80.08510638297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4255319148936">
                <text:p>80.4255319148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.7659574468085">
                <text:p>80.7659574468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1063829787234">
                <text:p>81.1063829787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.4468085106383">
                <text:p>81.4468085106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.7872340425532">
                <text:p>81.7872340425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.1276595744681">
                <text:p>82.1276595744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.468085106383">
                <text:p>82.4680851063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.8085106382979">
                <text:p>82.8085106382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.1489361702128">
                <text:p>83.1489361702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.4893617021277">
                <text:p>83.4893617021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.8297872340426">
                <text:p>83.82978723404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1702127659574">
                <text:p>84.17021276595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106382978723">
                <text:p>84.5106382978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8510638297872">
                <text:p>84.85106382978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1914893617021">
                <text:p>85.1914893617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531914893617">
                <text:p>85.5319148936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8723404255319">
                <text:p>85.87234042553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2127659574468">
                <text:p>86.21276595744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5531914893617">
                <text:p>86.55319148936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8936170212766">
                <text:p>86.89361702127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.2340425531915">
                <text:p>87.2340425531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5744680851064">
                <text:p>87.5744680851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.9148936170213">
                <text:p>87.91489361702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.2553191489362">
                <text:p>88.25531914893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.5957446808511">
                <text:p>88.59574468085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.936170212766">
                <text:p>88.9361702127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2765957446808">
                <text:p>89.27659574468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6170212765957">
                <text:p>89.617021276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9574468085106">
                <text:p>89.95744680851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.2978723404255">
                <text:p>90.2978723404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.6382978723404">
                <text:p>90.6382978723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.9787234042553">
                <text:p>90.9787234042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.3191489361702">
                <text:p>91.31914893617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.6595744680851">
                <text:p>91.65957446808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2.7668711656442">
                <text:p>92.76687116564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.5337423312883">
                <text:p>92.5337423312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.3006134969325">
                <text:p>92.3006134969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.0674846625767">
                <text:p>92.06748466257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1.8343558282209">
                <text:p>91.83435582822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1.601226993865">
                <text:p>91.6012269938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1.3680981595092">
                <text:p>91.36809815950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1.1349693251534">
                <text:p>91.1349693251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9018404907975">
                <text:p>90.90184049079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.6687116564417">
                <text:p>90.66871165644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.4355828220859">
                <text:p>90.43558282208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.2024539877301">
                <text:p>90.20245398773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.9693251533742">
                <text:p>89.96932515337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7361963190184">
                <text:p>89.73619631901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.5030674846626">
                <text:p>89.50306748466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.2699386503068">
                <text:p>89.26993865030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.0368098159509">
                <text:p>89.0368098159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.8036809815951">
                <text:p>88.80368098159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.5705521472393">
                <text:p>88.57055214723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.3374233128834">
                <text:p>88.3374233128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.1042944785276">
                <text:p>88.10429447852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8711656441718">
                <text:p>87.87116564417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.638036809816">
                <text:p>87.638036809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4049079754601">
                <text:p>87.40490797546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.1717791411043">
                <text:p>87.1717791411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.9386503067485">
                <text:p>86.93865030674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.7055214723926">
                <text:p>86.70552147239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.4723926380368">
                <text:p>86.47239263803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.239263803681">
                <text:p>86.239263803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.0061349693252">
                <text:p>86.00613496932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730061349693">
                <text:p>85.7730061349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5398773006135">
                <text:p>85.5398773006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3067484662577">
                <text:p>85.30674846625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.0736196319018">
                <text:p>85.0736196319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4.840490797546">
                <text:p>84.8404907975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.6073619631902">
                <text:p>84.60736196319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.3742331288344">
                <text:p>84.37423312883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.1411042944785">
                <text:p>84.14110429447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.9079754601227">
                <text:p>83.90797546012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3.6748466257669">
                <text:p>83.67484662576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.441717791411">
                <text:p>83.4417177914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3.2085889570552">
                <text:p>83.20858895705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2.9754601226994">
                <text:p>82.9754601226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2.7423312883436">
                <text:p>82.74233128834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2.5092024539877">
                <text:p>82.50920245398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.2760736196319">
                <text:p>82.2760736196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.0429447852761">
                <text:p>82.0429447852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8098159509202">
                <text:p>81.80981595092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.5766871165644">
                <text:p>81.5766871165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1.3435582822086">
                <text:p>81.34355828220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1.1104294478528">
                <text:p>81.11042944785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.8773006134969">
                <text:p>80.8773006134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6441717791411">
                <text:p>80.64417177914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4110429447853">
                <text:p>80.411042944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.1779141104294">
                <text:p>80.1779141104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.9447852760736">
                <text:p>79.9447852760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.7116564417178">
                <text:p>79.7116564417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.478527607362">
                <text:p>79.478527607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.2453987730061">
                <text:p>79.24539877300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.0122699386503">
                <text:p>79.01226993865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.7791411042945">
                <text:p>78.7791411042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.5460122699386">
                <text:p>78.54601226993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.3128834355828">
                <text:p>78.31288343558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.079754601227">
                <text:p>78.0797546012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.8466257668712">
                <text:p>77.84662576687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6134969325153">
                <text:p>77.6134969325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3803680981595">
                <text:p>77.38036809815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1472392638037">
                <text:p>77.1472392638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.9141104294478">
                <text:p>76.91411042944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6.680981595092">
                <text:p>76.6809815950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6.4478527607362">
                <text:p>76.44785276073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6.2147239263804">
                <text:p>76.2147239263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.9815950920246">
                <text:p>75.98159509202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.7484662576687">
                <text:p>75.74846625766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.5153374233129">
                <text:p>75.51533742331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.2822085889571">
                <text:p>75.2822085889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.0490797546012">
                <text:p>75.04907975460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.8159509202454">
                <text:p>74.81595092024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.5828220858896">
                <text:p>74.5828220858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.3496932515338">
                <text:p>74.3496932515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.1165644171779">
                <text:p>74.11656441717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8834355828221">
                <text:p>73.88343558282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6503067484663">
                <text:p>73.6503067484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4171779141104">
                <text:p>73.41717791411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1840490797546">
                <text:p>73.1840490797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.9509202453988">
                <text:p>72.95092024539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.717791411043">
                <text:p>72.7177914110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.4846625766871">
                <text:p>72.48466257668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.2515337423313">
                <text:p>72.25153374233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.0184049079755">
                <text:p>72.01840490797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1.7852760736196">
                <text:p>71.78527607361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.5521472392638">
                <text:p>71.5521472392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319018404908">
                <text:p>71.3190184049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.0858895705522">
                <text:p>71.08588957055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.8527607361963">
                <text:p>70.8527607361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.6196319018405">
                <text:p>70.61963190184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.3865030674847">
                <text:p>70.38650306748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.1533742331288">
                <text:p>70.15337423312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.920245398773">
                <text:p>69.9202453987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.6871165644172">
                <text:p>69.6871165644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.4539877300614">
                <text:p>69.45398773006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.2208588957055">
                <text:p>69.22085889570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8.9877300613497">
                <text:p>68.9877300613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7546012269939">
                <text:p>68.75460122699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521472392638">
                <text:p>68.5214723926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2883435582822">
                <text:p>68.2883435582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0552147239264">
                <text:p>68.05521472392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.8220858895706">
                <text:p>67.82208588957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7.5889570552147">
                <text:p>67.58895705521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7.3558282208589">
                <text:p>67.35582822085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7.1226993865031">
                <text:p>67.1226993865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8895705521472">
                <text:p>66.88957055214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6564417177914">
                <text:p>66.65644171779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4233128834356">
                <text:p>66.4233128834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1901840490798">
                <text:p>66.19018404907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9570552147239">
                <text:p>65.95705521472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7239263803681">
                <text:p>65.72392638036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907975460123">
                <text:p>65.49079754601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2576687116564">
                <text:p>65.25766871165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0245398773006">
                <text:p>65.02453987730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4.7914110429448">
                <text:p>64.7914110429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4.558282208589">
                <text:p>64.5582822085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4.3251533742331">
                <text:p>64.32515337423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4.0920245398773">
                <text:p>64.0920245398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.8588957055215">
                <text:p>63.85889570552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.6257668711656">
                <text:p>63.62576687116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.3926380368098">
                <text:p>63.39263803680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.159509202454">
                <text:p>63.1595092024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9263803680982">
                <text:p>62.9263803680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6932515337423">
                <text:p>62.6932515337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4601226993865">
                <text:p>62.46012269938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2269938650307">
                <text:p>62.2269938650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1.9938650306749">
                <text:p>61.99386503067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.760736196319">
                <text:p>61.7607361963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.5276073619632">
                <text:p>61.52760736196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.2944785276074">
                <text:p>61.29447852760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.0613496932515">
                <text:p>61.06134969325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.8282208588957">
                <text:p>60.8282208588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0.5950920245399">
                <text:p>60.59509202453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.3619631901841">
                <text:p>60.36196319018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.1288343558282">
                <text:p>60.12883435582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.8957055214724">
                <text:p>59.89570552147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6625766871166">
                <text:p>59.66257668711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.4294478527607">
                <text:p>59.42944785276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1963190184049">
                <text:p>59.19631901840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.9631901840491">
                <text:p>58.96319018404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.7300613496933">
                <text:p>58.73006134969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.4969325153374">
                <text:p>58.49693251533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.2638036809816">
                <text:p>58.26380368098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.0306748466258">
                <text:p>58.03067484662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975460122699">
                <text:p>57.79754601226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5644171779141">
                <text:p>57.56441717791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.3312883435583">
                <text:p>57.33128834355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.0981595092025">
                <text:p>57.09815950920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.8650306748466">
                <text:p>56.86503067484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.6319018404908">
                <text:p>56.63190184049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.398773006135">
                <text:p>56.3987730061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1656441717791">
                <text:p>56.16564417177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.9325153374233">
                <text:p>55.93251533742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.6993865030675">
                <text:p>55.69938650306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5.4662576687117">
                <text:p>55.4662576687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5.2331288343558">
                <text:p>55.23312883435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.4230769230769">
                <text:p>56.42307692307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.8461538461538">
                <text:p>57.84615384615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9.2692307692308">
                <text:p>59.2692307692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6923076923077">
                <text:p>60.69230769230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1153846153846">
                <text:p>62.11538461538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5384615384615">
                <text:p>63.53846153846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4.9615384615385">
                <text:p>64.96153846153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.3846153846154">
                <text:p>66.38461538461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7.8076923076923">
                <text:p>67.80769230769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.2307692307692">
                <text:p>69.23076923076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.6538461538462">
                <text:p>70.65384615384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.0769230769231">
                <text:p>72.07692307692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.9230769230769">
                <text:p>74.92307692307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.3461538461538">
                <text:p>76.34615384615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7692307692308">
                <text:p>77.76923076923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1923076923077">
                <text:p>79.19230769230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6153846153846">
                <text:p>80.61538461538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2.0384615384615">
                <text:p>82.03846153846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.4615384615385">
                <text:p>83.4615384615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4.8846153846154">
                <text:p>84.8846153846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6.3076923076923">
                <text:p>86.30769230769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7.7307692307692">
                <text:p>87.73076923076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.1538461538462">
                <text:p>89.15384615384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.5769230769231">
                <text:p>90.5769230769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.4347826086957">
                <text:p>91.43478260869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.8695652173913">
                <text:p>90.86956521739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.304347826087">
                <text:p>90.3043478260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9.7391304347826">
                <text:p>89.73913043478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9.1739130434783">
                <text:p>89.17391304347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8.6086956521739">
                <text:p>88.60869565217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8.0434782608696">
                <text:p>88.04347826086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7.4782608695652">
                <text:p>87.47826086956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6.9130434782609">
                <text:p>86.91304347826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.3478260869565">
                <text:p>86.34782608695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5.7826086956522">
                <text:p>85.78260869565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5.2173913043478">
                <text:p>85.21739130434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.6521739130435">
                <text:p>84.65217391304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0869565217391">
                <text:p>84.08695652173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3.5217391304348">
                <text:p>83.52173913043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2.9565217391304">
                <text:p>82.95652173913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2.3913043478261">
                <text:p>82.39130434782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1.8260869565217">
                <text:p>81.82608695652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1.2608695652174">
                <text:p>81.26086956521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0.695652173913">
                <text:p>80.6956521739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0.1304347826087">
                <text:p>80.13043478260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9.5652173913043">
                <text:p>79.56521739130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8.4347826086957">
                <text:p>78.43478260869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.8695652173913">
                <text:p>77.86956521739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.304347826087">
                <text:p>77.3043478260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6.7391304347826">
                <text:p>76.73913043478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.1739130434783">
                <text:p>76.17391304347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.6086956521739">
                <text:p>75.60869565217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.0434782608696">
                <text:p>75.04347826086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4.4782608695652">
                <text:p>74.47826086956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.9130434782609">
                <text:p>73.91304347826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.3478260869565">
                <text:p>73.34782608695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2.7826086956522">
                <text:p>72.78260869565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.2173913043478">
                <text:p>72.21739130434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1.6521739130435">
                <text:p>71.65217391304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1.0869565217391">
                <text:p>71.08695652173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.5217391304348">
                <text:p>70.52173913043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.9565217391304">
                <text:p>69.95652173913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.3913043478261">
                <text:p>69.39130434782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.8260869565217">
                <text:p>68.82608695652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.2608695652174">
                <text:p>68.26086956521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.6956521739131">
                <text:p>67.6956521739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.1304347826087">
                <text:p>67.13043478260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6.5652173913044">
                <text:p>66.5652173913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.4347826086957">
                <text:p>65.43478260869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.8695652173913">
                <text:p>64.86956521739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.304347826087">
                <text:p>64.3043478260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7391304347826">
                <text:p>63.73913043478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1739130434783">
                <text:p>63.17391304347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.6086956521739">
                <text:p>62.60869565217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.0434782608696">
                <text:p>62.04347826086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.4782608695652">
                <text:p>61.4782608695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.9130434782609">
                <text:p>60.91304347826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.3478260869565">
                <text:p>60.34782608695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.7826086956522">
                <text:p>59.78260869565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.2173913043478">
                <text:p>59.21739130434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.6521739130435">
                <text:p>58.65217391304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.0869565217391">
                <text:p>58.08695652173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7.5217391304348">
                <text:p>57.52173913043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.9565217391304">
                <text:p>56.95652173913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3913043478261">
                <text:p>56.39130434782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5.8260869565217">
                <text:p>55.82608695652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5.2608695652174">
                <text:p>55.26086956521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.695652173913">
                <text:p>54.6956521739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.1304347826087">
                <text:p>54.13043478260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3.5652173913044">
                <text:p>53.56521739130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.3846153846154">
                <text:p>54.38461538461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.7692307692308">
                <text:p>55.76923076923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1538461538462">
                <text:p>57.15384615384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.5384615384615">
                <text:p>58.53846153846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.9230769230769">
                <text:p>59.92307692307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.3076923076923">
                <text:p>61.30769230769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.6923076923077">
                <text:p>62.69230769230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0769230769231">
                <text:p>64.07692307692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4615384615385">
                <text:p>65.46153846153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.8461538461538">
                <text:p>66.84615384615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.2307692307692">
                <text:p>68.23076923076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.6153846153846">
                <text:p>69.61538461538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2.3846153846154">
                <text:p>72.38461538461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3.7692307692308">
                <text:p>73.76923076923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.1538461538462">
                <text:p>75.15384615384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6.5384615384616">
                <text:p>76.53846153846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7.9230769230769">
                <text:p>77.92307692307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.3076923076923">
                <text:p>79.30769230769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.6923076923077">
                <text:p>80.69230769230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2.0769230769231">
                <text:p>82.07692307692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.4615384615385">
                <text:p>83.46153846153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4.8461538461538">
                <text:p>84.84615384615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6.2307692307692">
                <text:p>86.23076923076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7.6153846153846">
                <text:p>87.61538461538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8.6696428571429">
                <text:p>88.66964285714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.3392857142857">
                <text:p>88.33928571428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8.0089285714286">
                <text:p>88.00892857142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7.6785714285714">
                <text:p>87.67857142857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7.3482142857143">
                <text:p>87.34821428571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7.0178571428571">
                <text:p>87.01785714285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6.6875">
                <text:p>86.68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6.3571428571429">
                <text:p>86.35714285714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6.0267857142857">
                <text:p>86.02678571428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.6964285714286">
                <text:p>85.69642857142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5.3660714285714">
                <text:p>85.3660714285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.0357142857143">
                <text:p>85.03571428571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4.7053571428571">
                <text:p>84.70535714285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0446428571429">
                <text:p>84.04464285714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.7142857142857">
                <text:p>83.71428571428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.3839285714286">
                <text:p>83.38392857142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.0535714285714">
                <text:p>83.0535714285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2.7232142857143">
                <text:p>82.72321428571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2.3928571428571">
                <text:p>82.39285714285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1.7321428571429">
                <text:p>81.73214285714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1.4017857142857">
                <text:p>81.40178571428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1.0714285714286">
                <text:p>81.07142857142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0.7410714285714">
                <text:p>80.74107142857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.4107142857143">
                <text:p>80.41071428571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0.0803571428571">
                <text:p>80.08035714285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9.4196428571429">
                <text:p>79.41964285714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.0892857142857">
                <text:p>79.08928571428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.7589285714286">
                <text:p>78.75892857142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.4285714285714">
                <text:p>78.42857142857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.0982142857143">
                <text:p>78.09821428571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7.7678571428571">
                <text:p>77.76785714285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7.4375">
                <text:p>77.4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.1071428571429">
                <text:p>77.10714285714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6.7767857142857">
                <text:p>76.77678571428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6.4464285714286">
                <text:p>76.44642857142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.1160714285714">
                <text:p>76.11607142857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.7857142857143">
                <text:p>75.78571428571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.4553571428571">
                <text:p>75.45535714285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.125">
                <text:p>75.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4.7946428571429">
                <text:p>74.79464285714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4.4642857142857">
                <text:p>74.46428571428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4.1339285714286">
                <text:p>74.13392857142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.8035714285714">
                <text:p>73.80357142857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.4732142857143">
                <text:p>73.47321428571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.1428571428571">
                <text:p>73.14285714285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2.8125">
                <text:p>72.81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2.4821428571429">
                <text:p>72.48214285714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.1517857142857">
                <text:p>72.15178571428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1.8214285714286">
                <text:p>71.82142857142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.4910714285714">
                <text:p>71.49107142857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1.1607142857143">
                <text:p>71.1607142857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.8303571428571">
                <text:p>70.83035714285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.1696428571429">
                <text:p>70.16964285714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.8392857142857">
                <text:p>69.8392857142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.5089285714286">
                <text:p>69.50892857142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.1785714285714">
                <text:p>69.17857142857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.8482142857143">
                <text:p>68.84821428571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8.5178571428571">
                <text:p>68.51785714285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.1875">
                <text:p>68.1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.8571428571429">
                <text:p>67.85714285714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.5267857142857">
                <text:p>67.52678571428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.1964285714286">
                <text:p>67.19642857142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8660714285714">
                <text:p>66.86607142857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5357142857143">
                <text:p>66.53571428571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2053571428571">
                <text:p>66.20535714285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5.875">
                <text:p>65.8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5.5446428571429">
                <text:p>65.5446428571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5.2142857142857">
                <text:p>65.21428571428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.8839285714286">
                <text:p>64.88392857142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.5535714285714">
                <text:p>64.55357142857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.2232142857143">
                <text:p>64.22321428571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3.8928571428571">
                <text:p>63.89285714285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3.5625">
                <text:p>63.5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.2321428571429">
                <text:p>63.23214285714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2.9017857142857">
                <text:p>62.90178571428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.5714285714286">
                <text:p>62.57142857142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2.2410714285714">
                <text:p>62.24107142857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.9107142857143">
                <text:p>61.91071428571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1.5803571428571">
                <text:p>61.58035714285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0.9196428571429">
                <text:p>60.91964285714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0.5892857142857">
                <text:p>60.58928571428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0.2589285714286">
                <text:p>60.25892857142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.9285714285714">
                <text:p>59.92857142857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9.5982142857143">
                <text:p>59.59821428571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9.2678571428571">
                <text:p>59.26785714285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.9375">
                <text:p>58.9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8.6071428571429">
                <text:p>58.60714285714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8.2767857142857">
                <text:p>58.27678571428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7.9464285714286">
                <text:p>57.94642857142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7.6160714285714">
                <text:p>57.61607142857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7.2857142857143">
                <text:p>57.28571428571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6.9553571428571">
                <text:p>56.95535714285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6.2946428571429">
                <text:p>56.29464285714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5.9642857142857">
                <text:p>55.96428571428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5.6339285714286">
                <text:p>55.63392857142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5.3035714285714">
                <text:p>55.30357142857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.9732142857143">
                <text:p>54.97321428571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6428571428571">
                <text:p>54.64285714285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4.3125">
                <text:p>54.3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3.9821428571429">
                <text:p>53.9821428571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3.6517857142857">
                <text:p>53.65178571428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3.3214285714286">
                <text:p>53.32142857142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2.9910714285714">
                <text:p>52.99107142857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.6607142857143">
                <text:p>52.66071428571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2.3303571428571">
                <text:p>52.33035714285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.1609195402299">
                <text:p>52.16091954022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2.3218390804598">
                <text:p>52.32183908045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827586206897">
                <text:p>52.48275862068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.6436781609195">
                <text:p>52.64367816091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.8045977011494">
                <text:p>52.80459770114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.9655172413793">
                <text:p>52.96551724137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3.1264367816092">
                <text:p>53.12643678160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3.2873563218391">
                <text:p>53.28735632183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3.448275862069">
                <text:p>53.4482758620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3.6091954022989">
                <text:p>53.60919540229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.7701149425287">
                <text:p>53.77011494252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3.9310344827586">
                <text:p>53.93103448275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4.0919540229885">
                <text:p>54.09195402298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4.2528735632184">
                <text:p>54.25287356321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4.4137931034483">
                <text:p>54.41379310344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4.5747126436782">
                <text:p>54.57471264367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4.735632183908">
                <text:p>54.7356321839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4.8965517241379">
                <text:p>54.89655172413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5.0574712643678">
                <text:p>55.05747126436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.2183908045977">
                <text:p>55.21839080459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.3793103448276">
                <text:p>55.37931034482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5.5402298850575">
                <text:p>55.54022988505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.7011494252874">
                <text:p>55.701149425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5.8620689655172">
                <text:p>55.86206896551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6.0229885057471">
                <text:p>56.02298850574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6.183908045977">
                <text:p>56.1839080459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6.3448275862069">
                <text:p>56.34482758620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6.5057471264368">
                <text:p>56.50574712643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6.8275862068966">
                <text:p>56.82758620689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6.9885057471264">
                <text:p>56.98850574712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.1494252873563">
                <text:p>57.14942528735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7.3103448275862">
                <text:p>57.31034482758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.4712643678161">
                <text:p>57.471264367816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.632183908046">
                <text:p>57.6321839080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.7931034482759">
                <text:p>57.79310344827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7.9540229885058">
                <text:p>57.95402298850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8.1149425287356">
                <text:p>58.11494252873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8.2758620689655">
                <text:p>58.27586206896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8.4367816091954">
                <text:p>58.43678160919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.5977011494253">
                <text:p>58.59770114942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8.7586206896552">
                <text:p>58.75862068965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8.9195402298851">
                <text:p>58.91954022988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9.0804597701149">
                <text:p>59.08045977011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9.2413793103448">
                <text:p>59.24137931034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9.4022988505747">
                <text:p>59.40229885057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9.5632183908046">
                <text:p>59.56321839080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9.7241379310345">
                <text:p>59.7241379310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9.8850574712644">
                <text:p>59.88505747126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.0459770114943">
                <text:p>60.04597701149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.2068965517241">
                <text:p>60.20689655172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.367816091954">
                <text:p>60.3678160919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0.5287356321839">
                <text:p>60.52873563218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.6896551724138">
                <text:p>60.68965517241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0.8505747126437">
                <text:p>60.85057471264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1.0114942528736">
                <text:p>61.01149425287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1.1724137931035">
                <text:p>61.17241379310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.4942528735632">
                <text:p>61.49425287356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1.6551724137931">
                <text:p>61.65517241379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.816091954023">
                <text:p>61.8160919540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.9770114942529">
                <text:p>61.97701149425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2.1379310344828">
                <text:p>62.13793103448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.2988505747126">
                <text:p>62.29885057471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.4597701149425">
                <text:p>62.45977011494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.6206896551724">
                <text:p>62.62068965517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.7816091954023">
                <text:p>62.78160919540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.9425287356322">
                <text:p>62.94252873563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3.1034482758621">
                <text:p>63.10344827586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3.264367816092">
                <text:p>63.2643678160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3.4252873563218">
                <text:p>63.42528735632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3.5862068965517">
                <text:p>63.58620689655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3.7471264367816">
                <text:p>63.74712643678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.9080459770115">
                <text:p>63.90804597701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4.0689655172414">
                <text:p>64.06896551724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4.2298850574713">
                <text:p>64.22988505747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4.3908045977012">
                <text:p>64.39080459770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4.551724137931">
                <text:p>64.5517241379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4.7126436781609">
                <text:p>64.71264367816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4.8735632183908">
                <text:p>64.87356321839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5.0344827586207">
                <text:p>65.03448275862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5.1954022988506">
                <text:p>65.19540229885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5.3563218390805">
                <text:p>65.35632183908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5.5172413793104">
                <text:p>65.51724137931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5.6781609195402">
                <text:p>65.67816091954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5.8390804597701">
                <text:p>65.83908045977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6.1609195402299">
                <text:p>66.16091954022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6.3218390804598">
                <text:p>66.3218390804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6.4827586206897">
                <text:p>66.48275862068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6.6436781609195">
                <text:p>66.64367816091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6.8045977011494">
                <text:p>66.80459770114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6.9655172413793">
                <text:p>66.96551724137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7.1264367816092">
                <text:p>67.12643678160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.2873563218391">
                <text:p>67.28735632183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7.448275862069">
                <text:p>67.4482758620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7.6091954022989">
                <text:p>67.60919540229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7.7701149425287">
                <text:p>67.77011494252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7.9310344827586">
                <text:p>67.93103448275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8.0919540229885">
                <text:p>68.09195402298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.2528735632184">
                <text:p>68.25287356321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8.4137931034483">
                <text:p>68.41379310344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8.5747126436782">
                <text:p>68.57471264367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8.7356321839081">
                <text:p>68.73563218390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8.8965517241379">
                <text:p>68.89655172413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9.0574712643678">
                <text:p>69.05747126436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9.2183908045977">
                <text:p>69.21839080459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9.3793103448276">
                <text:p>69.37931034482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9.5402298850575">
                <text:p>69.5402298850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9.7011494252874">
                <text:p>69.70114942528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9.8620689655172">
                <text:p>69.86206896551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0.0229885057471">
                <text:p>70.02298850574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.183908045977">
                <text:p>70.1839080459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0.3448275862069">
                <text:p>70.34482758620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0.5057471264368">
                <text:p>70.50574712643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0.8275862068966">
                <text:p>70.82758620689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0.9885057471264">
                <text:p>70.98850574712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1.1494252873563">
                <text:p>71.14942528735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1.3103448275862">
                <text:p>71.31034482758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1.4712643678161">
                <text:p>71.47126436781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1.632183908046">
                <text:p>71.6321839080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.7931034482759">
                <text:p>71.79310344827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1.9540229885058">
                <text:p>71.95402298850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2.1149425287356">
                <text:p>72.11494252873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2.2758620689655">
                <text:p>72.27586206896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2.4367816091954">
                <text:p>72.43678160919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2.5977011494253">
                <text:p>72.597701149425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2.7586206896552">
                <text:p>72.75862068965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2.9195402298851">
                <text:p>72.91954022988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.0804597701149">
                <text:p>73.08045977011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3.2413793103448">
                <text:p>73.24137931034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3.4022988505747">
                <text:p>73.40229885057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3.5632183908046">
                <text:p>73.56321839080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3.7241379310345">
                <text:p>73.72413793103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.8850574712644">
                <text:p>73.88505747126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4.0459770114942">
                <text:p>74.04597701149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4.2068965517241">
                <text:p>74.20689655172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.367816091954">
                <text:p>74.3678160919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4.5287356321839">
                <text:p>74.52873563218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4.6896551724138">
                <text:p>74.68965517241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4.8505747126437">
                <text:p>74.85057471264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5.0114942528736">
                <text:p>75.01149425287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5.1724137931034">
                <text:p>75.17241379310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5.4942528735632">
                <text:p>75.49425287356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5.6551724137931">
                <text:p>75.65517241379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5.816091954023">
                <text:p>75.8160919540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5.9770114942529">
                <text:p>75.97701149425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6.1379310344828">
                <text:p>76.13793103448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6.2988505747127">
                <text:p>76.29885057471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6.4597701149425">
                <text:p>76.45977011494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6.6206896551724">
                <text:p>76.62068965517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6.7816091954023">
                <text:p>76.78160919540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6.9425287356322">
                <text:p>76.94252873563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7.1034482758621">
                <text:p>77.10344827586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7.264367816092">
                <text:p>77.2643678160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7.4252873563218">
                <text:p>77.42528735632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7.5862068965517">
                <text:p>77.58620689655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7.7471264367816">
                <text:p>77.74712643678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7.9080459770115">
                <text:p>77.90804597701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8.0689655172414">
                <text:p>78.06896551724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8.2298850574713">
                <text:p>78.22988505747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8.3908045977011">
                <text:p>78.39080459770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.551724137931">
                <text:p>78.5517241379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8.7126436781609">
                <text:p>78.71264367816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8.8735632183908">
                <text:p>78.87356321839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9.0344827586207">
                <text:p>79.03448275862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.1954022988506">
                <text:p>79.19540229885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9.3563218390805">
                <text:p>79.35632183908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9.5172413793104">
                <text:p>79.51724137931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9.6781609195402">
                <text:p>79.6781609195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9.8390804597701">
                <text:p>79.83908045977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384cm" svg:height="7cm" chart:class="chart:line" chart:style-name="ch1">
        <chart:plot-area chart:style-name="ch2" table:cell-range-address="Sheet2.B2:Sheet2.C13" chart:data-source-has-labels="column" svg:x="0.227cm" svg:y="0.14cm" svg:width="10.93cm" svg:height="6.72cm">
          <chart:axis chart:dimension="x" chart:name="primary-x" chart:style-name="ch3">
            <chart:categories table:cell-range-address="Sheet2.B2:Sheet2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C2:Sheet2.C13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2.B2:Sheet2.B13">768</text:p>
              </table:table-cell>
              <table:table-cell office:value-type="float" office:value="60">
                <text:p text:id="Sheet2.C2:Sheet2.C13">6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3.632cm" svg:height="6.987cm" chart:class="chart:line" chart:style-name="ch1">
        <chart:plot-area chart:style-name="ch2" table:cell-range-address="Sheet2.B2:Sheet2.B13 Sheet2.E2:Sheet2.E13" chart:data-source-has-labels="column" svg:x="0.272cm" svg:y="0.139cm" svg:width="13.088cm" svg:height="6.709cm">
          <chart:axis chart:dimension="x" chart:name="primary-x" chart:style-name="ch3">
            <chart:categories table:cell-range-address="Sheet2.B2:Sheet2.B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E2:Sheet2.E13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2.B2:Sheet2.B13">768</text:p>
              </table:table-cell>
              <table:table-cell office:value-type="float" office:value="60">
                <text:p text:id="Sheet2.E2:Sheet2.E13">6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20920">
                <text:p>92092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53750">
                <text:p>45375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23768">
                <text:p>8237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07104">
                <text:p>507104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580725">
                <text:p>580725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412308">
                <text:p>412308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622320">
                <text:p>622320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